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8.042cm"/>
    </style:style>
    <style:style style:name="co3" style:family="table-column">
      <style:table-column-properties fo:break-before="auto" style:column-width="4.447cm"/>
    </style:style>
    <style:style style:name="co4" style:family="table-column">
      <style:table-column-properties fo:break-before="auto" style:column-width="2.378cm"/>
    </style:style>
    <style:style style:name="co5" style:family="table-column">
      <style:table-column-properties fo:break-before="auto" style:column-width="3.029cm"/>
    </style:style>
    <style:style style:name="co6" style:family="table-column">
      <style:table-column-properties fo:break-before="auto" style:column-width="17.083cm"/>
    </style:style>
    <style:style style:name="co7" style:family="table-column">
      <style:table-column-properties fo:break-before="auto" style:column-width="19.916cm"/>
    </style:style>
    <style:style style:name="co8" style:family="table-column">
      <style:table-column-properties fo:break-before="auto" style:column-width="23.59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99ff" style:text-align-source="fix" style:repeat-content="false"/>
      <style:paragraph-properties fo:text-align="center" fo:margin-left="0cm"/>
    </style:style>
    <style:style style:name="ce3" style:family="table-cell" style:parent-style-name="Default">
      <style:table-cell-properties fo:background-color="#ffff99" style:text-align-source="fix" style:repeat-content="false"/>
      <style:paragraph-properties fo:text-align="center" fo:margin-left="0cm"/>
    </style:style>
    <style:style style:name="ce4" style:family="table-cell" style:parent-style-name="Default">
      <style:table-cell-properties fo:background-color="#00ccff" style:text-align-source="fix" style:repeat-content="false"/>
      <style:paragraph-properties fo:text-align="center" fo:margin-left="0cm"/>
    </style:style>
    <style:style style:name="ce5" style:family="table-cell" style:parent-style-name="Default">
      <style:table-cell-properties fo:background-color="#ff3333" style:text-align-source="fix" style:repeat-content="false"/>
      <style:paragraph-properties fo:text-align="center" fo:margin-left="0cm"/>
    </style:style>
    <style:style style:name="ce6" style:family="table-cell" style:parent-style-name="Default">
      <style:table-cell-properties fo:background-color="#579d1c" style:text-align-source="fix" style:repeat-content="false"/>
      <style:paragraph-properties fo:text-align="center" fo:margin-left="0cm"/>
    </style:style>
    <style:style style:name="ce7" style:family="table-cell" style:parent-style-name="Default">
      <style:table-cell-properties fo:background-color="#ff99ff"/>
    </style:style>
    <style:style style:name="ce8" style:family="table-cell" style:parent-style-name="Default">
      <style:table-cell-properties fo:background-color="#ffff99"/>
    </style:style>
    <style:style style:name="ce9" style:family="table-cell" style:parent-style-name="Default">
      <style:table-cell-properties fo:background-color="#00ccff"/>
    </style:style>
    <style:style style:name="ce10" style:family="table-cell" style:parent-style-name="Default">
      <style:table-cell-properties fo:background-color="#ff3333"/>
    </style:style>
    <style:style style:name="ce11" style:family="table-cell" style:parent-style-name="Default">
      <style:table-cell-properties fo:background-color="#579d1c"/>
    </style:style>
    <style:style style:name="gr1" style:family="graphic">
      <style:graphic-properties draw:marker-start="Arrowheads_20_1" draw:marker-start-width="0.2cm" draw:marker-start-center="false" draw:fill="solid" draw:fill-color="#ffffc0" draw:auto-grow-height="true" draw:auto-grow-width="false" fo:min-height="5.114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517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717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44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274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5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43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3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table-cell office:value-type="string" calcext:value-type="string">
            <text:p>MUTANT</text:p>
          </table:table-cell>
          <table:table-cell office:value-type="string" calcext:value-type="string">
            <text:p>ANATLYSER</text:p>
          </table:table-cell>
          <table:table-cell office:value-type="string" calcext:value-type="string">
            <text:p>EXECUTION</text:p>
          </table:table-cell>
          <table:table-cell office:value-type="string" calcext:value-type="string">
            <text:p>RESULT</text:p>
          </table:table-cell>
          <table:table-cell office:value-type="string" calcext:value-type="string">
            <text:p>AN. OUTPUT</text:p>
          </table:table-cell>
          <table:table-cell office:value-type="string" calcext:value-type="string">
            <text:p>EX. OUTPUT</text:p>
          </table:table-cell>
          <table:table-cell office:value-type="string" calcext:value-type="string">
            <text:p>AN. EXCEPTION</text:p>
          </table:table-cell>
          <table:table-cell table:number-columns-repeated="1016"/>
        </table:table-row>
        <table:table-row table:style-name="ro1">
          <table:table-cell table:style-name="ce2" office:value-type="string" calcext:value-type="string">
            <text:p>R</text:p>
          </table:table-cell>
          <table:table-cell table:style-name="ce7" office:value-type="string" calcext:value-type="string">
            <office:annotation draw:style-name="gr1" draw:text-style-name="P1" svg:width="9.139cm" svg:height="5.314cm" svg:x="9.594cm" svg:y="0cm" draw:caption-point-x="-0.61cm" draw:caption-point-y="0.461cm">
              <dc:date>2015-12-01T00:00:00</dc:date>
              <text:p text:style-name="P1"><text:span text:style-name="T1">Example in which the true positive is “correct”, but anatlyzer and test approaches show the error in different places. In fact, anATLyzer is more precise, because it shows the “root” of the error, not the place in which it happens.</text:span></text:p>
            </office:annotation>
            <text:p>ArgumentTypeModification_mutant1.atl</text:p>
          </table:table-cell>
          <table:table-cell table:number-columns-repeated="2" table:style-name="ce7" office:value-type="string" calcext:value-type="string">
            <text:p>error</text:p>
          </table:table-cell>
          <table:table-cell table:style-name="ce7" table:formula="of:=IF(AND([.C2]=&quot;error&quot;;[.D2]=&quot;error&quot;); &quot;true positive&quot;; IF(AND([.C2]=&quot;correct&quot;;[.D2]=&quot;correct&quot;); &quot;true negative&quot;; IF(AND([.C2]=&quot;error&quot;;[.D2]=&quot;correct&quot;); &quot;false positive&quot;; IF(AND([.C2]=&quot;correct&quot;;[.D2]=&quot;error&quot;); &quot;false negative&quot;; &quot;unknown&quot;))))" office:value-type="string" office:string-value="true positive" calcext:value-type="string">
            <text:p>true positive</text:p>
          </table:table-cell>
          <table:table-cell table:style-name="ce7" office:value-type="string" calcext:value-type="string">
            <text:p>In resolveTemp - no output pattern n in rule(s): <text:s text:c="2"/>MachineToPlaces 54:1-71:2 <text:s/>(STATICALLY_CONFIRMED)</text:p>
          </table:table-cell>
          <table:table-cell table:style-name="ce7" office:value-type="string" calcext:value-type="string">
            <text:p>Unable to access transitions on OclUndefined;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10.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quot;error&quot;;[.D3]=&quot;error&quot;); &quot;true positive&quot;; IF(AND([.C3]=&quot;correct&quot;;[.D3]=&quot;correct&quot;); &quot;true negative&quot;; IF(AND([.C3]=&quot;error&quot;;[.D3]=&quot;correct&quot;); &quot;false positive&quot;; IF(AND([.C3]=&quot;correct&quot;;[.D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1.atl</text:p>
          </table:table-cell>
          <table:table-cell table:number-columns-repeated="2" table:style-name="ce9" office:value-type="string" calcext:value-type="string">
            <text:p>correct</text:p>
          </table:table-cell>
          <table:table-cell table:style-name="ce9" table:formula="of:=IF(AND([.C4]=&quot;error&quot;;[.D4]=&quot;error&quot;); &quot;true positive&quot;; IF(AND([.C4]=&quot;correct&quot;;[.D4]=&quot;correct&quot;); &quot;true negative&quot;; IF(AND([.C4]=&quot;error&quot;;[.D4]=&quot;correct&quot;); &quot;false positive&quot;; IF(AND([.C4]=&quot;correct&quot;;[.D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5]=&quot;error&quot;;[.D5]=&quot;error&quot;); &quot;true positive&quot;; IF(AND([.C5]=&quot;correct&quot;;[.D5]=&quot;correct&quot;); &quot;true negative&quot;; IF(AND([.C5]=&quot;error&quot;;[.D5]=&quot;correct&quot;); &quot;false positive&quot;; IF(AND([.C5]=&quot;correct&quot;;[.D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6]=&quot;error&quot;;[.D6]=&quot;error&quot;); &quot;true positive&quot;; IF(AND([.C6]=&quot;correct&quot;;[.D6]=&quot;correct&quot;); &quot;true negative&quot;; IF(AND([.C6]=&quot;error&quot;;[.D6]=&quot;correct&quot;); &quot;false positive&quot;; IF(AND([.C6]=&quot;correct&quot;;[.D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4"/>
          <table:table-cell table:style-name="ce9" office:value-type="string" calcext:value-type="string">
            <text:p>ArgumentTypeModification_mutant14.atl</text:p>
          </table:table-cell>
          <table:table-cell table:number-columns-repeated="2" table:style-name="ce9" office:value-type="string" calcext:value-type="string">
            <text:p>correct</text:p>
          </table:table-cell>
          <table:table-cell table:style-name="ce9" table:formula="of:=IF(AND([.C7]=&quot;error&quot;;[.D7]=&quot;error&quot;); &quot;true positive&quot;; IF(AND([.C7]=&quot;correct&quot;;[.D7]=&quot;correct&quot;); &quot;true negative&quot;; IF(AND([.C7]=&quot;error&quot;;[.D7]=&quot;correct&quot;); &quot;false positive&quot;; IF(AND([.C7]=&quot;correct&quot;;[.D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8]=&quot;error&quot;;[.D8]=&quot;error&quot;); &quot;true positive&quot;; IF(AND([.C8]=&quot;correct&quot;;[.D8]=&quot;correct&quot;); &quot;true negative&quot;; IF(AND([.C8]=&quot;error&quot;;[.D8]=&quot;correct&quot;); &quot;false positive&quot;; IF(AND([.C8]=&quot;correct&quot;;[.D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3"/>
          <table:table-cell table:style-name="ce8" office:value-type="string" calcext:value-type="string">
            <text:p>ArgumentTypeModification_mutant1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9]=&quot;error&quot;;[.D9]=&quot;error&quot;); &quot;true positive&quot;; IF(AND([.C9]=&quot;correct&quot;;[.D9]=&quot;correct&quot;); &quot;true negative&quot;; IF(AND([.C9]=&quot;error&quot;;[.D9]=&quot;correct&quot;); &quot;false positive&quot;; IF(AND([.C9]=&quot;correct&quot;;[.D9]=&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7.atl</text:p>
          </table:table-cell>
          <table:table-cell table:number-columns-repeated="2" table:style-name="ce9" office:value-type="string" calcext:value-type="string">
            <text:p>correct</text:p>
          </table:table-cell>
          <table:table-cell table:style-name="ce9" table:formula="of:=IF(AND([.C10]=&quot;error&quot;;[.D10]=&quot;error&quot;); &quot;true positive&quot;; IF(AND([.C10]=&quot;correct&quot;;[.D10]=&quot;correct&quot;); &quot;true negative&quot;; IF(AND([.C10]=&quot;error&quot;;[.D10]=&quot;correct&quot;); &quot;false positive&quot;; IF(AND([.C10]=&quot;correct&quot;;[.D10]=&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quot;error&quot;;[.D11]=&quot;error&quot;); &quot;true positive&quot;; IF(AND([.C11]=&quot;correct&quot;;[.D11]=&quot;correct&quot;); &quot;true negative&quot;; IF(AND([.C11]=&quot;error&quot;;[.D11]=&quot;correct&quot;); &quot;false positive&quot;; IF(AND([.C11]=&quot;correct&quot;;[.D11]=&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2]=&quot;error&quot;;[.D12]=&quot;error&quot;); &quot;true positive&quot;; IF(AND([.C12]=&quot;correct&quot;;[.D12]=&quot;correct&quot;); &quot;true negative&quot;; IF(AND([.C12]=&quot;error&quot;;[.D12]=&quot;correct&quot;); &quot;false positive&quot;; IF(AND([.C12]=&quot;correct&quot;;[.D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atl</text:p>
          </table:table-cell>
          <table:table-cell table:number-columns-repeated="2" office:value-type="string" calcext:value-type="string">
            <text:p>error</text:p>
          </table:table-cell>
          <table:table-cell table:formula="of:=IF(AND([.C13]=&quot;error&quot;;[.D13]=&quot;error&quot;); &quot;true positive&quot;; IF(AND([.C13]=&quot;correct&quot;;[.D13]=&quot;correct&quot;); &quot;true negative&quot;; IF(AND([.C13]=&quot;error&quot;;[.D13]=&quot;correct&quot;); &quot;false positive&quot;; IF(AND([.C13]=&quot;correct&quot;;[.D13]=&quot;error&quot;); &quot;false negative&quot;; &quot;unknown&quot;))))" office:value-type="string" office:string-value="true positive" calcext:value-type="string">
            <text:p>true positive</text:p>
          </table:table-cell>
          <table:table-cell office:value-type="string" calcext:value-type="string">
            <text:p>In resolveTemp - no output pattern n in rule(s): <text:s text:c="2"/>MachineToPlaces 54:1-71:2 <text:s/>(STATICALLY_CONFIRMED)</text:p>
          </table:table-cell>
          <table:table-cell office:value-type="string" calcext:value-type="string">
            <text:p>Unable to access arcs on OclUndefined; witness m1019.model</text:p>
          </table:table-cell>
          <table:table-cell table:number-columns-repeated="1017"/>
        </table:table-row>
        <table:table-row table:style-name="ro1">
          <table:table-cell table:style-name="ce4"/>
          <table:table-cell table:style-name="ce9" office:value-type="string" calcext:value-type="string">
            <text:p>ArgumentTypeModification_mutant20.atl</text:p>
          </table:table-cell>
          <table:table-cell table:number-columns-repeated="2" table:style-name="ce9" office:value-type="string" calcext:value-type="string">
            <text:p>correct</text:p>
          </table:table-cell>
          <table:table-cell table:style-name="ce9" table:formula="of:=IF(AND([.C14]=&quot;error&quot;;[.D14]=&quot;error&quot;); &quot;true positive&quot;; IF(AND([.C14]=&quot;correct&quot;;[.D14]=&quot;correct&quot;); &quot;true negative&quot;; IF(AND([.C14]=&quot;error&quot;;[.D14]=&quot;correct&quot;); &quot;false positive&quot;; IF(AND([.C14]=&quot;correct&quot;;[.D1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2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5]=&quot;error&quot;;[.D15]=&quot;error&quot;); &quot;true positive&quot;; IF(AND([.C15]=&quot;correct&quot;;[.D15]=&quot;correct&quot;); &quot;true negative&quot;; IF(AND([.C15]=&quot;error&quot;;[.D15]=&quot;correct&quot;); &quot;false positive&quot;; IF(AND([.C15]=&quot;correct&quot;;[.D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2.atl</text:p>
          </table:table-cell>
          <table:table-cell table:number-columns-repeated="2" office:value-type="string" calcext:value-type="string">
            <text:p>correct</text:p>
          </table:table-cell>
          <table:table-cell table:formula="of:=IF(AND([.C16]=&quot;error&quot;;[.D16]=&quot;error&quot;); &quot;true positive&quot;; IF(AND([.C16]=&quot;correct&quot;;[.D16]=&quot;correct&quot;); &quot;true negative&quot;; IF(AND([.C16]=&quot;error&quot;;[.D16]=&quot;correct&quot;); &quot;false positive&quot;; IF(AND([.C16]=&quot;correct&quot;;[.D1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office:value-type="string" calcext:value-type="string">
            <text:p>R</text:p>
          </table:table-cell>
          <table:table-cell table:style-name="ce8" office:value-type="string" calcext:value-type="string">
            <office:annotation draw:style-name="gr2" draw:text-style-name="P1" svg:width="11.391cm" svg:height="2.717cm" svg:x="9.594cm" svg:y="5.724cm" draw:caption-point-x="-0.61cm" draw:caption-point-y="1.51cm">
              <dc:date>2015-12-01T00:00:00</dc:date>
              <text:p text:style-name="P1"><text:span text:style-name="T1">It is a warning, but an “important one” because it is a clear smell that code is not going to work as expected</text:span></text:p>
            </office:annotation>
            <text:p>ArgumentTypeModification_mutant2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7]=&quot;error&quot;;[.D17]=&quot;error&quot;); &quot;true positive&quot;; IF(AND([.C17]=&quot;correct&quot;;[.D17]=&quot;correct&quot;); &quot;true negative&quot;; IF(AND([.C17]=&quot;error&quot;;[.D17]=&quot;correct&quot;); &quot;false positive&quot;; IF(AND([.C17]=&quot;correct&quot;;[.D17]=&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I</text:p>
          </table:table-cell>
          <table:table-cell table:style-name="ce8" table:number-columns-repeated="1018"/>
        </table:table-row>
        <table:table-row table:style-name="ro1">
          <table:table-cell/>
          <table:table-cell office:value-type="string" calcext:value-type="string">
            <text:p>ArgumentTypeModification_mutant24.atl</text:p>
          </table:table-cell>
          <table:table-cell table:number-columns-repeated="2" office:value-type="string" calcext:value-type="string">
            <text:p>correct</text:p>
          </table:table-cell>
          <table:table-cell table:formula="of:=IF(AND([.C18]=&quot;error&quot;;[.D18]=&quot;error&quot;); &quot;true positive&quot;; IF(AND([.C18]=&quot;correct&quot;;[.D18]=&quot;correct&quot;); &quot;true negative&quot;; IF(AND([.C18]=&quot;error&quot;;[.D18]=&quot;correct&quot;); &quot;false positive&quot;; IF(AND([.C18]=&quot;correct&quot;;[.D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5.atl</text:p>
          </table:table-cell>
          <table:table-cell table:number-columns-repeated="2" table:style-name="ce9" office:value-type="string" calcext:value-type="string">
            <text:p>correct</text:p>
          </table:table-cell>
          <table:table-cell table:style-name="ce9" table:formula="of:=IF(AND([.C19]=&quot;error&quot;;[.D19]=&quot;error&quot;); &quot;true positive&quot;; IF(AND([.C19]=&quot;correct&quot;;[.D19]=&quot;correct&quot;); &quot;true negative&quot;; IF(AND([.C19]=&quot;error&quot;;[.D19]=&quot;correct&quot;); &quot;false positive&quot;; IF(AND([.C19]=&quot;correct&quot;;[.D1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6.atl</text:p>
          </table:table-cell>
          <table:table-cell table:number-columns-repeated="2" office:value-type="string" calcext:value-type="string">
            <text:p>correct</text:p>
          </table:table-cell>
          <table:table-cell table:formula="of:=IF(AND([.C20]=&quot;error&quot;;[.D20]=&quot;error&quot;); &quot;true positive&quot;; IF(AND([.C20]=&quot;correct&quot;;[.D20]=&quot;correct&quot;); &quot;true negative&quot;; IF(AND([.C20]=&quot;error&quot;;[.D20]=&quot;correct&quot;); &quot;false positive&quot;; IF(AND([.C20]=&quot;correct&quot;;[.D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27.atl</text:p>
          </table:table-cell>
          <table:table-cell table:number-columns-repeated="2" office:value-type="string" calcext:value-type="string">
            <text:p>correct</text:p>
          </table:table-cell>
          <table:table-cell table:formula="of:=IF(AND([.C21]=&quot;error&quot;;[.D21]=&quot;error&quot;); &quot;true positive&quot;; IF(AND([.C21]=&quot;correct&quot;;[.D21]=&quot;correct&quot;); &quot;true negative&quot;; IF(AND([.C21]=&quot;error&quot;;[.D21]=&quot;correct&quot;); &quot;false positive&quot;; IF(AND([.C21]=&quot;correct&quot;;[.D2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8.atl</text:p>
          </table:table-cell>
          <table:table-cell table:number-columns-repeated="2" table:style-name="ce9" office:value-type="string" calcext:value-type="string">
            <text:p>correct</text:p>
          </table:table-cell>
          <table:table-cell table:style-name="ce9" table:formula="of:=IF(AND([.C22]=&quot;error&quot;;[.D22]=&quot;error&quot;); &quot;true positive&quot;; IF(AND([.C22]=&quot;correct&quot;;[.D22]=&quot;correct&quot;); &quot;true negative&quot;; IF(AND([.C22]=&quot;error&quot;;[.D22]=&quot;correct&quot;); &quot;false positive&quot;; IF(AND([.C22]=&quot;correct&quot;;[.D2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9.atl</text:p>
          </table:table-cell>
          <table:table-cell table:number-columns-repeated="2" office:value-type="string" calcext:value-type="string">
            <text:p>correct</text:p>
          </table:table-cell>
          <table:table-cell table:formula="of:=IF(AND([.C23]=&quot;error&quot;;[.D23]=&quot;error&quot;); &quot;true positive&quot;; IF(AND([.C23]=&quot;correct&quot;;[.D23]=&quot;correct&quot;); &quot;true negative&quot;; IF(AND([.C23]=&quot;error&quot;;[.D23]=&quot;correct&quot;); &quot;false positive&quot;; IF(AND([.C23]=&quot;correct&quot;;[.D2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atl</text:p>
          </table:table-cell>
          <table:table-cell table:number-columns-repeated="2" office:value-type="string" calcext:value-type="string">
            <text:p>error</text:p>
          </table:table-cell>
          <table:table-cell table:formula="of:=IF(AND([.C24]=&quot;error&quot;;[.D24]=&quot;error&quot;); &quot;true positive&quot;; IF(AND([.C24]=&quot;correct&quot;;[.D24]=&quot;correct&quot;); &quot;true negative&quot;; IF(AND([.C24]=&quot;error&quot;;[.D24]=&quot;correct&quot;); &quot;false positive&quot;; IF(AND([.C24]=&quot;correct&quot;;[.D24]=&quot;error&quot;); &quot;false negative&quot;; &quot;unknown&quot;))))" office:value-type="string" office:string-value="true positive" calcext:value-type="string">
            <text:p>true positive</text:p>
          </table:table-cell>
          <table:table-cell office:value-type="string" calcext:value-type="string">
            <text:p>No feature Machine.author found (STATICALLY_CONFIRMED) ;</text:p>
          </table:table-cell>
          <table:table-cell office:value-type="string" calcext:value-type="string">
            <text:p>Feature author does not exist on Assembler; witness m0.model</text:p>
          </table:table-cell>
          <table:table-cell table:number-columns-repeated="1017"/>
        </table:table-row>
        <table:table-row table:style-name="ro1">
          <table:table-cell/>
          <table:table-cell office:value-type="string" calcext:value-type="string">
            <text:p>ArgumentTypeModification_mutant30.atl</text:p>
          </table:table-cell>
          <table:table-cell table:number-columns-repeated="2" office:value-type="string" calcext:value-type="string">
            <text:p>correct</text:p>
          </table:table-cell>
          <table:table-cell table:formula="of:=IF(AND([.C25]=&quot;error&quot;;[.D25]=&quot;error&quot;); &quot;true positive&quot;; IF(AND([.C25]=&quot;correct&quot;;[.D25]=&quot;correct&quot;); &quot;true negative&quot;; IF(AND([.C25]=&quot;error&quot;;[.D25]=&quot;correct&quot;); &quot;false positive&quot;; IF(AND([.C25]=&quot;correct&quot;;[.D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1.atl</text:p>
          </table:table-cell>
          <table:table-cell table:number-columns-repeated="2" table:style-name="ce9" office:value-type="string" calcext:value-type="string">
            <text:p>correct</text:p>
          </table:table-cell>
          <table:table-cell table:style-name="ce9" table:formula="of:=IF(AND([.C26]=&quot;error&quot;;[.D26]=&quot;error&quot;); &quot;true positive&quot;; IF(AND([.C26]=&quot;correct&quot;;[.D26]=&quot;correct&quot;); &quot;true negative&quot;; IF(AND([.C26]=&quot;error&quot;;[.D26]=&quot;correct&quot;); &quot;false positive&quot;; IF(AND([.C26]=&quot;correct&quot;;[.D26]=&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2.atl</text:p>
          </table:table-cell>
          <table:table-cell table:number-columns-repeated="2" office:value-type="string" calcext:value-type="string">
            <text:p>correct</text:p>
          </table:table-cell>
          <table:table-cell table:formula="of:=IF(AND([.C27]=&quot;error&quot;;[.D27]=&quot;error&quot;); &quot;true positive&quot;; IF(AND([.C27]=&quot;correct&quot;;[.D27]=&quot;correct&quot;); &quot;true negative&quot;; IF(AND([.C27]=&quot;error&quot;;[.D27]=&quot;correct&quot;); &quot;false positive&quot;; IF(AND([.C27]=&quot;correct&quot;;[.D2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3.atl</text:p>
          </table:table-cell>
          <table:table-cell table:number-columns-repeated="2" office:value-type="string" calcext:value-type="string">
            <text:p>correct</text:p>
          </table:table-cell>
          <table:table-cell table:formula="of:=IF(AND([.C28]=&quot;error&quot;;[.D28]=&quot;error&quot;); &quot;true positive&quot;; IF(AND([.C28]=&quot;correct&quot;;[.D28]=&quot;correct&quot;); &quot;true negative&quot;; IF(AND([.C28]=&quot;error&quot;;[.D28]=&quot;correct&quot;); &quot;false positive&quot;; IF(AND([.C28]=&quot;correct&quot;;[.D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4.atl</text:p>
          </table:table-cell>
          <table:table-cell table:number-columns-repeated="2" table:style-name="ce9" office:value-type="string" calcext:value-type="string">
            <text:p>correct</text:p>
          </table:table-cell>
          <table:table-cell table:style-name="ce9" table:formula="of:=IF(AND([.C29]=&quot;error&quot;;[.D29]=&quot;error&quot;); &quot;true positive&quot;; IF(AND([.C29]=&quot;correct&quot;;[.D29]=&quot;correct&quot;); &quot;true negative&quot;; IF(AND([.C29]=&quot;error&quot;;[.D29]=&quot;correct&quot;); &quot;false positive&quot;; IF(AND([.C29]=&quot;correct&quot;;[.D2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5.atl</text:p>
          </table:table-cell>
          <table:table-cell table:number-columns-repeated="2" office:value-type="string" calcext:value-type="string">
            <text:p>correct</text:p>
          </table:table-cell>
          <table:table-cell table:formula="of:=IF(AND([.C30]=&quot;error&quot;;[.D30]=&quot;error&quot;); &quot;true positive&quot;; IF(AND([.C30]=&quot;correct&quot;;[.D30]=&quot;correct&quot;); &quot;true negative&quot;; IF(AND([.C30]=&quot;error&quot;;[.D30]=&quot;correct&quot;); &quot;false positive&quot;; IF(AND([.C30]=&quot;correct&quot;;[.D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6.atl</text:p>
          </table:table-cell>
          <table:table-cell table:number-columns-repeated="2" office:value-type="string" calcext:value-type="string">
            <text:p>correct</text:p>
          </table:table-cell>
          <table:table-cell table:formula="of:=IF(AND([.C31]=&quot;error&quot;;[.D31]=&quot;error&quot;); &quot;true positive&quot;; IF(AND([.C31]=&quot;correct&quot;;[.D31]=&quot;correct&quot;); &quot;true negative&quot;; IF(AND([.C31]=&quot;error&quot;;[.D31]=&quot;correct&quot;); &quot;false positive&quot;; IF(AND([.C31]=&quot;correct&quot;;[.D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7.atl</text:p>
          </table:table-cell>
          <table:table-cell table:number-columns-repeated="2" table:style-name="ce9" office:value-type="string" calcext:value-type="string">
            <text:p>correct</text:p>
          </table:table-cell>
          <table:table-cell table:style-name="ce9" table:formula="of:=IF(AND([.C32]=&quot;error&quot;;[.D32]=&quot;error&quot;); &quot;true positive&quot;; IF(AND([.C32]=&quot;correct&quot;;[.D32]=&quot;correct&quot;); &quot;true negative&quot;; IF(AND([.C32]=&quot;error&quot;;[.D32]=&quot;correct&quot;); &quot;false positive&quot;; IF(AND([.C32]=&quot;correct&quot;;[.D3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8.atl</text:p>
          </table:table-cell>
          <table:table-cell table:number-columns-repeated="2" office:value-type="string" calcext:value-type="string">
            <text:p>correct</text:p>
          </table:table-cell>
          <table:table-cell table:formula="of:=IF(AND([.C33]=&quot;error&quot;;[.D33]=&quot;error&quot;); &quot;true positive&quot;; IF(AND([.C33]=&quot;correct&quot;;[.D33]=&quot;correct&quot;); &quot;true negative&quot;; IF(AND([.C33]=&quot;error&quot;;[.D33]=&quot;correct&quot;); &quot;false positive&quot;; IF(AND([.C33]=&quot;correct&quot;;[.D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table:table-cell table:style-name="ce8" office:value-type="string" calcext:value-type="string">
            <text:p>Argument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4]=&quot;error&quot;;[.D34]=&quot;error&quot;); &quot;true positive&quot;; IF(AND([.C34]=&quot;correct&quot;;[.D34]=&quot;correct&quot;); &quot;true negative&quot;; IF(AND([.C34]=&quot;error&quot;;[.D34]=&quot;correct&quot;); &quot;false positive&quot;; IF(AND([.C34]=&quot;correct&quot;;[.D34]=&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style-name="ce2" office:value-type="string" calcext:value-type="string">
            <text:p>R</text:p>
          </table:table-cell>
          <table:table-cell table:style-name="ce7" office:value-type="string" calcext:value-type="string">
            <text:p>ArgumentTypeModification_mutant5.atl</text:p>
          </table:table-cell>
          <table:table-cell table:number-columns-repeated="2" table:style-name="ce7" office:value-type="string" calcext:value-type="string">
            <text:p>error</text:p>
          </table:table-cell>
          <table:table-cell table:style-name="ce7" table:formula="of:=IF(AND([.C35]=&quot;error&quot;;[.D35]=&quot;error&quot;); &quot;true positive&quot;; IF(AND([.C35]=&quot;correct&quot;;[.D35]=&quot;correct&quot;); &quot;true negative&quot;; IF(AND([.C35]=&quot;error&quot;;[.D35]=&quot;correct&quot;); &quot;false positive&quot;; IF(AND([.C35]=&quot;correct&quot;;[.D35]=&quot;error&quot;); &quot;false negative&quot;; &quot;unknown&quot;))))" office:value-type="string" office:string-value="true positive" calcext:value-type="string">
            <text:p>true positive</text:p>
          </table:table-cell>
          <table:table-cell table:style-name="ce7" office:value-type="string" calcext:value-type="string">
            <text:p>Invalid argument for oclIsKindOf. Type Factory not compatible with Machine (STATICALLY_CONFIRMED) ;</text:p>
          </table:table-cell>
          <table:table-cell table:style-name="ce7" office:value-type="string" calcext:value-type="string">
            <text:p>Trying to register several rules as default for element org.eclipse.emf.ecore.impl.DynamicEObjectImp;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6]=&quot;error&quot;;[.D36]=&quot;error&quot;); &quot;true positive&quot;; IF(AND([.C36]=&quot;correct&quot;;[.D36]=&quot;correct&quot;); &quot;true negative&quot;; IF(AND([.C36]=&quot;error&quot;;[.D36]=&quot;correct&quot;); &quot;false positive&quot;; IF(AND([.C36]=&quot;correct&quot;;[.D3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7.atl</text:p>
          </table:table-cell>
          <table:table-cell table:number-columns-repeated="2" table:style-name="ce9" office:value-type="string" calcext:value-type="string">
            <text:p>correct</text:p>
          </table:table-cell>
          <table:table-cell table:style-name="ce9" table:formula="of:=IF(AND([.C37]=&quot;error&quot;;[.D37]=&quot;error&quot;); &quot;true positive&quot;; IF(AND([.C37]=&quot;correct&quot;;[.D37]=&quot;correct&quot;); &quot;true negative&quot;; IF(AND([.C37]=&quot;error&quot;;[.D37]=&quot;correct&quot;); &quot;false positive&quot;; IF(AND([.C37]=&quot;correct&quot;;[.D3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8]=&quot;error&quot;;[.D38]=&quot;error&quot;); &quot;true positive&quot;; IF(AND([.C38]=&quot;correct&quot;;[.D38]=&quot;correct&quot;); &quot;true negative&quot;; IF(AND([.C38]=&quot;error&quot;;[.D38]=&quot;correct&quot;); &quot;false positive&quot;; IF(AND([.C38]=&quot;correct&quot;;[.D3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9]=&quot;error&quot;;[.D39]=&quot;error&quot;); &quot;true positive&quot;; IF(AND([.C39]=&quot;correct&quot;;[.D39]=&quot;correct&quot;); &quot;true negative&quot;; IF(AND([.C39]=&quot;error&quot;;[.D39]=&quot;correct&quot;); &quot;false positive&quot;; IF(AND([.C39]=&quot;correct&quot;;[.D39]=&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table-cell office:value-type="string" calcext:value-type="string">
            <text:p>Binding-targetModification_mutant1.atl</text:p>
          </table:table-cell>
          <table:table-cell table:number-columns-repeated="2" office:value-type="string" calcext:value-type="string">
            <text:p>correct</text:p>
          </table:table-cell>
          <table:table-cell table:formula="of:=IF(AND([.C40]=&quot;error&quot;;[.D40]=&quot;error&quot;); &quot;true positive&quot;; IF(AND([.C40]=&quot;correct&quot;;[.D40]=&quot;correct&quot;); &quot;true negative&quot;; IF(AND([.C40]=&quot;error&quot;;[.D40]=&quot;correct&quot;); &quot;false positive&quot;; IF(AND([.C40]=&quot;correct&quot;;[.D4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0.atl</text:p>
          </table:table-cell>
          <table:table-cell table:number-columns-repeated="2" office:value-type="string" calcext:value-type="string">
            <text:p>error</text:p>
          </table:table-cell>
          <table:table-cell table:formula="of:=IF(AND([.C41]=&quot;error&quot;;[.D41]=&quot;error&quot;); &quot;true positive&quot;; IF(AND([.C41]=&quot;correct&quot;;[.D41]=&quot;correct&quot;); &quot;true negative&quot;; IF(AND([.C41]=&quot;error&quot;;[.D41]=&quot;correct&quot;); &quot;false positive&quot;; IF(AND([.C41]=&quot;correct&quot;;[.D41]=&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1.atl</text:p>
          </table:table-cell>
          <table:table-cell table:number-columns-repeated="2" office:value-type="string" calcext:value-type="string">
            <text:p>error</text:p>
          </table:table-cell>
          <table:table-cell table:formula="of:=IF(AND([.C42]=&quot;error&quot;;[.D42]=&quot;error&quot;); &quot;true positive&quot;; IF(AND([.C42]=&quot;correct&quot;;[.D42]=&quot;correct&quot;); &quot;true negative&quot;; IF(AND([.C42]=&quot;error&quot;;[.D42]=&quot;correct&quot;); &quot;false positive&quot;; IF(AND([.C42]=&quot;correct&quot;;[.D42]=&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12.atl</text:p>
          </table:table-cell>
          <table:table-cell table:number-columns-repeated="2" office:value-type="string" calcext:value-type="string">
            <text:p>error</text:p>
          </table:table-cell>
          <table:table-cell table:formula="of:=IF(AND([.C43]=&quot;error&quot;;[.D43]=&quot;error&quot;); &quot;true positive&quot;; IF(AND([.C43]=&quot;correct&quot;;[.D43]=&quot;correct&quot;); &quot;true negative&quot;; IF(AND([.C43]=&quot;error&quot;;[.D43]=&quot;correct&quot;); &quot;false positive&quot;; IF(AND([.C43]=&quot;correct&quot;;[.D43]=&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3.atl</text:p>
          </table:table-cell>
          <table:table-cell table:number-columns-repeated="2" office:value-type="string" calcext:value-type="string">
            <text:p>error</text:p>
          </table:table-cell>
          <table:table-cell table:formula="of:=IF(AND([.C44]=&quot;error&quot;;[.D44]=&quot;error&quot;); &quot;true positive&quot;; IF(AND([.C44]=&quot;correct&quot;;[.D44]=&quot;correct&quot;); &quot;true negative&quot;; IF(AND([.C44]=&quot;error&quot;;[.D44]=&quot;correct&quot;); &quot;false positive&quot;; IF(AND([.C44]=&quot;correct&quot;;[.D4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Binding-targetModification_mutant14.atl</text:p>
          </table:table-cell>
          <table:table-cell table:number-columns-repeated="2" office:value-type="string" calcext:value-type="string">
            <text:p>error</text:p>
          </table:table-cell>
          <table:table-cell table:formula="of:=IF(AND([.C45]=&quot;error&quot;;[.D45]=&quot;error&quot;); &quot;true positive&quot;; IF(AND([.C45]=&quot;correct&quot;;[.D45]=&quot;correct&quot;); &quot;true negative&quot;; IF(AND([.C45]=&quot;error&quot;;[.D45]=&quot;correct&quot;); &quot;false positive&quot;; IF(AND([.C45]=&quot;correct&quot;;[.D45]=&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17; witness m1000.model</text:p>
          </table:table-cell>
          <table:table-cell table:number-columns-repeated="1017"/>
        </table:table-row>
        <table:table-row table:style-name="ro1">
          <table:table-cell/>
          <table:table-cell office:value-type="string" calcext:value-type="string">
            <text:p>Binding-targetModification_mutant15.atl</text:p>
          </table:table-cell>
          <table:table-cell table:number-columns-repeated="2" office:value-type="string" calcext:value-type="string">
            <text:p>error</text:p>
          </table:table-cell>
          <table:table-cell table:formula="of:=IF(AND([.C46]=&quot;error&quot;;[.D46]=&quot;error&quot;); &quot;true positive&quot;; IF(AND([.C46]=&quot;correct&quot;;[.D46]=&quot;correct&quot;); &quot;true negative&quot;; IF(AND([.C46]=&quot;error&quot;;[.D46]=&quot;correct&quot;); &quot;false positive&quot;; IF(AND([.C46]=&quot;correct&quot;;[.D4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6.atl</text:p>
          </table:table-cell>
          <table:table-cell table:number-columns-repeated="2" office:value-type="string" calcext:value-type="string">
            <text:p>correct</text:p>
          </table:table-cell>
          <table:table-cell table:formula="of:=IF(AND([.C47]=&quot;error&quot;;[.D47]=&quot;error&quot;); &quot;true positive&quot;; IF(AND([.C47]=&quot;correct&quot;;[.D47]=&quot;correct&quot;); &quot;true negative&quot;; IF(AND([.C47]=&quot;error&quot;;[.D47]=&quot;correct&quot;); &quot;false positive&quot;; IF(AND([.C47]=&quot;correct&quot;;[.D4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7.atl</text:p>
          </table:table-cell>
          <table:table-cell table:number-columns-repeated="2" office:value-type="string" calcext:value-type="string">
            <text:p>error</text:p>
          </table:table-cell>
          <table:table-cell table:formula="of:=IF(AND([.C48]=&quot;error&quot;;[.D48]=&quot;error&quot;); &quot;true positive&quot;; IF(AND([.C48]=&quot;correct&quot;;[.D48]=&quot;correct&quot;); &quot;true negative&quot;; IF(AND([.C48]=&quot;error&quot;;[.D48]=&quot;correct&quot;); &quot;false positive&quot;; IF(AND([.C48]=&quot;correct&quot;;[.D48]=&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8.atl</text:p>
          </table:table-cell>
          <table:table-cell table:number-columns-repeated="2" office:value-type="string" calcext:value-type="string">
            <text:p>error</text:p>
          </table:table-cell>
          <table:table-cell table:formula="of:=IF(AND([.C49]=&quot;error&quot;;[.D49]=&quot;error&quot;); &quot;true positive&quot;; IF(AND([.C49]=&quot;correct&quot;;[.D49]=&quot;correct&quot;); &quot;true negative&quot;; IF(AND([.C49]=&quot;error&quot;;[.D49]=&quot;correct&quot;); &quot;false positive&quot;; IF(AND([.C49]=&quot;correct&quot;;[.D49]=&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19.atl</text:p>
          </table:table-cell>
          <table:table-cell table:number-columns-repeated="2" office:value-type="string" calcext:value-type="string">
            <text:p>error</text:p>
          </table:table-cell>
          <table:table-cell table:formula="of:=IF(AND([.C50]=&quot;error&quot;;[.D50]=&quot;error&quot;); &quot;true positive&quot;; IF(AND([.C50]=&quot;correct&quot;;[.D50]=&quot;correct&quot;); &quot;true negative&quot;; IF(AND([.C50]=&quot;error&quot;;[.D50]=&quot;correct&quot;); &quot;false positive&quot;; IF(AND([.C50]=&quot;correct&quot;;[.D50]=&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atl</text:p>
          </table:table-cell>
          <table:table-cell table:number-columns-repeated="2" office:value-type="string" calcext:value-type="string">
            <text:p>error</text:p>
          </table:table-cell>
          <table:table-cell table:formula="of:=IF(AND([.C51]=&quot;error&quot;;[.D51]=&quot;error&quot;); &quot;true positive&quot;; IF(AND([.C51]=&quot;correct&quot;;[.D51]=&quot;correct&quot;); &quot;true negative&quot;; IF(AND([.C51]=&quot;error&quot;;[.D51]=&quot;correct&quot;); &quot;false positive&quot;; IF(AND([.C51]=&quot;correct&quot;;[.D51]=&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0.atl</text:p>
          </table:table-cell>
          <table:table-cell table:number-columns-repeated="2" office:value-type="string" calcext:value-type="string">
            <text:p>error</text:p>
          </table:table-cell>
          <table:table-cell table:formula="of:=IF(AND([.C52]=&quot;error&quot;;[.D52]=&quot;error&quot;); &quot;true positive&quot;; IF(AND([.C52]=&quot;correct&quot;;[.D52]=&quot;correct&quot;); &quot;true negative&quot;; IF(AND([.C52]=&quot;error&quot;;[.D52]=&quot;correct&quot;); &quot;false positive&quot;; IF(AND([.C52]=&quot;correct&quot;;[.D52]=&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1.atl</text:p>
          </table:table-cell>
          <table:table-cell table:number-columns-repeated="2" office:value-type="string" calcext:value-type="string">
            <text:p>error</text:p>
          </table:table-cell>
          <table:table-cell table:formula="of:=IF(AND([.C53]=&quot;error&quot;;[.D53]=&quot;error&quot;); &quot;true positive&quot;; IF(AND([.C53]=&quot;correct&quot;;[.D53]=&quot;correct&quot;); &quot;true negative&quot;; IF(AND([.C53]=&quot;error&quot;;[.D53]=&quot;correct&quot;); &quot;false positive&quot;; IF(AND([.C53]=&quot;correct&quot;;[.D5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22.atl</text:p>
          </table:table-cell>
          <table:table-cell table:number-columns-repeated="2" office:value-type="string" calcext:value-type="string">
            <text:p>error</text:p>
          </table:table-cell>
          <table:table-cell table:formula="of:=IF(AND([.C54]=&quot;error&quot;;[.D54]=&quot;error&quot;); &quot;true positive&quot;; IF(AND([.C54]=&quot;correct&quot;;[.D54]=&quot;correct&quot;); &quot;true negative&quot;; IF(AND([.C54]=&quot;error&quot;;[.D54]=&quot;correct&quot;); &quot;false positive&quot;; IF(AND([.C54]=&quot;correct&quot;;[.D54]=&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94; witness m0.model</text:p>
          </table:table-cell>
          <table:table-cell table:number-columns-repeated="1017"/>
        </table:table-row>
        <table:table-row table:style-name="ro1">
          <table:table-cell/>
          <table:table-cell office:value-type="string" calcext:value-type="string">
            <text:p>Binding-targetModification_mutant23.atl</text:p>
          </table:table-cell>
          <table:table-cell table:number-columns-repeated="2" office:value-type="string" calcext:value-type="string">
            <text:p>error</text:p>
          </table:table-cell>
          <table:table-cell table:formula="of:=IF(AND([.C55]=&quot;error&quot;;[.D55]=&quot;error&quot;); &quot;true positive&quot;; IF(AND([.C55]=&quot;correct&quot;;[.D55]=&quot;correct&quot;); &quot;true negative&quot;; IF(AND([.C55]=&quot;error&quot;;[.D55]=&quot;correct&quot;); &quot;false positive&quot;; IF(AND([.C55]=&quot;correct&quot;;[.D55]=&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4.atl</text:p>
          </table:table-cell>
          <table:table-cell table:number-columns-repeated="2" office:value-type="string" calcext:value-type="string">
            <text:p>correct</text:p>
          </table:table-cell>
          <table:table-cell table:formula="of:=IF(AND([.C56]=&quot;error&quot;;[.D56]=&quot;error&quot;); &quot;true positive&quot;; IF(AND([.C56]=&quot;correct&quot;;[.D56]=&quot;correct&quot;); &quot;true negative&quot;; IF(AND([.C56]=&quot;error&quot;;[.D56]=&quot;correct&quot;); &quot;false positive&quot;; IF(AND([.C56]=&quot;correct&quot;;[.D5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25.atl</text:p>
          </table:table-cell>
          <table:table-cell table:number-columns-repeated="2" office:value-type="string" calcext:value-type="string">
            <text:p>error</text:p>
          </table:table-cell>
          <table:table-cell table:formula="of:=IF(AND([.C57]=&quot;error&quot;;[.D57]=&quot;error&quot;); &quot;true positive&quot;; IF(AND([.C57]=&quot;correct&quot;;[.D57]=&quot;correct&quot;); &quot;true negative&quot;; IF(AND([.C57]=&quot;error&quot;;[.D57]=&quot;correct&quot;); &quot;false positive&quot;; IF(AND([.C57]=&quot;correct&quot;;[.D57]=&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6.atl</text:p>
          </table:table-cell>
          <table:table-cell table:number-columns-repeated="2" office:value-type="string" calcext:value-type="string">
            <text:p>error</text:p>
          </table:table-cell>
          <table:table-cell table:formula="of:=IF(AND([.C58]=&quot;error&quot;;[.D58]=&quot;error&quot;); &quot;true positive&quot;; IF(AND([.C58]=&quot;correct&quot;;[.D58]=&quot;correct&quot;); &quot;true negative&quot;; IF(AND([.C58]=&quot;error&quot;;[.D58]=&quot;correct&quot;); &quot;false positive&quot;; IF(AND([.C58]=&quot;correct&quot;;[.D58]=&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7.atl</text:p>
          </table:table-cell>
          <table:table-cell table:number-columns-repeated="2" office:value-type="string" calcext:value-type="string">
            <text:p>error</text:p>
          </table:table-cell>
          <table:table-cell table:formula="of:=IF(AND([.C59]=&quot;error&quot;;[.D59]=&quot;error&quot;); &quot;true positive&quot;; IF(AND([.C59]=&quot;correct&quot;;[.D59]=&quot;correct&quot;); &quot;true negative&quot;; IF(AND([.C59]=&quot;error&quot;;[.D59]=&quot;correct&quot;); &quot;false positive&quot;; IF(AND([.C59]=&quot;correct&quot;;[.D59]=&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8.atl</text:p>
          </table:table-cell>
          <table:table-cell table:number-columns-repeated="2" office:value-type="string" calcext:value-type="string">
            <text:p>error</text:p>
          </table:table-cell>
          <table:table-cell table:formula="of:=IF(AND([.C60]=&quot;error&quot;;[.D60]=&quot;error&quot;); &quot;true positive&quot;; IF(AND([.C60]=&quot;correct&quot;;[.D60]=&quot;correct&quot;); &quot;true negative&quot;; IF(AND([.C60]=&quot;error&quot;;[.D60]=&quot;correct&quot;); &quot;false positive&quot;; IF(AND([.C60]=&quot;correct&quot;;[.D60]=&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9.atl</text:p>
          </table:table-cell>
          <table:table-cell table:number-columns-repeated="2" office:value-type="string" calcext:value-type="string">
            <text:p>error</text:p>
          </table:table-cell>
          <table:table-cell table:formula="of:=IF(AND([.C61]=&quot;error&quot;;[.D61]=&quot;error&quot;); &quot;true positive&quot;; IF(AND([.C61]=&quot;correct&quot;;[.D61]=&quot;correct&quot;); &quot;true negative&quot;; IF(AND([.C61]=&quot;error&quot;;[.D61]=&quot;correct&quot;); &quot;false positive&quot;; IF(AND([.C61]=&quot;correct&quot;;[.D6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Binding-targetModification_mutant3.atl</text:p>
          </table:table-cell>
          <table:table-cell table:number-columns-repeated="2" office:value-type="string" calcext:value-type="string">
            <text:p>error</text:p>
          </table:table-cell>
          <table:table-cell table:formula="of:=IF(AND([.C62]=&quot;error&quot;;[.D62]=&quot;error&quot;); &quot;true positive&quot;; IF(AND([.C62]=&quot;correct&quot;;[.D62]=&quot;correct&quot;); &quot;true negative&quot;; IF(AND([.C62]=&quot;error&quot;;[.D62]=&quot;correct&quot;); &quot;false positive&quot;; IF(AND([.C62]=&quot;correct&quot;;[.D6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30.atl</text:p>
          </table:table-cell>
          <table:table-cell table:number-columns-repeated="2" office:value-type="string" calcext:value-type="string">
            <text:p>error</text:p>
          </table:table-cell>
          <table:table-cell table:formula="of:=IF(AND([.C63]=&quot;error&quot;;[.D63]=&quot;error&quot;); &quot;true positive&quot;; IF(AND([.C63]=&quot;correct&quot;;[.D63]=&quot;correct&quot;); &quot;true negative&quot;; IF(AND([.C63]=&quot;error&quot;;[.D63]=&quot;correct&quot;); &quot;false positive&quot;; IF(AND([.C63]=&quot;correct&quot;;[.D63]=&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7e; witness m1014.model</text:p>
          </table:table-cell>
          <table:table-cell table:number-columns-repeated="1017"/>
        </table:table-row>
        <table:table-row table:style-name="ro1">
          <table:table-cell/>
          <table:table-cell office:value-type="string" calcext:value-type="string">
            <text:p>Binding-targetModification_mutant31.atl</text:p>
          </table:table-cell>
          <table:table-cell table:number-columns-repeated="2" office:value-type="string" calcext:value-type="string">
            <text:p>error</text:p>
          </table:table-cell>
          <table:table-cell table:formula="of:=IF(AND([.C64]=&quot;error&quot;;[.D64]=&quot;error&quot;); &quot;true positive&quot;; IF(AND([.C64]=&quot;correct&quot;;[.D64]=&quot;correct&quot;); &quot;true negative&quot;; IF(AND([.C64]=&quot;error&quot;;[.D64]=&quot;correct&quot;); &quot;false positive&quot;; IF(AND([.C64]=&quot;correct&quot;;[.D64]=&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2.atl</text:p>
          </table:table-cell>
          <table:table-cell table:number-columns-repeated="2" office:value-type="string" calcext:value-type="string">
            <text:p>correct</text:p>
          </table:table-cell>
          <table:table-cell table:formula="of:=IF(AND([.C65]=&quot;error&quot;;[.D65]=&quot;error&quot;); &quot;true positive&quot;; IF(AND([.C65]=&quot;correct&quot;;[.D65]=&quot;correct&quot;); &quot;true negative&quot;; IF(AND([.C65]=&quot;error&quot;;[.D65]=&quot;correct&quot;); &quot;false positive&quot;; IF(AND([.C65]=&quot;correct&quot;;[.D6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33.atl</text:p>
          </table:table-cell>
          <table:table-cell table:number-columns-repeated="2" office:value-type="string" calcext:value-type="string">
            <text:p>error</text:p>
          </table:table-cell>
          <table:table-cell table:formula="of:=IF(AND([.C66]=&quot;error&quot;;[.D66]=&quot;error&quot;); &quot;true positive&quot;; IF(AND([.C66]=&quot;correct&quot;;[.D66]=&quot;correct&quot;); &quot;true negative&quot;; IF(AND([.C66]=&quot;error&quot;;[.D66]=&quot;correct&quot;); &quot;false positive&quot;; IF(AND([.C66]=&quot;correct&quot;;[.D6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4.atl</text:p>
          </table:table-cell>
          <table:table-cell table:number-columns-repeated="2" office:value-type="string" calcext:value-type="string">
            <text:p>error</text:p>
          </table:table-cell>
          <table:table-cell table:formula="of:=IF(AND([.C67]=&quot;error&quot;;[.D67]=&quot;error&quot;); &quot;true positive&quot;; IF(AND([.C67]=&quot;correct&quot;;[.D67]=&quot;correct&quot;); &quot;true negative&quot;; IF(AND([.C67]=&quot;error&quot;;[.D67]=&quot;correct&quot;); &quot;false positive&quot;; IF(AND([.C67]=&quot;correct&quot;;[.D67]=&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5.atl</text:p>
          </table:table-cell>
          <table:table-cell table:number-columns-repeated="2" office:value-type="string" calcext:value-type="string">
            <text:p>error</text:p>
          </table:table-cell>
          <table:table-cell table:formula="of:=IF(AND([.C68]=&quot;error&quot;;[.D68]=&quot;error&quot;); &quot;true positive&quot;; IF(AND([.C68]=&quot;correct&quot;;[.D68]=&quot;correct&quot;); &quot;true negative&quot;; IF(AND([.C68]=&quot;error&quot;;[.D68]=&quot;correct&quot;); &quot;false positive&quot;; IF(AND([.C68]=&quot;correct&quot;;[.D68]=&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6.atl</text:p>
          </table:table-cell>
          <table:table-cell table:number-columns-repeated="2" office:value-type="string" calcext:value-type="string">
            <text:p>error</text:p>
          </table:table-cell>
          <table:table-cell table:formula="of:=IF(AND([.C69]=&quot;error&quot;;[.D69]=&quot;error&quot;); &quot;true positive&quot;; IF(AND([.C69]=&quot;correct&quot;;[.D69]=&quot;correct&quot;); &quot;true negative&quot;; IF(AND([.C69]=&quot;error&quot;;[.D69]=&quot;correct&quot;); &quot;false positive&quot;; IF(AND([.C69]=&quot;correct&quot;;[.D69]=&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7.atl</text:p>
          </table:table-cell>
          <table:table-cell table:number-columns-repeated="2" office:value-type="string" calcext:value-type="string">
            <text:p>error</text:p>
          </table:table-cell>
          <table:table-cell table:formula="of:=IF(AND([.C70]=&quot;error&quot;;[.D70]=&quot;error&quot;); &quot;true positive&quot;; IF(AND([.C70]=&quot;correct&quot;;[.D70]=&quot;correct&quot;); &quot;true negative&quot;; IF(AND([.C70]=&quot;error&quot;;[.D70]=&quot;correct&quot;); &quot;false positive&quot;; IF(AND([.C70]=&quot;correct&quot;;[.D7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style-name="ce4"/>
          <table:table-cell table:style-name="ce9" office:value-type="string" calcext:value-type="string">
            <text:p>Binding-targetModification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71]=&quot;error&quot;;[.D71]=&quot;error&quot;); &quot;true positive&quot;; IF(AND([.C71]=&quot;correct&quot;;[.D71]=&quot;correct&quot;); &quot;true negative&quot;; IF(AND([.C71]=&quot;error&quot;;[.D71]=&quot;correct&quot;); &quot;false positive&quot;; IF(AND([.C71]=&quot;correct&quot;;[.D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Binding-targetModification_mutant39.atl</text:p>
          </table:table-cell>
          <table:table-cell table:number-columns-repeated="2" office:value-type="string" calcext:value-type="string">
            <text:p>correct</text:p>
          </table:table-cell>
          <table:table-cell table:formula="of:=IF(AND([.C72]=&quot;error&quot;;[.D72]=&quot;error&quot;); &quot;true positive&quot;; IF(AND([.C72]=&quot;correct&quot;;[.D72]=&quot;correct&quot;); &quot;true negative&quot;; IF(AND([.C72]=&quot;error&quot;;[.D72]=&quot;correct&quot;); &quot;false positive&quot;; IF(AND([.C72]=&quot;correct&quot;;[.D7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4.atl</text:p>
          </table:table-cell>
          <table:table-cell table:number-columns-repeated="2" office:value-type="string" calcext:value-type="string">
            <text:p>error</text:p>
          </table:table-cell>
          <table:table-cell table:formula="of:=IF(AND([.C73]=&quot;error&quot;;[.D73]=&quot;error&quot;); &quot;true positive&quot;; IF(AND([.C73]=&quot;correct&quot;;[.D73]=&quot;correct&quot;); &quot;true negative&quot;; IF(AND([.C73]=&quot;error&quot;;[.D73]=&quot;correct&quot;); &quot;false positive&quot;; IF(AND([.C73]=&quot;correct&quot;;[.D73]=&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40.atl</text:p>
          </table:table-cell>
          <table:table-cell table:number-columns-repeated="2" office:value-type="string" calcext:value-type="string">
            <text:p>error</text:p>
          </table:table-cell>
          <table:table-cell table:formula="of:=IF(AND([.C74]=&quot;error&quot;;[.D74]=&quot;error&quot;); &quot;true positive&quot;; IF(AND([.C74]=&quot;correct&quot;;[.D74]=&quot;correct&quot;); &quot;true negative&quot;; IF(AND([.C74]=&quot;error&quot;;[.D74]=&quot;correct&quot;); &quot;false positive&quot;; IF(AND([.C74]=&quot;correct&quot;;[.D74]=&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1.atl</text:p>
          </table:table-cell>
          <table:table-cell table:number-columns-repeated="2" office:value-type="string" calcext:value-type="string">
            <text:p>error</text:p>
          </table:table-cell>
          <table:table-cell table:formula="of:=IF(AND([.C75]=&quot;error&quot;;[.D75]=&quot;error&quot;); &quot;true positive&quot;; IF(AND([.C75]=&quot;correct&quot;;[.D75]=&quot;correct&quot;); &quot;true negative&quot;; IF(AND([.C75]=&quot;error&quot;;[.D75]=&quot;correct&quot;); &quot;false positive&quot;; IF(AND([.C75]=&quot;correct&quot;;[.D75]=&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c321a7 (name: Transition) (instanceClassNa; witness m1019.model</text:p>
          </table:table-cell>
          <table:table-cell table:number-columns-repeated="1017"/>
        </table:table-row>
        <table:table-row table:style-name="ro1">
          <table:table-cell/>
          <table:table-cell office:value-type="string" calcext:value-type="string">
            <text:p>Binding-targetModification_mutant42.atl</text:p>
          </table:table-cell>
          <table:table-cell table:number-columns-repeated="2" office:value-type="string" calcext:value-type="string">
            <text:p>error</text:p>
          </table:table-cell>
          <table:table-cell table:formula="of:=IF(AND([.C76]=&quot;error&quot;;[.D76]=&quot;error&quot;); &quot;true positive&quot;; IF(AND([.C76]=&quot;correct&quot;;[.D76]=&quot;correct&quot;); &quot;true negative&quot;; IF(AND([.C76]=&quot;error&quot;;[.D76]=&quot;correct&quot;); &quot;false positive&quot;; IF(AND([.C76]=&quot;correct&quot;;[.D76]=&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3.atl</text:p>
          </table:table-cell>
          <table:table-cell table:number-columns-repeated="2" office:value-type="string" calcext:value-type="string">
            <text:p>error</text:p>
          </table:table-cell>
          <table:table-cell table:formula="of:=IF(AND([.C77]=&quot;error&quot;;[.D77]=&quot;error&quot;); &quot;true positive&quot;; IF(AND([.C77]=&quot;correct&quot;;[.D77]=&quot;correct&quot;); &quot;true negative&quot;; IF(AND([.C77]=&quot;error&quot;;[.D77]=&quot;correct&quot;); &quot;false positive&quot;; IF(AND([.C77]=&quot;correct&quot;;[.D77]=&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ff1837 (name: Transition) (instanceClassNa; witness m1019.model</text:p>
          </table:table-cell>
          <table:table-cell table:number-columns-repeated="1017"/>
        </table:table-row>
        <table:table-row table:style-name="ro1">
          <table:table-cell/>
          <table:table-cell office:value-type="string" calcext:value-type="string">
            <text:p>Binding-targetModification_mutant44.atl</text:p>
          </table:table-cell>
          <table:table-cell table:number-columns-repeated="2" office:value-type="string" calcext:value-type="string">
            <text:p>error</text:p>
          </table:table-cell>
          <table:table-cell table:formula="of:=IF(AND([.C78]=&quot;error&quot;;[.D78]=&quot;error&quot;); &quot;true positive&quot;; IF(AND([.C78]=&quot;correct&quot;;[.D78]=&quot;correct&quot;); &quot;true negative&quot;; IF(AND([.C78]=&quot;error&quot;;[.D78]=&quot;correct&quot;); &quot;false positive&quot;; IF(AND([.C78]=&quot;correct&quot;;[.D78]=&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5.atl</text:p>
          </table:table-cell>
          <table:table-cell table:number-columns-repeated="2" office:value-type="string" calcext:value-type="string">
            <text:p>error</text:p>
          </table:table-cell>
          <table:table-cell table:formula="of:=IF(AND([.C79]=&quot;error&quot;;[.D79]=&quot;error&quot;); &quot;true positive&quot;; IF(AND([.C79]=&quot;correct&quot;;[.D79]=&quot;correct&quot;); &quot;true negative&quot;; IF(AND([.C79]=&quot;error&quot;;[.D79]=&quot;correct&quot;); &quot;false positive&quot;; IF(AND([.C79]=&quot;correct&quot;;[.D79]=&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6.atl</text:p>
          </table:table-cell>
          <table:table-cell table:number-columns-repeated="2" office:value-type="string" calcext:value-type="string">
            <text:p>error</text:p>
          </table:table-cell>
          <table:table-cell table:formula="of:=IF(AND([.C80]=&quot;error&quot;;[.D80]=&quot;error&quot;); &quot;true positive&quot;; IF(AND([.C80]=&quot;correct&quot;;[.D80]=&quot;correct&quot;); &quot;true negative&quot;; IF(AND([.C80]=&quot;error&quot;;[.D80]=&quot;correct&quot;); &quot;false positive&quot;; IF(AND([.C80]=&quot;correct&quot;;[.D80]=&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47.atl</text:p>
          </table:table-cell>
          <table:table-cell table:number-columns-repeated="2" office:value-type="string" calcext:value-type="string">
            <text:p>error</text:p>
          </table:table-cell>
          <table:table-cell table:formula="of:=IF(AND([.C81]=&quot;error&quot;;[.D81]=&quot;error&quot;); &quot;true positive&quot;; IF(AND([.C81]=&quot;correct&quot;;[.D81]=&quot;correct&quot;); &quot;true negative&quot;; IF(AND([.C81]=&quot;error&quot;;[.D81]=&quot;correct&quot;); &quot;false positive&quot;; IF(AND([.C81]=&quot;correct&quot;;[.D81]=&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3" draw:text-style-name="P1" svg:width="6.927cm" svg:height="1.917cm" svg:x="9.594cm" svg:y="35.076cm" draw:caption-point-x="-0.61cm" draw:caption-point-y="1.51cm">
              <dc:date>2015-12-01T00:00:00</dc:date>
              <text:p text:style-name="P1"><text:span text:style-name="T1">AnATLyzer produces a true error, but it has not external manifestation.</text:span></text:p>
            </office:annotation>
            <text:p>Binding-targetModification_mutant5.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2]=&quot;error&quot;;[.D82]=&quot;error&quot;); &quot;true positive&quot;; IF(AND([.C82]=&quot;correct&quot;;[.D82]=&quot;correct&quot;); &quot;true negative&quot;; IF(AND([.C82]=&quot;error&quot;;[.D82]=&quot;correct&quot;); &quot;false positive&quot;; IF(AND([.C82]=&quot;correct&quot;;[.D82]=&quot;error&quot;); &quot;false negative&quot;; &quot;unknown&quot;))))" office:value-type="string" office:string-value="false positive" calcext:value-type="string">
            <text:p>false positive</text:p>
          </table:table-cell>
          <table:table-cell table:style-name="ce10" office:value-type="string" calcext:value-type="string">
            <text:p>No rule for binding: Type (STATICALLY_CONFIRMED) ;</text:p>
          </table:table-cell>
          <table:table-cell table:style-name="ce10" table:number-columns-repeated="1018"/>
        </table:table-row>
        <table:table-row table:style-name="ro1">
          <table:table-cell/>
          <table:table-cell office:value-type="string" calcext:value-type="string">
            <text:p>Binding-targetModification_mutant6.atl</text:p>
          </table:table-cell>
          <table:table-cell table:number-columns-repeated="2" office:value-type="string" calcext:value-type="string">
            <text:p>error</text:p>
          </table:table-cell>
          <table:table-cell table:formula="of:=IF(AND([.C83]=&quot;error&quot;;[.D83]=&quot;error&quot;); &quot;true positive&quot;; IF(AND([.C83]=&quot;correct&quot;;[.D83]=&quot;correct&quot;); &quot;true negative&quot;; IF(AND([.C83]=&quot;error&quot;;[.D83]=&quot;correct&quot;); &quot;false positive&quot;; IF(AND([.C83]=&quot;correct&quot;;[.D83]=&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4" draw:text-style-name="P1" svg:width="8.087cm" svg:height="2.646cm" svg:x="9.594cm" svg:y="35.979cm" draw:caption-point-x="-0.61cm" draw:caption-point-y="1.51cm">
              <dc:date>2015-12-01T00:00:00</dc:date>
              <text:p text:style-name="P1"><text:span text:style-name="T1">AnATLyzer raises a true error. The generated XMI is incorrect, although the EMF validator seems to be fine with it.</text:span></text:p>
            </office:annotation>
            <text:p>Binding-targetModification_mutant7.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4]=&quot;error&quot;;[.D84]=&quot;error&quot;); &quot;true positive&quot;; IF(AND([.C84]=&quot;correct&quot;;[.D84]=&quot;correct&quot;); &quot;true negative&quot;; IF(AND([.C84]=&quot;error&quot;;[.D84]=&quot;correct&quot;); &quot;false positive&quot;; IF(AND([.C84]=&quot;correct&quot;;[.D84]=&quot;error&quot;); &quot;false negative&quot;; &quot;unknown&quot;))))" office:value-type="string" office:string-value="false positive" calcext:value-type="string">
            <text:p>false positive</text:p>
          </table:table-cell>
          <table:table-cell table:style-name="ce10" office:value-type="string" calcext:value-type="string">
            <text:p>Binding may be resolved by rule with invalid target type (src : Machine). 19:4-27:6 <text:s/>AssemblerToPlac</text:p>
          </table:table-cell>
          <table:table-cell table:style-name="ce10" table:number-columns-repeated="1018"/>
        </table:table-row>
        <table:table-row table:style-name="ro1">
          <table:table-cell/>
          <table:table-cell office:value-type="string" calcext:value-type="string">
            <text:p>Binding-targetModification_mutant8.atl</text:p>
          </table:table-cell>
          <table:table-cell table:number-columns-repeated="2" office:value-type="string" calcext:value-type="string">
            <text:p>error</text:p>
          </table:table-cell>
          <table:table-cell table:formula="of:=IF(AND([.C85]=&quot;error&quot;;[.D85]=&quot;error&quot;); &quot;true positive&quot;; IF(AND([.C85]=&quot;correct&quot;;[.D85]=&quot;correct&quot;); &quot;true negative&quot;; IF(AND([.C85]=&quot;error&quot;;[.D85]=&quot;correct&quot;); &quot;false positive&quot;; IF(AND([.C85]=&quot;correct&quot;;[.D85]=&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9.atl</text:p>
          </table:table-cell>
          <table:table-cell table:number-columns-repeated="2" office:value-type="string" calcext:value-type="string">
            <text:p>error</text:p>
          </table:table-cell>
          <table:table-cell table:formula="of:=IF(AND([.C86]=&quot;error&quot;;[.D86]=&quot;error&quot;); &quot;true positive&quot;; IF(AND([.C86]=&quot;correct&quot;;[.D86]=&quot;correct&quot;); &quot;true negative&quot;; IF(AND([.C86]=&quot;error&quot;;[.D86]=&quot;correct&quot;); &quot;false positive&quot;; IF(AND([.C86]=&quot;correct&quot;;[.D86]=&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atl</text:p>
          </table:table-cell>
          <table:table-cell table:number-columns-repeated="2" office:value-type="string" calcext:value-type="string">
            <text:p>error</text:p>
          </table:table-cell>
          <table:table-cell table:formula="of:=IF(AND([.C87]=&quot;error&quot;;[.D87]=&quot;error&quot;); &quot;true positive&quot;; IF(AND([.C87]=&quot;correct&quot;;[.D87]=&quot;correct&quot;); &quot;true negative&quot;; IF(AND([.C87]=&quot;error&quot;;[.D87]=&quot;correct&quot;); &quot;false positive&quot;; IF(AND([.C87]=&quot;correct&quot;;[.D87]=&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0.atl</text:p>
          </table:table-cell>
          <table:table-cell table:number-columns-repeated="2" office:value-type="string" calcext:value-type="string">
            <text:p>error</text:p>
          </table:table-cell>
          <table:table-cell table:formula="of:=IF(AND([.C88]=&quot;error&quot;;[.D88]=&quot;error&quot;); &quot;true positive&quot;; IF(AND([.C88]=&quot;correct&quot;;[.D88]=&quot;correct&quot;); &quot;true negative&quot;; IF(AND([.C88]=&quot;error&quot;;[.D88]=&quot;correct&quot;); &quot;false positive&quot;; IF(AND([.C88]=&quot;correct&quot;;[.D8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4.model</text:p>
          </table:table-cell>
          <table:table-cell table:number-columns-repeated="1017"/>
        </table:table-row>
        <table:table-row table:style-name="ro1">
          <table:table-cell/>
          <table:table-cell office:value-type="string" calcext:value-type="string">
            <text:p>CollectionOperationCallModification_mutant11.atl</text:p>
          </table:table-cell>
          <table:table-cell table:number-columns-repeated="2" office:value-type="string" calcext:value-type="string">
            <text:p>error</text:p>
          </table:table-cell>
          <table:table-cell table:formula="of:=IF(AND([.C89]=&quot;error&quot;;[.D89]=&quot;error&quot;); &quot;true positive&quot;; IF(AND([.C89]=&quot;correct&quot;;[.D89]=&quot;correct&quot;); &quot;true negative&quot;; IF(AND([.C89]=&quot;error&quot;;[.D89]=&quot;correct&quot;); &quot;false positive&quot;; IF(AND([.C89]=&quot;correct&quot;;[.D89]=&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4.model</text:p>
          </table:table-cell>
          <table:table-cell table:number-columns-repeated="1017"/>
        </table:table-row>
        <table:table-row table:style-name="ro1">
          <table:table-cell table:style-name="ce4"/>
          <table:table-cell table:style-name="ce9" office:value-type="string" calcext:value-type="string">
            <office:annotation draw:style-name="gr5" draw:text-style-name="P1" svg:width="6.893cm" svg:height="1.386cm" svg:x="9.594cm" svg:y="38.688cm" draw:caption-point-x="-0.61cm" draw:caption-point-y="1.51cm">
              <dc:date>2015-12-01T00:00:00</dc:date>
              <text:p text:style-name="P1"><text:span text:style-name="T1">The ATL standard library is not completely encoded for collection types yet.</text:span></text:p>
              <text:p text:style-name="P1"><text:span text:style-name="T1"/></text:p>
            </office:annotation>
            <text:p>CollectionOperationCallModification_mutant1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0]=&quot;error&quot;;[.D90]=&quot;error&quot;); &quot;true positive&quot;; IF(AND([.C90]=&quot;correct&quot;;[.D90]=&quot;correct&quot;); &quot;true negative&quot;; IF(AND([.C90]=&quot;error&quot;;[.D90]=&quot;correct&quot;); &quot;false positive&quot;; IF(AND([.C90]=&quot;correct&quot;;[.D9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4.model</text:p>
          </table:table-cell>
          <table:table-cell table:style-name="ce9" table:number-columns-repeated="1017"/>
        </table:table-row>
        <table:table-row table:style-name="ro1">
          <table:table-cell/>
          <table:table-cell office:value-type="string" calcext:value-type="string">
            <text:p>CollectionOperationCallModification_mutant13.atl</text:p>
          </table:table-cell>
          <table:table-cell table:number-columns-repeated="2" office:value-type="string" calcext:value-type="string">
            <text:p>correct</text:p>
          </table:table-cell>
          <table:table-cell table:formula="of:=IF(AND([.C91]=&quot;error&quot;;[.D91]=&quot;error&quot;); &quot;true positive&quot;; IF(AND([.C91]=&quot;correct&quot;;[.D91]=&quot;correct&quot;); &quot;true negative&quot;; IF(AND([.C91]=&quot;error&quot;;[.D91]=&quot;correct&quot;); &quot;false positive&quot;; IF(AND([.C91]=&quot;correct&quot;;[.D9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14.atl</text:p>
          </table:table-cell>
          <table:table-cell table:number-columns-repeated="2" office:value-type="string" calcext:value-type="string">
            <text:p>error</text:p>
          </table:table-cell>
          <table:table-cell table:formula="of:=IF(AND([.C92]=&quot;error&quot;;[.D92]=&quot;error&quot;); &quot;true positive&quot;; IF(AND([.C92]=&quot;correct&quot;;[.D92]=&quot;correct&quot;); &quot;true negative&quot;; IF(AND([.C92]=&quot;error&quot;;[.D92]=&quot;correct&quot;); &quot;false positive&quot;; IF(AND([.C92]=&quot;correct&quot;;[.D92]=&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table-cell office:value-type="string" calcext:value-type="string">
            <text:p>CollectionOperationCallModification_mutant15.atl</text:p>
          </table:table-cell>
          <table:table-cell table:number-columns-repeated="2" office:value-type="string" calcext:value-type="string">
            <text:p>error</text:p>
          </table:table-cell>
          <table:table-cell table:formula="of:=IF(AND([.C93]=&quot;error&quot;;[.D93]=&quot;error&quot;); &quot;true positive&quot;; IF(AND([.C93]=&quot;correct&quot;;[.D93]=&quot;correct&quot;); &quot;true negative&quot;; IF(AND([.C93]=&quot;error&quot;;[.D93]=&quot;correct&quot;); &quot;false positive&quot;; IF(AND([.C93]=&quot;correct&quot;;[.D93]=&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style-name="ce4"/>
          <table:table-cell table:style-name="ce9" office:value-type="string" calcext:value-type="string">
            <text:p>CollectionOperationCallModification_mutant1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4]=&quot;error&quot;;[.D94]=&quot;error&quot;); &quot;true positive&quot;; IF(AND([.C94]=&quot;correct&quot;;[.D94]=&quot;correct&quot;); &quot;true negative&quot;; IF(AND([.C94]=&quot;error&quot;;[.D94]=&quot;correct&quot;); &quot;false positive&quot;; IF(AND([.C94]=&quot;correct&quot;;[.D9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java.lang.Boolean cannot be cast to org.eclipse.emf.ecore.InternalEObject; witness m1019.model</text:p>
          </table:table-cell>
          <table:table-cell table:style-name="ce9" table:number-columns-repeated="1017"/>
        </table:table-row>
        <table:table-row table:style-name="ro1">
          <table:table-cell/>
          <table:table-cell office:value-type="string" calcext:value-type="string">
            <text:p>CollectionOperationCallModification_mutant17.atl</text:p>
          </table:table-cell>
          <table:table-cell table:number-columns-repeated="2" office:value-type="string" calcext:value-type="string">
            <text:p>error</text:p>
          </table:table-cell>
          <table:table-cell table:formula="of:=IF(AND([.C95]=&quot;error&quot;;[.D95]=&quot;error&quot;); &quot;true positive&quot;; IF(AND([.C95]=&quot;correct&quot;;[.D95]=&quot;correct&quot;); &quot;true negative&quot;; IF(AND([.C95]=&quot;error&quot;;[.D95]=&quot;correct&quot;); &quot;false positive&quot;; IF(AND([.C95]=&quot;correct&quot;;[.D95]=&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9.model</text:p>
          </table:table-cell>
          <table:table-cell table:number-columns-repeated="1017"/>
        </table:table-row>
        <table:table-row table:style-name="ro1">
          <table:table-cell/>
          <table:table-cell office:value-type="string" calcext:value-type="string">
            <text:p>CollectionOperationCallModification_mutant18.atl</text:p>
          </table:table-cell>
          <table:table-cell table:number-columns-repeated="2" office:value-type="string" calcext:value-type="string">
            <text:p>error</text:p>
          </table:table-cell>
          <table:table-cell table:formula="of:=IF(AND([.C96]=&quot;error&quot;;[.D96]=&quot;error&quot;); &quot;true positive&quot;; IF(AND([.C96]=&quot;correct&quot;;[.D96]=&quot;correct&quot;); &quot;true negative&quot;; IF(AND([.C96]=&quot;error&quot;;[.D96]=&quot;correct&quot;); &quot;false positive&quot;; IF(AND([.C96]=&quot;correct&quot;;[.D96]=&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9.model</text:p>
          </table:table-cell>
          <table:table-cell table:number-columns-repeated="1017"/>
        </table:table-row>
        <table:table-row table:style-name="ro1">
          <table:table-cell table:style-name="ce4"/>
          <table:table-cell table:style-name="ce9" office:value-type="string" calcext:value-type="string">
            <text:p>CollectionOperationCallModification_mutant1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7]=&quot;error&quot;;[.D97]=&quot;error&quot;); &quot;true positive&quot;; IF(AND([.C97]=&quot;correct&quot;;[.D97]=&quot;correct&quot;); &quot;true negative&quot;; IF(AND([.C97]=&quot;error&quot;;[.D97]=&quot;correct&quot;); &quot;false positive&quot;; IF(AND([.C97]=&quot;correct&quot;;[.D9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9.model</text:p>
          </table:table-cell>
          <table:table-cell table:style-name="ce9" table:number-columns-repeated="1017"/>
        </table:table-row>
        <table:table-row table:style-name="ro1">
          <table:table-cell/>
          <table:table-cell office:value-type="string" calcext:value-type="string">
            <text:p>CollectionOperationCallModification_mutant2.atl</text:p>
          </table:table-cell>
          <table:table-cell table:number-columns-repeated="2" office:value-type="string" calcext:value-type="string">
            <text:p>error</text:p>
          </table:table-cell>
          <table:table-cell table:formula="of:=IF(AND([.C98]=&quot;error&quot;;[.D98]=&quot;error&quot;); &quot;true positive&quot;; IF(AND([.C98]=&quot;correct&quot;;[.D98]=&quot;correct&quot;); &quot;true negative&quot;; IF(AND([.C98]=&quot;error&quot;;[.D98]=&quot;correct&quot;); &quot;false positive&quot;; IF(AND([.C98]=&quot;correct&quot;;[.D9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lt;unnamed&gt;}.intersection(java.util.ArrayList); witness m0.model</text:p>
          </table:table-cell>
          <table:table-cell table:number-columns-repeated="1017"/>
        </table:table-row>
        <table:table-row table:style-name="ro1">
          <table:table-cell/>
          <table:table-cell office:value-type="string" calcext:value-type="string">
            <text:p>CollectionOperationCallModification_mutant20.atl</text:p>
          </table:table-cell>
          <table:table-cell table:number-columns-repeated="2" office:value-type="string" calcext:value-type="string">
            <text:p>error</text:p>
          </table:table-cell>
          <table:table-cell table:formula="of:=IF(AND([.C99]=&quot;error&quot;;[.D99]=&quot;error&quot;); &quot;true positive&quot;; IF(AND([.C99]=&quot;correct&quot;;[.D99]=&quot;correct&quot;); &quot;true negative&quot;; IF(AND([.C99]=&quot;error&quot;;[.D99]=&quot;correct&quot;); &quot;false positive&quot;; IF(AND([.C99]=&quot;correct&quot;;[.D99]=&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No rule for resolveTemp (STATICALLY_CONFI</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1.atl</text:p>
          </table:table-cell>
          <table:table-cell table:number-columns-repeated="2" office:value-type="string" calcext:value-type="string">
            <text:p>correct</text:p>
          </table:table-cell>
          <table:table-cell table:formula="of:=IF(AND([.C100]=&quot;error&quot;;[.D100]=&quot;error&quot;); &quot;true positive&quot;; IF(AND([.C100]=&quot;correct&quot;;[.D100]=&quot;correct&quot;); &quot;true negative&quot;; IF(AND([.C100]=&quot;error&quot;;[.D100]=&quot;correct&quot;); &quot;false positive&quot;; IF(AND([.C100]=&quot;correct&quot;;[.D10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2.atl</text:p>
          </table:table-cell>
          <table:table-cell table:number-columns-repeated="2" office:value-type="string" calcext:value-type="string">
            <text:p>error</text:p>
          </table:table-cell>
          <table:table-cell table:formula="of:=IF(AND([.C101]=&quot;error&quot;;[.D101]=&quot;error&quot;); &quot;true positive&quot;; IF(AND([.C101]=&quot;correct&quot;;[.D101]=&quot;correct&quot;); &quot;true negative&quot;; IF(AND([.C101]=&quot;error&quot;;[.D101]=&quot;correct&quot;); &quot;false positive&quot;; IF(AND([.C101]=&quot;correct&quot;;[.D101]=&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3.atl</text:p>
          </table:table-cell>
          <table:table-cell table:number-columns-repeated="2" office:value-type="string" calcext:value-type="string">
            <text:p>error</text:p>
          </table:table-cell>
          <table:table-cell table:formula="of:=IF(AND([.C102]=&quot;error&quot;;[.D102]=&quot;error&quot;); &quot;true positive&quot;; IF(AND([.C102]=&quot;correct&quot;;[.D102]=&quot;correct&quot;); &quot;true negative&quot;; IF(AND([.C102]=&quot;error&quot;;[.D102]=&quot;correct&quot;); &quot;false positive&quot;; IF(AND([.C102]=&quot;correct&quot;;[.D102]=&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Feature access in collection, author (STA</text:p>
          </table:table-cell>
          <table:table-cell office:value-type="string" calcext:value-type="string">
            <text:p>Collections do not have properties, use -&gt;collect(); witness m0.model</text:p>
          </table:table-cell>
          <table:table-cell table:number-columns-repeated="1017"/>
        </table:table-row>
        <table:table-row table:style-name="ro1">
          <table:table-cell/>
          <table:table-cell office:value-type="string" calcext:value-type="string">
            <text:p>CollectionOperationCallModification_mutant24.atl</text:p>
          </table:table-cell>
          <table:table-cell table:number-columns-repeated="2" office:value-type="string" calcext:value-type="string">
            <text:p>correct</text:p>
          </table:table-cell>
          <table:table-cell table:formula="of:=IF(AND([.C103]=&quot;error&quot;;[.D103]=&quot;error&quot;); &quot;true positive&quot;; IF(AND([.C103]=&quot;correct&quot;;[.D103]=&quot;correct&quot;); &quot;true negative&quot;; IF(AND([.C103]=&quot;error&quot;;[.D103]=&quot;correct&quot;); &quot;false positive&quot;; IF(AND([.C103]=&quot;correct&quot;;[.D10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5.atl</text:p>
          </table:table-cell>
          <table:table-cell table:number-columns-repeated="2" office:value-type="string" calcext:value-type="string">
            <text:p>error</text:p>
          </table:table-cell>
          <table:table-cell table:formula="of:=IF(AND([.C104]=&quot;error&quot;;[.D104]=&quot;error&quot;); &quot;true positive&quot;; IF(AND([.C104]=&quot;correct&quot;;[.D104]=&quot;correct&quot;); &quot;true negative&quot;; IF(AND([.C104]=&quot;error&quot;;[.D104]=&quot;correct&quot;); &quot;false positive&quot;; IF(AND([.C104]=&quot;correct&quot;;[.D104]=&quot;error&quot;); &quot;false negative&quot;; &quot;unknown&quot;))))" office:value-type="string" office:string-value="true positive" calcext:value-type="string">
            <text:p>true positive</text:p>
          </table:table-cell>
          <table:table-cell office:value-type="string" calcext:value-type="string">
            <text:p>No operation Integer.author (STATICALLY_CONFIRMED) ;</text:p>
          </table:table-cell>
          <table:table-cell office:value-type="string" calcext:value-type="string">
            <text:p>java.lang.Integer does not have properties; witness m0.model</text:p>
          </table:table-cell>
          <table:table-cell table:number-columns-repeated="1017"/>
        </table:table-row>
        <table:table-row table:style-name="ro1">
          <table:table-cell/>
          <table:table-cell office:value-type="string" calcext:value-type="string">
            <text:p>CollectionOperationCallModification_mutant3.atl</text:p>
          </table:table-cell>
          <table:table-cell table:number-columns-repeated="2" office:value-type="string" calcext:value-type="string">
            <text:p>error</text:p>
          </table:table-cell>
          <table:table-cell table:formula="of:=IF(AND([.C105]=&quot;error&quot;;[.D105]=&quot;error&quot;); &quot;true positive&quot;; IF(AND([.C105]=&quot;correct&quot;;[.D105]=&quot;correct&quot;); &quot;true negative&quot;; IF(AND([.C105]=&quot;error&quot;;[.D105]=&quot;correct&quot;); &quot;false positive&quot;; IF(AND([.C105]=&quot;correct&quot;;[.D105]=&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4.atl</text:p>
          </table:table-cell>
          <table:table-cell table:number-columns-repeated="2" office:value-type="string" calcext:value-type="string">
            <text:p>error</text:p>
          </table:table-cell>
          <table:table-cell table:formula="of:=IF(AND([.C106]=&quot;error&quot;;[.D106]=&quot;error&quot;); &quot;true positive&quot;; IF(AND([.C106]=&quot;correct&quot;;[.D106]=&quot;correct&quot;); &quot;true negative&quot;; IF(AND([.C106]=&quot;error&quot;;[.D106]=&quot;correct&quot;); &quot;false positive&quot;; IF(AND([.C106]=&quot;correct&quot;;[.D10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USE_INTERNAL_ERROR) ;</text:p>
          </table:table-cell>
          <table:table-cell office:value-type="string" calcext:value-type="string">
            <text:p>Operation asSet: wrong number of parameters; witness m0.model</text:p>
          </table:table-cell>
          <table:table-cell table:number-columns-repeated="1017"/>
        </table:table-row>
        <table:table-row table:style-name="ro1">
          <table:table-cell/>
          <table:table-cell office:value-type="string" calcext:value-type="string">
            <text:p>CollectionOperationCallModification_mutant5.atl</text:p>
          </table:table-cell>
          <table:table-cell table:number-columns-repeated="2" office:value-type="string" calcext:value-type="string">
            <text:p>correct</text:p>
          </table:table-cell>
          <table:table-cell table:formula="of:=IF(AND([.C107]=&quot;error&quot;;[.D107]=&quot;error&quot;); &quot;true positive&quot;; IF(AND([.C107]=&quot;correct&quot;;[.D107]=&quot;correct&quot;); &quot;true negative&quot;; IF(AND([.C107]=&quot;error&quot;;[.D107]=&quot;correct&quot;); &quot;false positive&quot;; IF(AND([.C107]=&quot;correct&quot;;[.D10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CollectionOperationCallModification_mutant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8]=&quot;error&quot;;[.D108]=&quot;error&quot;); &quot;true positive&quot;; IF(AND([.C108]=&quot;correct&quot;;[.D108]=&quot;correct&quot;); &quot;true negative&quot;; IF(AND([.C108]=&quot;error&quot;;[.D108]=&quot;correct&quot;); &quot;false positive&quot;; IF(AND([.C108]=&quot;correct&quot;;[.D10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size: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9]=&quot;error&quot;;[.D109]=&quot;error&quot;); &quot;true positive&quot;; IF(AND([.C109]=&quot;correct&quot;;[.D109]=&quot;correct&quot;); &quot;true negative&quot;; IF(AND([.C109]=&quot;error&quot;;[.D109]=&quot;correct&quot;); &quot;false positive&quot;; IF(AND([.C109]=&quot;correct&quot;;[.D10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isEmpty: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0]=&quot;error&quot;;[.D110]=&quot;error&quot;); &quot;true positive&quot;; IF(AND([.C110]=&quot;correct&quot;;[.D110]=&quot;correct&quot;); &quot;true negative&quot;; IF(AND([.C110]=&quot;error&quot;;[.D110]=&quot;correct&quot;); &quot;false positive&quot;; IF(AND([.C110]=&quot;correct&quot;;[.D11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not found: Sequence {IN!&lt;unnamed&gt;}.not();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1]=&quot;error&quot;;[.D111]=&quot;error&quot;); &quot;true positive&quot;; IF(AND([.C111]=&quot;correct&quot;;[.D111]=&quot;correct&quot;); &quot;true negative&quot;; IF(AND([.C111]=&quot;error&quot;;[.D111]=&quot;correct&quot;); &quot;false positive&quot;; IF(AND([.C111]=&quot;correct&quot;;[.D11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last: wrong number of parameters; witness m1014.model</text:p>
          </table:table-cell>
          <table:table-cell table:style-name="ce9" table:number-columns-repeated="1017"/>
        </table:table-row>
        <table:table-row table:style-name="ro1">
          <table:table-cell table:style-name="ce3"/>
          <table:table-cell table:style-name="ce8" office:value-type="string" calcext:value-type="string">
            <text:p>CollectionTypeModification_mutant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2]=&quot;error&quot;;[.D112]=&quot;error&quot;); &quot;true positive&quot;; IF(AND([.C112]=&quot;correct&quot;;[.D112]=&quot;correct&quot;); &quot;true negative&quot;; IF(AND([.C112]=&quot;error&quot;;[.D112]=&quot;correct&quot;); &quot;false positive&quot;; IF(AND([.C112]=&quot;correct&quot;;[.D1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PetriNet)), given addTransitions(Sequen</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3]=&quot;error&quot;;[.D113]=&quot;error&quot;); &quot;true positive&quot;; IF(AND([.C113]=&quot;correct&quot;;[.D113]=&quot;correct&quot;); &quot;true negative&quot;; IF(AND([.C113]=&quot;error&quot;;[.D113]=&quot;correct&quot;); &quot;false positive&quot;; IF(AND([.C113]=&quot;correct&quot;;[.D11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ype)), given addTransitions(Sequence(T</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4]=&quot;error&quot;;[.D114]=&quot;error&quot;); &quot;true positive&quot;; IF(AND([.C114]=&quot;correct&quot;;[.D114]=&quot;correct&quot;); &quot;true negative&quot;; IF(AND([.C114]=&quot;error&quot;;[.D114]=&quot;correct&quot;); &quot;false positive&quot;; IF(AND([.C114]=&quot;correct&quot;;[.D114]=&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laceToTransArc)), given addArcs(Sequence(Unio</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5]=&quot;error&quot;;[.D115]=&quot;error&quot;); &quot;true positive&quot;; IF(AND([.C115]=&quot;correct&quot;;[.D115]=&quot;correct&quot;); &quot;true negative&quot;; IF(AND([.C115]=&quot;error&quot;;[.D115]=&quot;correct&quot;); &quot;false positive&quot;; IF(AND([.C115]=&quot;correct&quot;;[.D1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etriNet)), given addArcs(Sequence(Union {Plac</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6]=&quot;error&quot;;[.D116]=&quot;error&quot;); &quot;true positive&quot;; IF(AND([.C116]=&quot;correct&quot;;[.D116]=&quot;correct&quot;); &quot;true negative&quot;; IF(AND([.C116]=&quot;error&quot;;[.D116]=&quot;correct&quot;); &quot;false positive&quot;; IF(AND([.C116]=&quot;correct&quot;;[.D116]=&quot;error&quot;); &quot;false negative&quot;; &quot;unknown&quot;))))" office:value-type="string" office:string-value="false positive" calcext:value-type="string">
            <text:p>false positive</text:p>
          </table:table-cell>
          <table:table-cell table:style-name="ce8" office:value-type="string" calcext:value-type="string">
            <text:p>Incoherent return type. Declared type (Set(PetriNet)) and inferred (Set(Token)) (STATICALLY_CONFIRME</text:p>
          </table:table-cell>
          <table:table-cell table:style-name="ce8" table:number-columns-repeated="1018"/>
        </table:table-row>
        <table:table-row table:style-name="ro1">
          <table:table-cell/>
          <table:table-cell office:value-type="string" calcext:value-type="string">
            <text:p>CreationofBinding_mutant1.atl</text:p>
          </table:table-cell>
          <table:table-cell table:number-columns-repeated="2" office:value-type="string" calcext:value-type="string">
            <text:p>correct</text:p>
          </table:table-cell>
          <table:table-cell table:formula="of:=IF(AND([.C117]=&quot;error&quot;;[.D117]=&quot;error&quot;); &quot;true positive&quot;; IF(AND([.C117]=&quot;correct&quot;;[.D117]=&quot;correct&quot;); &quot;true negative&quot;; IF(AND([.C117]=&quot;error&quot;;[.D117]=&quot;correct&quot;); &quot;false positive&quot;; IF(AND([.C117]=&quot;correct&quot;;[.D11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0.atl</text:p>
          </table:table-cell>
          <table:table-cell table:number-columns-repeated="2" office:value-type="string" calcext:value-type="string">
            <text:p>correct</text:p>
          </table:table-cell>
          <table:table-cell table:formula="of:=IF(AND([.C118]=&quot;error&quot;;[.D118]=&quot;error&quot;); &quot;true positive&quot;; IF(AND([.C118]=&quot;correct&quot;;[.D118]=&quot;correct&quot;); &quot;true negative&quot;; IF(AND([.C118]=&quot;error&quot;;[.D118]=&quot;correct&quot;); &quot;false positive&quot;; IF(AND([.C118]=&quot;correct&quot;;[.D1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6" draw:text-style-name="P1" svg:width="7.848cm" svg:height="2.474cm" svg:x="9.594cm" svg:y="51.783cm" draw:caption-point-x="-0.61cm" draw:caption-point-y="1.51cm">
              <dc:date>2015-12-03T00:00:00</dc:date>
              <text:p text:style-name="P1"><text:span text:style-name="T1">The assignment is:</text:span></text:p>
              <text:p text:style-name="P1"><text:span text:style-name="T1"><text:s text:c="4"/></text:span><text:span text:style-name="T1">author &lt;- Set { }</text:span></text:p>
              <text:p text:style-name="P1"><text:span text:style-name="T1">being author optional. Thus no visible problem sill be produced.</text:span></text:p>
            </office:annotation>
            <text:p>CreationofBinding_mutant11.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19]=&quot;error&quot;;[.D119]=&quot;error&quot;); &quot;true positive&quot;; IF(AND([.C119]=&quot;correct&quot;;[.D119]=&quot;correct&quot;); &quot;true negative&quot;; IF(AND([.C119]=&quot;error&quot;;[.D119]=&quot;correct&quot;); &quot;false positive&quot;; IF(AND([.C119]=&quot;correct&quot;;[.D119]=&quot;error&quot;); &quot;false negative&quot;; &quot;unknown&quot;))))" office:value-type="string" office:string-value="false positive" calcext:value-type="string">
            <text:p>false positive</text:p>
          </table:table-cell>
          <table:table-cell table:style-name="ce11" office:value-type="string" calcext:value-type="string">
            <text:p>In binding Transition.author, expected mono-valued, received collection (STATICALLY_CONFIRMED) ;In b</text:p>
          </table:table-cell>
          <table:table-cell table:style-name="ce11" table:number-columns-repeated="1018"/>
        </table:table-row>
        <table:table-row table:style-name="ro1">
          <table:table-cell/>
          <table:table-cell office:value-type="string" calcext:value-type="string">
            <text:p>CreationofBinding_mutant12.atl</text:p>
          </table:table-cell>
          <table:table-cell table:number-columns-repeated="2" office:value-type="string" calcext:value-type="string">
            <text:p>correct</text:p>
          </table:table-cell>
          <table:table-cell table:formula="of:=IF(AND([.C120]=&quot;error&quot;;[.D120]=&quot;error&quot;); &quot;true positive&quot;; IF(AND([.C120]=&quot;correct&quot;;[.D120]=&quot;correct&quot;); &quot;true negative&quot;; IF(AND([.C120]=&quot;error&quot;;[.D120]=&quot;correct&quot;); &quot;false positive&quot;; IF(AND([.C120]=&quot;correct&quot;;[.D1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3.atl</text:p>
          </table:table-cell>
          <table:table-cell table:number-columns-repeated="2" office:value-type="string" calcext:value-type="string">
            <text:p>error</text:p>
          </table:table-cell>
          <table:table-cell table:formula="of:=IF(AND([.C121]=&quot;error&quot;;[.D121]=&quot;error&quot;); &quot;true positive&quot;; IF(AND([.C121]=&quot;correct&quot;;[.D121]=&quot;correct&quot;); &quot;true negative&quot;; IF(AND([.C121]=&quot;error&quot;;[.D121]=&quot;correct&quot;); &quot;false positive&quot;; IF(AND([.C121]=&quot;correct&quot;;[.D121]=&quot;error&quot;); &quot;false negative&quot;; &quot;unknown&quot;))))" office:value-type="string" office:string-value="true positive" calcext:value-type="string">
            <text:p>true positive</text:p>
          </table:table-cell>
          <table:table-cell office:value-type="string" calcext:value-type="string">
            <text:p>No rule for binding: Checker (STATICALLY_CONFIRMED) ;</text:p>
          </table:table-cell>
          <table:table-cell office:value-type="string" calcext:value-type="string">
            <text:p>The value of type 'org.eclipse.emf.ecore.impl.EClassImpl@f3d6c5 (name: Place) (instanceClassName: nu; witness m1019.model</text:p>
          </table:table-cell>
          <table:table-cell table:number-columns-repeated="1017"/>
        </table:table-row>
        <table:table-row table:style-name="ro1">
          <table:table-cell/>
          <table:table-cell office:value-type="string" calcext:value-type="string">
            <text:p>CreationofBinding_mutant14.atl</text:p>
          </table:table-cell>
          <table:table-cell table:number-columns-repeated="2" office:value-type="string" calcext:value-type="string">
            <text:p>correct</text:p>
          </table:table-cell>
          <table:table-cell table:formula="of:=IF(AND([.C122]=&quot;error&quot;;[.D122]=&quot;error&quot;); &quot;true positive&quot;; IF(AND([.C122]=&quot;correct&quot;;[.D122]=&quot;correct&quot;); &quot;true negative&quot;; IF(AND([.C122]=&quot;error&quot;;[.D122]=&quot;correct&quot;); &quot;false positive&quot;; IF(AND([.C122]=&quot;correct&quot;;[.D12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7" draw:text-style-name="P1" svg:width="7.712cm" svg:height="1.71cm" svg:x="9.594cm" svg:y="53.589cm" draw:caption-point-x="-0.61cm" draw:caption-point-y="1.51cm">
              <dc:date>2015-12-03T00:00:00</dc:date>
              <text:p text:style-name="P1"><text:span text:style-name="T1">Same as the CreationofBinding_mutant11.atl</text:span></text:p>
            </office:annotation>
            <text:p>CreationofBinding_mutant15.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3]=&quot;error&quot;;[.D123]=&quot;error&quot;); &quot;true positive&quot;; IF(AND([.C123]=&quot;correct&quot;;[.D123]=&quot;correct&quot;); &quot;true negative&quot;; IF(AND([.C123]=&quot;error&quot;;[.D123]=&quot;correct&quot;); &quot;false positive&quot;; IF(AND([.C123]=&quot;correct&quot;;[.D123]=&quot;error&quot;); &quot;false negative&quot;; &quot;unknown&quot;))))" office:value-type="string" office:string-value="false positive" calcext:value-type="string">
            <text:p>false positive</text:p>
          </table:table-cell>
          <table:table-cell table:style-name="ce11" office:value-type="string" calcext:value-type="string">
            <text:p>In binding PlaceToTransArc.weight, expected mono-valued, received collection (STATICALLY_CONFIRMED) </text:p>
          </table:table-cell>
          <table:table-cell table:style-name="ce11" table:number-columns-repeated="1018"/>
        </table:table-row>
        <table:table-row table:style-name="ro1">
          <table:table-cell table:style-name="ce5" office:value-type="string" calcext:value-type="string">
            <text:p>R</text:p>
          </table:table-cell>
          <table:table-cell table:style-name="ce10" office:value-type="string" calcext:value-type="string">
            <office:annotation draw:style-name="gr8" draw:text-style-name="P1" svg:width="11.364cm" svg:height="1.639cm" svg:x="9.594cm" svg:y="54.041cm" draw:caption-point-x="-0.61cm" draw:caption-point-y="1.51cm">
              <dc:date>2015-12-03T00:00:00</dc:date>
              <text:p text:style-name="P1"><text:span text:style-name="T1">AnATLyzer produces a true error but it has no external manifestation.</text:span></text:p>
            </office:annotation>
            <text:p>CreationofBinding_mutant16.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24]=&quot;error&quot;;[.D124]=&quot;error&quot;); &quot;true positive&quot;; IF(AND([.C124]=&quot;correct&quot;;[.D124]=&quot;correct&quot;); &quot;true negative&quot;; IF(AND([.C124]=&quot;error&quot;;[.D124]=&quot;correct&quot;); &quot;false positive&quot;; IF(AND([.C124]=&quot;correct&quot;;[.D124]=&quot;error&quot;); &quot;false negative&quot;; &quot;unknown&quot;))))" office:value-type="string" office:string-value="false positive" calcext:value-type="string">
            <text:p>false positive</text:p>
          </table:table-cell>
          <table:table-cell table:style-name="ce10" office:value-type="string" calcext:value-type="string">
            <text:p>No rule for binding: Checker (STATICALLY_CONFIRMED) ;</text:p>
          </table:table-cell>
          <table:table-cell table:style-name="ce10" table:number-columns-repeated="1018"/>
        </table:table-row>
        <table:table-row table:style-name="ro1">
          <table:table-cell/>
          <table:table-cell office:value-type="string" calcext:value-type="string">
            <text:p>CreationofBinding_mutant17.atl</text:p>
          </table:table-cell>
          <table:table-cell table:number-columns-repeated="2" office:value-type="string" calcext:value-type="string">
            <text:p>correct</text:p>
          </table:table-cell>
          <table:table-cell table:formula="of:=IF(AND([.C125]=&quot;error&quot;;[.D125]=&quot;error&quot;); &quot;true positive&quot;; IF(AND([.C125]=&quot;correct&quot;;[.D125]=&quot;correct&quot;); &quot;true negative&quot;; IF(AND([.C125]=&quot;error&quot;;[.D125]=&quot;correct&quot;); &quot;false positive&quot;; IF(AND([.C125]=&quot;correct&quot;;[.D1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text:p>CreationofBinding_mutant18.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6]=&quot;error&quot;;[.D126]=&quot;error&quot;); &quot;true positive&quot;; IF(AND([.C126]=&quot;correct&quot;;[.D126]=&quot;correct&quot;); &quot;true negative&quot;; IF(AND([.C126]=&quot;error&quot;;[.D126]=&quot;correct&quot;); &quot;false positive&quot;; IF(AND([.C126]=&quot;correct&quot;;[.D126]=&quot;error&quot;); &quot;false negative&quot;; &quot;unknown&quot;))))" office:value-type="string" office:string-value="false positive" calcext:value-type="string">
            <text:p>false positive</text:p>
          </table:table-cell>
          <table:table-cell table:style-name="ce11" office:value-type="string" calcext:value-type="string">
            <text:p>In binding TransToPlaceArc.weight, expected mono-valued, received collection (STATICALLY_CONFIRMED) </text:p>
          </table:table-cell>
          <table:table-cell table:style-name="ce11" table:number-columns-repeated="1018"/>
        </table:table-row>
        <table:table-row table:style-name="ro1">
          <table:table-cell table:style-name="ce4"/>
          <table:table-cell table:style-name="ce9" office:value-type="string" calcext:value-type="string">
            <text:p>CreationofBinding_mutant19.atl</text:p>
          </table:table-cell>
          <table:table-cell table:style-name="ce9" office:value-type="string" calcext:value-type="string">
            <text:p>error</text:p>
          </table:table-cell>
          <table:table-cell table:style-name="ce9" office:value-type="string" calcext:value-type="string">
            <text:p>correct</text:p>
          </table:table-cell>
          <table:table-cell table:style-name="ce9" table:formula="of:=IF(AND([.C127]=&quot;error&quot;;[.D127]=&quot;error&quot;); &quot;true positive&quot;; IF(AND([.C127]=&quot;correct&quot;;[.D127]=&quot;correct&quot;); &quot;true negative&quot;; IF(AND([.C127]=&quot;error&quot;;[.D127]=&quot;correct&quot;); &quot;false positive&quot;; IF(AND([.C127]=&quot;correct&quot;;[.D127]=&quot;error&quot;); &quot;false negative&quot;; &quot;unknown&quot;))))" office:value-type="string" office:string-value="false positive" calcext:value-type="string">
            <text:p>false positive</text:p>
          </table:table-cell>
          <table:table-cell table:style-name="ce9" office:value-type="string" calcext:value-type="string">
            <text:p>In binding Token.values : Sequence(String), expected primitive type, received objects (STATICALLY_CO</text:p>
          </table:table-cell>
          <table:table-cell table:style-name="ce9" table:number-columns-repeated="1018"/>
        </table:table-row>
        <table:table-row table:style-name="ro1">
          <table:table-cell/>
          <table:table-cell office:value-type="string" calcext:value-type="string">
            <text:p>CreationofBinding_mutant2.atl</text:p>
          </table:table-cell>
          <table:table-cell table:number-columns-repeated="2" office:value-type="string" calcext:value-type="string">
            <text:p>correct</text:p>
          </table:table-cell>
          <table:table-cell table:formula="of:=IF(AND([.C128]=&quot;error&quot;;[.D128]=&quot;error&quot;); &quot;true positive&quot;; IF(AND([.C128]=&quot;correct&quot;;[.D128]=&quot;correct&quot;); &quot;true negative&quot;; IF(AND([.C128]=&quot;error&quot;;[.D128]=&quot;correct&quot;); &quot;false positive&quot;; IF(AND([.C128]=&quot;correct&quot;;[.D1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20.atl</text:p>
          </table:table-cell>
          <table:table-cell table:number-columns-repeated="2" office:value-type="string" calcext:value-type="string">
            <text:p>correct</text:p>
          </table:table-cell>
          <table:table-cell table:formula="of:=IF(AND([.C129]=&quot;error&quot;;[.D129]=&quot;error&quot;); &quot;true positive&quot;; IF(AND([.C129]=&quot;correct&quot;;[.D129]=&quot;correct&quot;); &quot;true negative&quot;; IF(AND([.C129]=&quot;error&quot;;[.D129]=&quot;correct&quot;); &quot;false positive&quot;; IF(AND([.C129]=&quot;correct&quot;;[.D12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3.atl</text:p>
          </table:table-cell>
          <table:table-cell table:number-columns-repeated="2" office:value-type="string" calcext:value-type="string">
            <text:p>error</text:p>
          </table:table-cell>
          <table:table-cell table:formula="of:=IF(AND([.C130]=&quot;error&quot;;[.D130]=&quot;error&quot;); &quot;true positive&quot;; IF(AND([.C130]=&quot;correct&quot;;[.D130]=&quot;correct&quot;); &quot;true negative&quot;; IF(AND([.C130]=&quot;error&quot;;[.D130]=&quot;correct&quot;); &quot;false positive&quot;; IF(AND([.C130]=&quot;correct&quot;;[.D130]=&quot;error&quot;); &quot;false negative&quot;; &quot;unknown&quot;))))" office:value-type="string" office:string-value="true positive" calcext:value-type="string">
            <text:p>true positive</text:p>
          </table:table-cell>
          <table:table-cell office:value-type="string" calcext:value-type="string">
            <text:p>In binding PetriNet.transitions : Sequence(Transition), expected object type, received primitive va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reationofBinding_mutant4.atl</text:p>
          </table:table-cell>
          <table:table-cell table:number-columns-repeated="2" office:value-type="string" calcext:value-type="string">
            <text:p>correct</text:p>
          </table:table-cell>
          <table:table-cell table:formula="of:=IF(AND([.C131]=&quot;error&quot;;[.D131]=&quot;error&quot;); &quot;true positive&quot;; IF(AND([.C131]=&quot;correct&quot;;[.D131]=&quot;correct&quot;); &quot;true negative&quot;; IF(AND([.C131]=&quot;error&quot;;[.D131]=&quot;correct&quot;); &quot;false positive&quot;; IF(AND([.C131]=&quot;correct&quot;;[.D1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5.atl</text:p>
          </table:table-cell>
          <table:table-cell table:number-columns-repeated="2" office:value-type="string" calcext:value-type="string">
            <text:p>correct</text:p>
          </table:table-cell>
          <table:table-cell table:formula="of:=IF(AND([.C132]=&quot;error&quot;;[.D132]=&quot;error&quot;); &quot;true positive&quot;; IF(AND([.C132]=&quot;correct&quot;;[.D132]=&quot;correct&quot;); &quot;true negative&quot;; IF(AND([.C132]=&quot;error&quot;;[.D132]=&quot;correct&quot;); &quot;false positive&quot;; IF(AND([.C132]=&quot;correct&quot;;[.D13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6.atl</text:p>
          </table:table-cell>
          <table:table-cell table:number-columns-repeated="2" office:value-type="string" calcext:value-type="string">
            <text:p>correct</text:p>
          </table:table-cell>
          <table:table-cell table:formula="of:=IF(AND([.C133]=&quot;error&quot;;[.D133]=&quot;error&quot;); &quot;true positive&quot;; IF(AND([.C133]=&quot;correct&quot;;[.D133]=&quot;correct&quot;); &quot;true negative&quot;; IF(AND([.C133]=&quot;error&quot;;[.D133]=&quot;correct&quot;); &quot;false positive&quot;; IF(AND([.C133]=&quot;correct&quot;;[.D1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7.atl</text:p>
          </table:table-cell>
          <table:table-cell table:number-columns-repeated="2" office:value-type="string" calcext:value-type="string">
            <text:p>error</text:p>
          </table:table-cell>
          <table:table-cell table:formula="of:=IF(AND([.C134]=&quot;error&quot;;[.D134]=&quot;error&quot;); &quot;true positive&quot;; IF(AND([.C134]=&quot;correct&quot;;[.D134]=&quot;correct&quot;); &quot;true negative&quot;; IF(AND([.C134]=&quot;error&quot;;[.D134]=&quot;correct&quot;); &quot;false positive&quot;; IF(AND([.C134]=&quot;correct&quot;;[.D134]=&quot;error&quot;); &quot;false negative&quot;; &quot;unknown&quot;))))" office:value-type="string" office:string-value="true positive" calcext:value-type="string">
            <text:p>true positive</text:p>
          </table:table-cell>
          <table:table-cell office:value-type="string" calcext:value-type="string">
            <text:p>Binding may be resolved by rule with invalid target type (src : Machine). 70:4-70:13 <text:s/>AssemblerToPla</text:p>
          </table:table-cell>
          <table:table-cell office:value-type="string" calcext:value-type="string">
            <text:p>The value of type 'org.eclipse.emf.ecore.impl.EClassImpl@17ffc74 (name: Place) (instanceClassName: n; witness m0.model</text:p>
          </table:table-cell>
          <table:table-cell table:number-columns-repeated="1017"/>
        </table:table-row>
        <table:table-row table:style-name="ro1">
          <table:table-cell/>
          <table:table-cell office:value-type="string" calcext:value-type="string">
            <text:p>CreationofBinding_mutant8.atl</text:p>
          </table:table-cell>
          <table:table-cell table:number-columns-repeated="2" office:value-type="string" calcext:value-type="string">
            <text:p>correct</text:p>
          </table:table-cell>
          <table:table-cell table:formula="of:=IF(AND([.C135]=&quot;error&quot;;[.D135]=&quot;error&quot;); &quot;true positive&quot;; IF(AND([.C135]=&quot;correct&quot;;[.D135]=&quot;correct&quot;); &quot;true negative&quot;; IF(AND([.C135]=&quot;error&quot;;[.D135]=&quot;correct&quot;); &quot;false positive&quot;; IF(AND([.C135]=&quot;correct&quot;;[.D13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9.atl</text:p>
          </table:table-cell>
          <table:table-cell table:number-columns-repeated="2" office:value-type="string" calcext:value-type="string">
            <text:p>correct</text:p>
          </table:table-cell>
          <table:table-cell table:formula="of:=IF(AND([.C136]=&quot;error&quot;;[.D136]=&quot;error&quot;); &quot;true positive&quot;; IF(AND([.C136]=&quot;correct&quot;;[.D136]=&quot;correct&quot;); &quot;true negative&quot;; IF(AND([.C136]=&quot;error&quot;;[.D136]=&quot;correct&quot;); &quot;false positive&quot;; IF(AND([.C136]=&quot;correct&quot;;[.D13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InPatternElement_mutant1.atl</text:p>
          </table:table-cell>
          <table:table-cell table:number-columns-repeated="2" office:value-type="string" calcext:value-type="string">
            <text:p>error</text:p>
          </table:table-cell>
          <table:table-cell table:formula="of:=IF(AND([.C137]=&quot;error&quot;;[.D137]=&quot;error&quot;); &quot;true positive&quot;; IF(AND([.C137]=&quot;correct&quot;;[.D137]=&quot;correct&quot;); &quot;true negative&quot;; IF(AND([.C137]=&quot;error&quot;;[.D137]=&quot;correct&quot;); &quot;false positive&quot;; IF(AND([.C137]=&quot;correct&quot;;[.D13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0.atl</text:p>
          </table:table-cell>
          <table:table-cell table:number-columns-repeated="2" office:value-type="string" calcext:value-type="string">
            <text:p>error</text:p>
          </table:table-cell>
          <table:table-cell table:formula="of:=IF(AND([.C138]=&quot;error&quot;;[.D138]=&quot;error&quot;); &quot;true positive&quot;; IF(AND([.C138]=&quot;correct&quot;;[.D138]=&quot;correct&quot;); &quot;true negative&quot;; IF(AND([.C138]=&quot;error&quot;;[.D138]=&quot;correct&quot;); &quot;false positive&quot;; IF(AND([.C138]=&quot;correct&quot;;[.D13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1.atl</text:p>
          </table:table-cell>
          <table:table-cell table:number-columns-repeated="2" office:value-type="string" calcext:value-type="string">
            <text:p>error</text:p>
          </table:table-cell>
          <table:table-cell table:formula="of:=IF(AND([.C139]=&quot;error&quot;;[.D139]=&quot;error&quot;); &quot;true positive&quot;; IF(AND([.C139]=&quot;correct&quot;;[.D139]=&quot;correct&quot;); &quot;true negative&quot;; IF(AND([.C139]=&quot;error&quot;;[.D139]=&quot;correct&quot;); &quot;false positive&quot;; IF(AND([.C139]=&quot;correct&quot;;[.D13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2.atl</text:p>
          </table:table-cell>
          <table:table-cell table:number-columns-repeated="2" office:value-type="string" calcext:value-type="string">
            <text:p>error</text:p>
          </table:table-cell>
          <table:table-cell table:formula="of:=IF(AND([.C140]=&quot;error&quot;;[.D140]=&quot;error&quot;); &quot;true positive&quot;; IF(AND([.C140]=&quot;correct&quot;;[.D140]=&quot;correct&quot;); &quot;true negative&quot;; IF(AND([.C140]=&quot;error&quot;;[.D140]=&quot;correct&quot;); &quot;false positive&quot;; IF(AND([.C140]=&quot;correct&quot;;[.D14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3.atl</text:p>
          </table:table-cell>
          <table:table-cell table:number-columns-repeated="2" office:value-type="string" calcext:value-type="string">
            <text:p>error</text:p>
          </table:table-cell>
          <table:table-cell table:formula="of:=IF(AND([.C141]=&quot;error&quot;;[.D141]=&quot;error&quot;); &quot;true positive&quot;; IF(AND([.C141]=&quot;correct&quot;;[.D141]=&quot;correct&quot;); &quot;true negative&quot;; IF(AND([.C141]=&quot;error&quot;;[.D141]=&quot;correct&quot;); &quot;false positive&quot;; IF(AND([.C141]=&quot;correct&quot;;[.D14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4.atl</text:p>
          </table:table-cell>
          <table:table-cell table:number-columns-repeated="2" office:value-type="string" calcext:value-type="string">
            <text:p>error</text:p>
          </table:table-cell>
          <table:table-cell table:formula="of:=IF(AND([.C142]=&quot;error&quot;;[.D142]=&quot;error&quot;); &quot;true positive&quot;; IF(AND([.C142]=&quot;correct&quot;;[.D142]=&quot;correct&quot;); &quot;true negative&quot;; IF(AND([.C142]=&quot;error&quot;;[.D142]=&quot;correct&quot;); &quot;false positive&quot;; IF(AND([.C142]=&quot;correct&quot;;[.D142]=&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5.atl</text:p>
          </table:table-cell>
          <table:table-cell table:number-columns-repeated="2" office:value-type="string" calcext:value-type="string">
            <text:p>error</text:p>
          </table:table-cell>
          <table:table-cell table:formula="of:=IF(AND([.C143]=&quot;error&quot;;[.D143]=&quot;error&quot;); &quot;true positive&quot;; IF(AND([.C143]=&quot;correct&quot;;[.D143]=&quot;correct&quot;); &quot;true negative&quot;; IF(AND([.C143]=&quot;error&quot;;[.D143]=&quot;correct&quot;); &quot;false positive&quot;; IF(AND([.C143]=&quot;correct&quot;;[.D143]=&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6.atl</text:p>
          </table:table-cell>
          <table:table-cell table:number-columns-repeated="2" office:value-type="string" calcext:value-type="string">
            <text:p>error</text:p>
          </table:table-cell>
          <table:table-cell table:formula="of:=IF(AND([.C144]=&quot;error&quot;;[.D144]=&quot;error&quot;); &quot;true positive&quot;; IF(AND([.C144]=&quot;correct&quot;;[.D144]=&quot;correct&quot;); &quot;true negative&quot;; IF(AND([.C144]=&quot;error&quot;;[.D144]=&quot;correct&quot;); &quot;false positive&quot;; IF(AND([.C144]=&quot;correct&quot;;[.D144]=&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7.atl</text:p>
          </table:table-cell>
          <table:table-cell table:number-columns-repeated="2" office:value-type="string" calcext:value-type="string">
            <text:p>error</text:p>
          </table:table-cell>
          <table:table-cell table:formula="of:=IF(AND([.C145]=&quot;error&quot;;[.D145]=&quot;error&quot;); &quot;true positive&quot;; IF(AND([.C145]=&quot;correct&quot;;[.D145]=&quot;correct&quot;); &quot;true negative&quot;; IF(AND([.C145]=&quot;error&quot;;[.D145]=&quot;correct&quot;); &quot;false positive&quot;; IF(AND([.C145]=&quot;correct&quot;;[.D145]=&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8.atl</text:p>
          </table:table-cell>
          <table:table-cell table:number-columns-repeated="2" office:value-type="string" calcext:value-type="string">
            <text:p>error</text:p>
          </table:table-cell>
          <table:table-cell table:formula="of:=IF(AND([.C146]=&quot;error&quot;;[.D146]=&quot;error&quot;); &quot;true positive&quot;; IF(AND([.C146]=&quot;correct&quot;;[.D146]=&quot;correct&quot;); &quot;true negative&quot;; IF(AND([.C146]=&quot;error&quot;;[.D146]=&quot;correct&quot;); &quot;false positive&quot;; IF(AND([.C146]=&quot;correct&quot;;[.D14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9.atl</text:p>
          </table:table-cell>
          <table:table-cell table:number-columns-repeated="2" office:value-type="string" calcext:value-type="string">
            <text:p>error</text:p>
          </table:table-cell>
          <table:table-cell table:formula="of:=IF(AND([.C147]=&quot;error&quot;;[.D147]=&quot;error&quot;); &quot;true positive&quot;; IF(AND([.C147]=&quot;correct&quot;;[.D147]=&quot;correct&quot;); &quot;true negative&quot;; IF(AND([.C147]=&quot;error&quot;;[.D147]=&quot;correct&quot;); &quot;false positive&quot;; IF(AND([.C147]=&quot;correct&quot;;[.D147]=&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atl</text:p>
          </table:table-cell>
          <table:table-cell table:number-columns-repeated="2" office:value-type="string" calcext:value-type="string">
            <text:p>error</text:p>
          </table:table-cell>
          <table:table-cell table:formula="of:=IF(AND([.C148]=&quot;error&quot;;[.D148]=&quot;error&quot;); &quot;true positive&quot;; IF(AND([.C148]=&quot;correct&quot;;[.D148]=&quot;correct&quot;); &quot;true negative&quot;; IF(AND([.C148]=&quot;error&quot;;[.D148]=&quot;correct&quot;); &quot;false positive&quot;; IF(AND([.C148]=&quot;correct&quot;;[.D14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20.atl</text:p>
          </table:table-cell>
          <table:table-cell table:number-columns-repeated="2" office:value-type="string" calcext:value-type="string">
            <text:p>error</text:p>
          </table:table-cell>
          <table:table-cell table:formula="of:=IF(AND([.C149]=&quot;error&quot;;[.D149]=&quot;error&quot;); &quot;true positive&quot;; IF(AND([.C149]=&quot;correct&quot;;[.D149]=&quot;correct&quot;); &quot;true negative&quot;; IF(AND([.C149]=&quot;error&quot;;[.D149]=&quot;correct&quot;); &quot;false positive&quot;; IF(AND([.C149]=&quot;correct&quot;;[.D149]=&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1.atl</text:p>
          </table:table-cell>
          <table:table-cell table:number-columns-repeated="2" office:value-type="string" calcext:value-type="string">
            <text:p>error</text:p>
          </table:table-cell>
          <table:table-cell table:formula="of:=IF(AND([.C150]=&quot;error&quot;;[.D150]=&quot;error&quot;); &quot;true positive&quot;; IF(AND([.C150]=&quot;correct&quot;;[.D150]=&quot;correct&quot;); &quot;true negative&quot;; IF(AND([.C150]=&quot;error&quot;;[.D150]=&quot;correct&quot;); &quot;false positive&quot;; IF(AND([.C150]=&quot;correct&quot;;[.D15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2.atl</text:p>
          </table:table-cell>
          <table:table-cell table:number-columns-repeated="2" office:value-type="string" calcext:value-type="string">
            <text:p>error</text:p>
          </table:table-cell>
          <table:table-cell table:formula="of:=IF(AND([.C151]=&quot;error&quot;;[.D151]=&quot;error&quot;); &quot;true positive&quot;; IF(AND([.C151]=&quot;correct&quot;;[.D151]=&quot;correct&quot;); &quot;true negative&quot;; IF(AND([.C151]=&quot;error&quot;;[.D151]=&quot;correct&quot;); &quot;false positive&quot;; IF(AND([.C151]=&quot;correct&quot;;[.D15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3.atl</text:p>
          </table:table-cell>
          <table:table-cell table:number-columns-repeated="2" office:value-type="string" calcext:value-type="string">
            <text:p>error</text:p>
          </table:table-cell>
          <table:table-cell table:formula="of:=IF(AND([.C152]=&quot;error&quot;;[.D152]=&quot;error&quot;); &quot;true positive&quot;; IF(AND([.C152]=&quot;correct&quot;;[.D152]=&quot;correct&quot;); &quot;true negative&quot;; IF(AND([.C152]=&quot;error&quot;;[.D152]=&quot;correct&quot;); &quot;false positive&quot;; IF(AND([.C152]=&quot;correct&quot;;[.D15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4.atl</text:p>
          </table:table-cell>
          <table:table-cell table:number-columns-repeated="2" office:value-type="string" calcext:value-type="string">
            <text:p>error</text:p>
          </table:table-cell>
          <table:table-cell table:formula="of:=IF(AND([.C153]=&quot;error&quot;;[.D153]=&quot;error&quot;); &quot;true positive&quot;; IF(AND([.C153]=&quot;correct&quot;;[.D153]=&quot;correct&quot;); &quot;true negative&quot;; IF(AND([.C153]=&quot;error&quot;;[.D153]=&quot;correct&quot;); &quot;false positive&quot;; IF(AND([.C153]=&quot;correct&quot;;[.D15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5.atl</text:p>
          </table:table-cell>
          <table:table-cell table:number-columns-repeated="2" office:value-type="string" calcext:value-type="string">
            <text:p>error</text:p>
          </table:table-cell>
          <table:table-cell table:formula="of:=IF(AND([.C154]=&quot;error&quot;;[.D154]=&quot;error&quot;); &quot;true positive&quot;; IF(AND([.C154]=&quot;correct&quot;;[.D154]=&quot;correct&quot;); &quot;true negative&quot;; IF(AND([.C154]=&quot;error&quot;;[.D154]=&quot;correct&quot;); &quot;false positive&quot;; IF(AND([.C154]=&quot;correct&quot;;[.D154]=&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6.atl</text:p>
          </table:table-cell>
          <table:table-cell table:number-columns-repeated="2" office:value-type="string" calcext:value-type="string">
            <text:p>error</text:p>
          </table:table-cell>
          <table:table-cell table:formula="of:=IF(AND([.C155]=&quot;error&quot;;[.D155]=&quot;error&quot;); &quot;true positive&quot;; IF(AND([.C155]=&quot;correct&quot;;[.D155]=&quot;correct&quot;); &quot;true negative&quot;; IF(AND([.C155]=&quot;error&quot;;[.D155]=&quot;correct&quot;); &quot;false positive&quot;; IF(AND([.C155]=&quot;correct&quot;;[.D155]=&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7.atl</text:p>
          </table:table-cell>
          <table:table-cell table:number-columns-repeated="2" office:value-type="string" calcext:value-type="string">
            <text:p>error</text:p>
          </table:table-cell>
          <table:table-cell table:formula="of:=IF(AND([.C156]=&quot;error&quot;;[.D156]=&quot;error&quot;); &quot;true positive&quot;; IF(AND([.C156]=&quot;correct&quot;;[.D156]=&quot;correct&quot;); &quot;true negative&quot;; IF(AND([.C156]=&quot;error&quot;;[.D156]=&quot;correct&quot;); &quot;false positive&quot;; IF(AND([.C156]=&quot;correct&quot;;[.D156]=&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8.atl</text:p>
          </table:table-cell>
          <table:table-cell table:number-columns-repeated="2" office:value-type="string" calcext:value-type="string">
            <text:p>error</text:p>
          </table:table-cell>
          <table:table-cell table:formula="of:=IF(AND([.C157]=&quot;error&quot;;[.D157]=&quot;error&quot;); &quot;true positive&quot;; IF(AND([.C157]=&quot;correct&quot;;[.D157]=&quot;correct&quot;); &quot;true negative&quot;; IF(AND([.C157]=&quot;error&quot;;[.D157]=&quot;correct&quot;); &quot;false positive&quot;; IF(AND([.C157]=&quot;correct&quot;;[.D15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9.atl</text:p>
          </table:table-cell>
          <table:table-cell table:number-columns-repeated="2" office:value-type="string" calcext:value-type="string">
            <text:p>error</text:p>
          </table:table-cell>
          <table:table-cell table:formula="of:=IF(AND([.C158]=&quot;error&quot;;[.D158]=&quot;error&quot;); &quot;true positive&quot;; IF(AND([.C158]=&quot;correct&quot;;[.D158]=&quot;correct&quot;); &quot;true negative&quot;; IF(AND([.C158]=&quot;error&quot;;[.D158]=&quot;correct&quot;); &quot;false positive&quot;; IF(AND([.C158]=&quot;correct&quot;;[.D15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atl</text:p>
          </table:table-cell>
          <table:table-cell table:number-columns-repeated="2" office:value-type="string" calcext:value-type="string">
            <text:p>error</text:p>
          </table:table-cell>
          <table:table-cell table:formula="of:=IF(AND([.C159]=&quot;error&quot;;[.D159]=&quot;error&quot;); &quot;true positive&quot;; IF(AND([.C159]=&quot;correct&quot;;[.D159]=&quot;correct&quot;); &quot;true negative&quot;; IF(AND([.C159]=&quot;error&quot;;[.D159]=&quot;correct&quot;); &quot;false positive&quot;; IF(AND([.C159]=&quot;correct&quot;;[.D15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30.atl</text:p>
          </table:table-cell>
          <table:table-cell table:number-columns-repeated="2" office:value-type="string" calcext:value-type="string">
            <text:p>error</text:p>
          </table:table-cell>
          <table:table-cell table:formula="of:=IF(AND([.C160]=&quot;error&quot;;[.D160]=&quot;error&quot;); &quot;true positive&quot;; IF(AND([.C160]=&quot;correct&quot;;[.D160]=&quot;correct&quot;); &quot;true negative&quot;; IF(AND([.C160]=&quot;error&quot;;[.D160]=&quot;correct&quot;); &quot;false positive&quot;; IF(AND([.C160]=&quot;correct&quot;;[.D16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1.atl</text:p>
          </table:table-cell>
          <table:table-cell table:number-columns-repeated="2" office:value-type="string" calcext:value-type="string">
            <text:p>error</text:p>
          </table:table-cell>
          <table:table-cell table:formula="of:=IF(AND([.C161]=&quot;error&quot;;[.D161]=&quot;error&quot;); &quot;true positive&quot;; IF(AND([.C161]=&quot;correct&quot;;[.D161]=&quot;correct&quot;); &quot;true negative&quot;; IF(AND([.C161]=&quot;error&quot;;[.D161]=&quot;correct&quot;); &quot;false positive&quot;; IF(AND([.C161]=&quot;correct&quot;;[.D16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2.atl</text:p>
          </table:table-cell>
          <table:table-cell table:number-columns-repeated="2" office:value-type="string" calcext:value-type="string">
            <text:p>error</text:p>
          </table:table-cell>
          <table:table-cell table:formula="of:=IF(AND([.C162]=&quot;error&quot;;[.D162]=&quot;error&quot;); &quot;true positive&quot;; IF(AND([.C162]=&quot;correct&quot;;[.D162]=&quot;correct&quot;); &quot;true negative&quot;; IF(AND([.C162]=&quot;error&quot;;[.D162]=&quot;correct&quot;); &quot;false positive&quot;; IF(AND([.C162]=&quot;correct&quot;;[.D16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3.atl</text:p>
          </table:table-cell>
          <table:table-cell table:number-columns-repeated="2" office:value-type="string" calcext:value-type="string">
            <text:p>error</text:p>
          </table:table-cell>
          <table:table-cell table:formula="of:=IF(AND([.C163]=&quot;error&quot;;[.D163]=&quot;error&quot;); &quot;true positive&quot;; IF(AND([.C163]=&quot;correct&quot;;[.D163]=&quot;correct&quot;); &quot;true negative&quot;; IF(AND([.C163]=&quot;error&quot;;[.D163]=&quot;correct&quot;); &quot;false positive&quot;; IF(AND([.C163]=&quot;correct&quot;;[.D16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9" office:value-type="string" calcext:value-type="string">
            <text:p>CreationofInPatternElement_mutant3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4]=&quot;error&quot;;[.D164]=&quot;error&quot;); &quot;true positive&quot;; IF(AND([.C164]=&quot;correct&quot;;[.D164]=&quot;correct&quot;); &quot;true negative&quot;; IF(AND([.C164]=&quot;error&quot;;[.D164]=&quot;correct&quot;); &quot;false positive&quot;; IF(AND([.C164]=&quot;correct&quot;;[.D16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5]=&quot;error&quot;;[.D165]=&quot;error&quot;); &quot;true positive&quot;; IF(AND([.C165]=&quot;correct&quot;;[.D165]=&quot;correct&quot;); &quot;true negative&quot;; IF(AND([.C165]=&quot;error&quot;;[.D165]=&quot;correct&quot;); &quot;false positive&quot;; IF(AND([.C165]=&quot;correct&quot;;[.D16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6]=&quot;error&quot;;[.D166]=&quot;error&quot;); &quot;true positive&quot;; IF(AND([.C166]=&quot;correct&quot;;[.D166]=&quot;correct&quot;); &quot;true negative&quot;; IF(AND([.C166]=&quot;error&quot;;[.D166]=&quot;correct&quot;); &quot;false positive&quot;; IF(AND([.C166]=&quot;correct&quot;;[.D16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7]=&quot;error&quot;;[.D167]=&quot;error&quot;); &quot;true positive&quot;; IF(AND([.C167]=&quot;correct&quot;;[.D167]=&quot;correct&quot;); &quot;true negative&quot;; IF(AND([.C167]=&quot;error&quot;;[.D167]=&quot;correct&quot;); &quot;false positive&quot;; IF(AND([.C167]=&quot;correct&quot;;[.D16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8]=&quot;error&quot;;[.D168]=&quot;error&quot;); &quot;true positive&quot;; IF(AND([.C168]=&quot;correct&quot;;[.D168]=&quot;correct&quot;); &quot;true negative&quot;; IF(AND([.C168]=&quot;error&quot;;[.D168]=&quot;correct&quot;); &quot;false positive&quot;; IF(AND([.C168]=&quot;correct&quot;;[.D16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9]=&quot;error&quot;;[.D169]=&quot;error&quot;); &quot;true positive&quot;; IF(AND([.C169]=&quot;correct&quot;;[.D169]=&quot;correct&quot;); &quot;true negative&quot;; IF(AND([.C169]=&quot;error&quot;;[.D169]=&quot;correct&quot;); &quot;false positive&quot;; IF(AND([.C169]=&quot;correct&quot;;[.D16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CreationofInPatternElement_mutant4.atl</text:p>
          </table:table-cell>
          <table:table-cell table:number-columns-repeated="2" office:value-type="string" calcext:value-type="string">
            <text:p>error</text:p>
          </table:table-cell>
          <table:table-cell table:formula="of:=IF(AND([.C170]=&quot;error&quot;;[.D170]=&quot;error&quot;); &quot;true positive&quot;; IF(AND([.C170]=&quot;correct&quot;;[.D170]=&quot;correct&quot;); &quot;true negative&quot;; IF(AND([.C170]=&quot;error&quot;;[.D170]=&quot;correct&quot;); &quot;false positive&quot;; IF(AND([.C170]=&quot;correct&quot;;[.D17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9" office:value-type="string" calcext:value-type="string">
            <text:p>CreationofInPatternElement_mutant40.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1]=&quot;error&quot;;[.D171]=&quot;error&quot;); &quot;true positive&quot;; IF(AND([.C171]=&quot;correct&quot;;[.D171]=&quot;correct&quot;); &quot;true negative&quot;; IF(AND([.C171]=&quot;error&quot;;[.D171]=&quot;correct&quot;); &quot;false positive&quot;; IF(AND([.C171]=&quot;correct&quot;;[.D1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1.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2]=&quot;error&quot;;[.D172]=&quot;error&quot;); &quot;true positive&quot;; IF(AND([.C172]=&quot;correct&quot;;[.D172]=&quot;correct&quot;); &quot;true negative&quot;; IF(AND([.C172]=&quot;error&quot;;[.D172]=&quot;correct&quot;); &quot;false positive&quot;; IF(AND([.C172]=&quot;correct&quot;;[.D172]=&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3]=&quot;error&quot;;[.D173]=&quot;error&quot;); &quot;true positive&quot;; IF(AND([.C173]=&quot;correct&quot;;[.D173]=&quot;correct&quot;); &quot;true negative&quot;; IF(AND([.C173]=&quot;error&quot;;[.D173]=&quot;correct&quot;); &quot;false positive&quot;; IF(AND([.C173]=&quot;correct&quot;;[.D17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3.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4]=&quot;error&quot;;[.D174]=&quot;error&quot;); &quot;true positive&quot;; IF(AND([.C174]=&quot;correct&quot;;[.D174]=&quot;correct&quot;); &quot;true negative&quot;; IF(AND([.C174]=&quot;error&quot;;[.D174]=&quot;correct&quot;); &quot;false positive&quot;; IF(AND([.C174]=&quot;correct&quot;;[.D17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5]=&quot;error&quot;;[.D175]=&quot;error&quot;); &quot;true positive&quot;; IF(AND([.C175]=&quot;correct&quot;;[.D175]=&quot;correct&quot;); &quot;true negative&quot;; IF(AND([.C175]=&quot;error&quot;;[.D175]=&quot;correct&quot;); &quot;false positive&quot;; IF(AND([.C175]=&quot;correct&quot;;[.D17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6]=&quot;error&quot;;[.D176]=&quot;error&quot;); &quot;true positive&quot;; IF(AND([.C176]=&quot;correct&quot;;[.D176]=&quot;correct&quot;); &quot;true negative&quot;; IF(AND([.C176]=&quot;error&quot;;[.D176]=&quot;correct&quot;); &quot;false positive&quot;; IF(AND([.C176]=&quot;correct&quot;;[.D17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7]=&quot;error&quot;;[.D177]=&quot;error&quot;); &quot;true positive&quot;; IF(AND([.C177]=&quot;correct&quot;;[.D177]=&quot;correct&quot;); &quot;true negative&quot;; IF(AND([.C177]=&quot;error&quot;;[.D177]=&quot;correct&quot;); &quot;false positive&quot;; IF(AND([.C177]=&quot;correct&quot;;[.D17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8]=&quot;error&quot;;[.D178]=&quot;error&quot;); &quot;true positive&quot;; IF(AND([.C178]=&quot;correct&quot;;[.D178]=&quot;correct&quot;); &quot;true negative&quot;; IF(AND([.C178]=&quot;error&quot;;[.D178]=&quot;correct&quot;); &quot;false positive&quot;; IF(AND([.C178]=&quot;correct&quot;;[.D17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9]=&quot;error&quot;;[.D179]=&quot;error&quot;); &quot;true positive&quot;; IF(AND([.C179]=&quot;correct&quot;;[.D179]=&quot;correct&quot;); &quot;true negative&quot;; IF(AND([.C179]=&quot;error&quot;;[.D179]=&quot;correct&quot;); &quot;false positive&quot;; IF(AND([.C179]=&quot;correct&quot;;[.D17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0]=&quot;error&quot;;[.D180]=&quot;error&quot;); &quot;true positive&quot;; IF(AND([.C180]=&quot;correct&quot;;[.D180]=&quot;correct&quot;); &quot;true negative&quot;; IF(AND([.C180]=&quot;error&quot;;[.D180]=&quot;correct&quot;); &quot;false positive&quot;; IF(AND([.C180]=&quot;correct&quot;;[.D18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table-cell office:value-type="string" calcext:value-type="string">
            <text:p>CreationofInPatternElement_mutant5.atl</text:p>
          </table:table-cell>
          <table:table-cell table:number-columns-repeated="2" office:value-type="string" calcext:value-type="string">
            <text:p>error</text:p>
          </table:table-cell>
          <table:table-cell table:formula="of:=IF(AND([.C181]=&quot;error&quot;;[.D181]=&quot;error&quot;); &quot;true positive&quot;; IF(AND([.C181]=&quot;correct&quot;;[.D181]=&quot;correct&quot;); &quot;true negative&quot;; IF(AND([.C181]=&quot;error&quot;;[.D181]=&quot;correct&quot;); &quot;false positive&quot;; IF(AND([.C181]=&quot;correct&quot;;[.D18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9" office:value-type="string" calcext:value-type="string">
            <text:p>CreationofInPatternElement_mutant50.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2]=&quot;error&quot;;[.D182]=&quot;error&quot;); &quot;true positive&quot;; IF(AND([.C182]=&quot;correct&quot;;[.D182]=&quot;correct&quot;); &quot;true negative&quot;; IF(AND([.C182]=&quot;error&quot;;[.D182]=&quot;correct&quot;); &quot;false positive&quot;; IF(AND([.C182]=&quot;correct&quot;;[.D182]=&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40.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1.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3]=&quot;error&quot;;[.D183]=&quot;error&quot;); &quot;true positive&quot;; IF(AND([.C183]=&quot;correct&quot;;[.D183]=&quot;correct&quot;); &quot;true negative&quot;; IF(AND([.C183]=&quot;error&quot;;[.D183]=&quot;correct&quot;); &quot;false positive&quot;; IF(AND([.C183]=&quot;correct&quot;;[.D18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4]=&quot;error&quot;;[.D184]=&quot;error&quot;); &quot;true positive&quot;; IF(AND([.C184]=&quot;correct&quot;;[.D184]=&quot;correct&quot;); &quot;true negative&quot;; IF(AND([.C184]=&quot;error&quot;;[.D184]=&quot;correct&quot;); &quot;false positive&quot;; IF(AND([.C184]=&quot;correct&quot;;[.D18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3.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5]=&quot;error&quot;;[.D185]=&quot;error&quot;); &quot;true positive&quot;; IF(AND([.C185]=&quot;correct&quot;;[.D185]=&quot;correct&quot;); &quot;true negative&quot;; IF(AND([.C185]=&quot;error&quot;;[.D185]=&quot;correct&quot;); &quot;false positive&quot;; IF(AND([.C185]=&quot;correct&quot;;[.D18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6]=&quot;error&quot;;[.D186]=&quot;error&quot;); &quot;true positive&quot;; IF(AND([.C186]=&quot;correct&quot;;[.D186]=&quot;correct&quot;); &quot;true negative&quot;; IF(AND([.C186]=&quot;error&quot;;[.D186]=&quot;correct&quot;); &quot;false positive&quot;; IF(AND([.C186]=&quot;correct&quot;;[.D18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7]=&quot;error&quot;;[.D187]=&quot;error&quot;); &quot;true positive&quot;; IF(AND([.C187]=&quot;correct&quot;;[.D187]=&quot;correct&quot;); &quot;true negative&quot;; IF(AND([.C187]=&quot;error&quot;;[.D187]=&quot;correct&quot;); &quot;false positive&quot;; IF(AND([.C187]=&quot;correct&quot;;[.D18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table-cell office:value-type="string" calcext:value-type="string">
            <text:p>CreationofInPatternElement_mutant6.atl</text:p>
          </table:table-cell>
          <table:table-cell table:number-columns-repeated="2" office:value-type="string" calcext:value-type="string">
            <text:p>error</text:p>
          </table:table-cell>
          <table:table-cell table:formula="of:=IF(AND([.C188]=&quot;error&quot;;[.D188]=&quot;error&quot;); &quot;true positive&quot;; IF(AND([.C188]=&quot;correct&quot;;[.D188]=&quot;correct&quot;); &quot;true negative&quot;; IF(AND([.C188]=&quot;error&quot;;[.D188]=&quot;correct&quot;); &quot;false positive&quot;; IF(AND([.C188]=&quot;correct&quot;;[.D18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7.atl</text:p>
          </table:table-cell>
          <table:table-cell table:number-columns-repeated="2" office:value-type="string" calcext:value-type="string">
            <text:p>error</text:p>
          </table:table-cell>
          <table:table-cell table:formula="of:=IF(AND([.C189]=&quot;error&quot;;[.D189]=&quot;error&quot;); &quot;true positive&quot;; IF(AND([.C189]=&quot;correct&quot;;[.D189]=&quot;correct&quot;); &quot;true negative&quot;; IF(AND([.C189]=&quot;error&quot;;[.D189]=&quot;correct&quot;); &quot;false positive&quot;; IF(AND([.C189]=&quot;correct&quot;;[.D18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8.atl</text:p>
          </table:table-cell>
          <table:table-cell table:number-columns-repeated="2" office:value-type="string" calcext:value-type="string">
            <text:p>error</text:p>
          </table:table-cell>
          <table:table-cell table:formula="of:=IF(AND([.C190]=&quot;error&quot;;[.D190]=&quot;error&quot;); &quot;true positive&quot;; IF(AND([.C190]=&quot;correct&quot;;[.D190]=&quot;correct&quot;); &quot;true negative&quot;; IF(AND([.C190]=&quot;error&quot;;[.D190]=&quot;correct&quot;); &quot;false positive&quot;; IF(AND([.C190]=&quot;correct&quot;;[.D19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9.atl</text:p>
          </table:table-cell>
          <table:table-cell table:number-columns-repeated="2" office:value-type="string" calcext:value-type="string">
            <text:p>error</text:p>
          </table:table-cell>
          <table:table-cell table:formula="of:=IF(AND([.C191]=&quot;error&quot;;[.D191]=&quot;error&quot;); &quot;true positive&quot;; IF(AND([.C191]=&quot;correct&quot;;[.D191]=&quot;correct&quot;); &quot;true negative&quot;; IF(AND([.C191]=&quot;error&quot;;[.D191]=&quot;correct&quot;); &quot;false positive&quot;; IF(AND([.C191]=&quot;correct&quot;;[.D19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atl</text:p>
          </table:table-cell>
          <table:table-cell table:number-columns-repeated="2" office:value-type="string" calcext:value-type="string">
            <text:p>error</text:p>
          </table:table-cell>
          <table:table-cell table:formula="of:=IF(AND([.C192]=&quot;error&quot;;[.D192]=&quot;error&quot;); &quot;true positive&quot;; IF(AND([.C192]=&quot;correct&quot;;[.D192]=&quot;correct&quot;); &quot;true negative&quot;; IF(AND([.C192]=&quot;error&quot;;[.D192]=&quot;correct&quot;); &quot;false positive&quot;; IF(AND([.C192]=&quot;correct&quot;;[.D19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0.atl</text:p>
          </table:table-cell>
          <table:table-cell table:number-columns-repeated="2" office:value-type="string" calcext:value-type="string">
            <text:p>error</text:p>
          </table:table-cell>
          <table:table-cell table:formula="of:=IF(AND([.C193]=&quot;error&quot;;[.D193]=&quot;error&quot;); &quot;true positive&quot;; IF(AND([.C193]=&quot;correct&quot;;[.D193]=&quot;correct&quot;); &quot;true negative&quot;; IF(AND([.C193]=&quot;error&quot;;[.D193]=&quot;correct&quot;); &quot;false positive&quot;; IF(AND([.C193]=&quot;correct&quot;;[.D193]=&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Factory</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11.atl</text:p>
          </table:table-cell>
          <table:table-cell table:number-columns-repeated="2" office:value-type="string" calcext:value-type="string">
            <text:p>error</text:p>
          </table:table-cell>
          <table:table-cell table:formula="of:=IF(AND([.C194]=&quot;error&quot;;[.D194]=&quot;error&quot;); &quot;true positive&quot;; IF(AND([.C194]=&quot;correct&quot;;[.D194]=&quot;correct&quot;); &quot;true negative&quot;; IF(AND([.C194]=&quot;error&quot;;[.D194]=&quot;correct&quot;); &quot;false positive&quot;; IF(AND([.C194]=&quot;correct&quot;;[.D19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2.atl</text:p>
          </table:table-cell>
          <table:table-cell table:number-columns-repeated="2" office:value-type="string" calcext:value-type="string">
            <text:p>error</text:p>
          </table:table-cell>
          <table:table-cell table:formula="of:=IF(AND([.C195]=&quot;error&quot;;[.D195]=&quot;error&quot;); &quot;true positive&quot;; IF(AND([.C195]=&quot;correct&quot;;[.D195]=&quot;correct&quot;); &quot;true negative&quot;; IF(AND([.C195]=&quot;error&quot;;[.D195]=&quot;correct&quot;); &quot;false positive&quot;; IF(AND([.C195]=&quot;correct&quot;;[.D195]=&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ype.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3.atl</text:p>
          </table:table-cell>
          <table:table-cell table:number-columns-repeated="2" office:value-type="string" calcext:value-type="string">
            <text:p>error</text:p>
          </table:table-cell>
          <table:table-cell table:formula="of:=IF(AND([.C196]=&quot;error&quot;;[.D196]=&quot;error&quot;); &quot;true positive&quot;; IF(AND([.C196]=&quot;correct&quot;;[.D196]=&quot;correct&quot;); &quot;true negative&quot;; IF(AND([.C196]=&quot;error&quot;;[.D196]=&quot;correct&quot;); &quot;false positive&quot;; IF(AND([.C196]=&quot;correct&quot;;[.D196]=&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rimitiveAttribute.primType (STATICALLY_CONFIRMED)</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4.atl</text:p>
          </table:table-cell>
          <table:table-cell table:number-columns-repeated="2" office:value-type="string" calcext:value-type="string">
            <text:p>correct</text:p>
          </table:table-cell>
          <table:table-cell table:formula="of:=IF(AND([.C197]=&quot;error&quot;;[.D197]=&quot;error&quot;); &quot;true positive&quot;; IF(AND([.C197]=&quot;correct&quot;;[.D197]=&quot;correct&quot;); &quot;true negative&quot;; IF(AND([.C197]=&quot;error&quot;;[.D197]=&quot;correct&quot;); &quot;false positive&quot;; IF(AND([.C197]=&quot;correct&quot;;[.D19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15.atl</text:p>
          </table:table-cell>
          <table:table-cell table:number-columns-repeated="2" office:value-type="string" calcext:value-type="string">
            <text:p>error</text:p>
          </table:table-cell>
          <table:table-cell table:formula="of:=IF(AND([.C198]=&quot;error&quot;;[.D198]=&quot;error&quot;); &quot;true positive&quot;; IF(AND([.C198]=&quot;correct&quot;;[.D198]=&quot;correct&quot;); &quot;true negative&quot;; IF(AND([.C198]=&quot;error&quot;;[.D198]=&quot;correct&quot;); &quot;false positive&quot;; IF(AND([.C198]=&quot;correct&quot;;[.D198]=&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ype (STATICALLY_CONFIRMED) ;In rule Operato</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6.atl</text:p>
          </table:table-cell>
          <table:table-cell table:number-columns-repeated="2" office:value-type="string" calcext:value-type="string">
            <text:p>error</text:p>
          </table:table-cell>
          <table:table-cell table:formula="of:=IF(AND([.C199]=&quot;error&quot;;[.D199]=&quot;error&quot;); &quot;true positive&quot;; IF(AND([.C199]=&quot;correct&quot;;[.D199]=&quot;correct&quot;); &quot;true negative&quot;; IF(AND([.C199]=&quot;error&quot;;[.D199]=&quot;correct&quot;); &quot;false positive&quot;; IF(AND([.C199]=&quot;correct&quot;;[.D199]=&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7.atl</text:p>
          </table:table-cell>
          <table:table-cell table:number-columns-repeated="2" office:value-type="string" calcext:value-type="string">
            <text:p>error</text:p>
          </table:table-cell>
          <table:table-cell table:formula="of:=IF(AND([.C200]=&quot;error&quot;;[.D200]=&quot;error&quot;); &quot;true positive&quot;; IF(AND([.C200]=&quot;correct&quot;;[.D200]=&quot;correct&quot;); &quot;true negative&quot;; IF(AND([.C200]=&quot;error&quot;;[.D200]=&quot;correct&quot;); &quot;false positive&quot;; IF(AND([.C200]=&quot;correct&quot;;[.D200]=&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00.model</text:p>
          </table:table-cell>
          <table:table-cell table:number-columns-repeated="1017"/>
        </table:table-row>
        <table:table-row table:style-name="ro1">
          <table:table-cell/>
          <table:table-cell office:value-type="string" calcext:value-type="string">
            <text:p>CreationofOutPatternElement_mutant18.atl</text:p>
          </table:table-cell>
          <table:table-cell table:number-columns-repeated="2" office:value-type="string" calcext:value-type="string">
            <text:p>error</text:p>
          </table:table-cell>
          <table:table-cell table:formula="of:=IF(AND([.C201]=&quot;error&quot;;[.D201]=&quot;error&quot;); &quot;true positive&quot;; IF(AND([.C201]=&quot;correct&quot;;[.D201]=&quot;correct&quot;); &quot;true negative&quot;; IF(AND([.C201]=&quot;error&quot;;[.D201]=&quot;correct&quot;); &quot;false positive&quot;; IF(AND([.C201]=&quot;correct&quot;;[.D201]=&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oTrans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9.atl</text:p>
          </table:table-cell>
          <table:table-cell table:number-columns-repeated="2" office:value-type="string" calcext:value-type="string">
            <text:p>error</text:p>
          </table:table-cell>
          <table:table-cell table:formula="of:=IF(AND([.C202]=&quot;error&quot;;[.D202]=&quot;error&quot;); &quot;true positive&quot;; IF(AND([.C202]=&quot;correct&quot;;[.D202]=&quot;correct&quot;); &quot;true negative&quot;; IF(AND([.C202]=&quot;error&quot;;[.D202]=&quot;correct&quot;); &quot;false positive&quot;; IF(AND([.C202]=&quot;correct&quot;;[.D202]=&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ransToPlace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2.atl</text:p>
          </table:table-cell>
          <table:table-cell table:number-columns-repeated="2" office:value-type="string" calcext:value-type="string">
            <text:p>error</text:p>
          </table:table-cell>
          <table:table-cell table:formula="of:=IF(AND([.C203]=&quot;error&quot;;[.D203]=&quot;error&quot;); &quot;true positive&quot;; IF(AND([.C203]=&quot;correct&quot;;[.D203]=&quot;correct&quot;); &quot;true negative&quot;; IF(AND([.C203]=&quot;error&quot;;[.D203]=&quot;correct&quot;); &quot;false positive&quot;; IF(AND([.C203]=&quot;correct&quot;;[.D203]=&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0.atl</text:p>
          </table:table-cell>
          <table:table-cell table:number-columns-repeated="2" office:value-type="string" calcext:value-type="string">
            <text:p>error</text:p>
          </table:table-cell>
          <table:table-cell table:formula="of:=IF(AND([.C204]=&quot;error&quot;;[.D204]=&quot;error&quot;); &quot;true positive&quot;; IF(AND([.C204]=&quot;correct&quot;;[.D204]=&quot;correct&quot;); &quot;true negative&quot;; IF(AND([.C204]=&quot;error&quot;;[.D204]=&quot;correct&quot;); &quot;false positive&quot;; IF(AND([.C204]=&quot;correct&quot;;[.D204]=&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Operato</text:p>
          </table:table-cell>
          <table:table-cell office:value-type="string" calcext:value-type="string">
            <text:p>The class 'IdentifiableElement' is not a valid classifier; witness m1000.model</text:p>
          </table:table-cell>
          <table:table-cell table:number-columns-repeated="1017"/>
        </table:table-row>
        <table:table-row table:style-name="ro1">
          <table:table-cell/>
          <table:table-cell office:value-type="string" calcext:value-type="string">
            <text:p>CreationofOutPatternElement_mutant21.atl</text:p>
          </table:table-cell>
          <table:table-cell table:number-columns-repeated="2" office:value-type="string" calcext:value-type="string">
            <text:p>error</text:p>
          </table:table-cell>
          <table:table-cell table:formula="of:=IF(AND([.C205]=&quot;error&quot;;[.D205]=&quot;error&quot;); &quot;true positive&quot;; IF(AND([.C205]=&quot;correct&quot;;[.D205]=&quot;correct&quot;); &quot;true negative&quot;; IF(AND([.C205]=&quot;error&quot;;[.D205]=&quot;correct&quot;); &quot;false positive&quot;; IF(AND([.C205]=&quot;correct&quot;;[.D205]=&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2.atl</text:p>
          </table:table-cell>
          <table:table-cell table:number-columns-repeated="2" office:value-type="string" calcext:value-type="string">
            <text:p>error</text:p>
          </table:table-cell>
          <table:table-cell table:formula="of:=IF(AND([.C206]=&quot;error&quot;;[.D206]=&quot;error&quot;); &quot;true positive&quot;; IF(AND([.C206]=&quot;correct&quot;;[.D206]=&quot;correct&quot;); &quot;true negative&quot;; IF(AND([.C206]=&quot;error&quot;;[.D206]=&quot;correct&quot;); &quot;false positive&quot;; IF(AND([.C206]=&quot;correct&quot;;[.D206]=&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3.atl</text:p>
          </table:table-cell>
          <table:table-cell table:number-columns-repeated="2" office:value-type="string" calcext:value-type="string">
            <text:p>error</text:p>
          </table:table-cell>
          <table:table-cell table:formula="of:=IF(AND([.C207]=&quot;error&quot;;[.D207]=&quot;error&quot;); &quot;true positive&quot;; IF(AND([.C207]=&quot;correct&quot;;[.D207]=&quot;correct&quot;); &quot;true negative&quot;; IF(AND([.C207]=&quot;error&quot;;[.D207]=&quot;correct&quot;); &quot;false positive&quot;; IF(AND([.C207]=&quot;correct&quot;;[.D207]=&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4.atl</text:p>
          </table:table-cell>
          <table:table-cell table:number-columns-repeated="2" office:value-type="string" calcext:value-type="string">
            <text:p>correct</text:p>
          </table:table-cell>
          <table:table-cell table:formula="of:=IF(AND([.C208]=&quot;error&quot;;[.D208]=&quot;error&quot;); &quot;true positive&quot;; IF(AND([.C208]=&quot;correct&quot;;[.D208]=&quot;correct&quot;); &quot;true negative&quot;; IF(AND([.C208]=&quot;error&quot;;[.D208]=&quot;correct&quot;); &quot;false positive&quot;; IF(AND([.C208]=&quot;correct&quot;;[.D20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25.atl</text:p>
          </table:table-cell>
          <table:table-cell table:number-columns-repeated="2" office:value-type="string" calcext:value-type="string">
            <text:p>error</text:p>
          </table:table-cell>
          <table:table-cell table:formula="of:=IF(AND([.C209]=&quot;error&quot;;[.D209]=&quot;error&quot;); &quot;true positive&quot;; IF(AND([.C209]=&quot;correct&quot;;[.D209]=&quot;correct&quot;); &quot;true negative&quot;; IF(AND([.C209]=&quot;error&quot;;[.D209]=&quot;correct&quot;); &quot;false positive&quot;; IF(AND([.C209]=&quot;correct&quot;;[.D209]=&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6.atl</text:p>
          </table:table-cell>
          <table:table-cell table:number-columns-repeated="2" office:value-type="string" calcext:value-type="string">
            <text:p>error</text:p>
          </table:table-cell>
          <table:table-cell table:formula="of:=IF(AND([.C210]=&quot;error&quot;;[.D210]=&quot;error&quot;); &quot;true positive&quot;; IF(AND([.C210]=&quot;correct&quot;;[.D210]=&quot;correct&quot;); &quot;true negative&quot;; IF(AND([.C210]=&quot;error&quot;;[.D210]=&quot;correct&quot;); &quot;false positive&quot;; IF(AND([.C210]=&quot;correct&quot;;[.D210]=&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7.atl</text:p>
          </table:table-cell>
          <table:table-cell table:number-columns-repeated="2" office:value-type="string" calcext:value-type="string">
            <text:p>error</text:p>
          </table:table-cell>
          <table:table-cell table:formula="of:=IF(AND([.C211]=&quot;error&quot;;[.D211]=&quot;error&quot;); &quot;true positive&quot;; IF(AND([.C211]=&quot;correct&quot;;[.D211]=&quot;correct&quot;); &quot;true negative&quot;; IF(AND([.C211]=&quot;error&quot;;[.D211]=&quot;correct&quot;); &quot;false positive&quot;; IF(AND([.C211]=&quot;correct&quot;;[.D211]=&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28.atl</text:p>
          </table:table-cell>
          <table:table-cell table:number-columns-repeated="2" office:value-type="string" calcext:value-type="string">
            <text:p>error</text:p>
          </table:table-cell>
          <table:table-cell table:formula="of:=IF(AND([.C212]=&quot;error&quot;;[.D212]=&quot;error&quot;); &quot;true positive&quot;; IF(AND([.C212]=&quot;correct&quot;;[.D212]=&quot;correct&quot;); &quot;true negative&quot;; IF(AND([.C212]=&quot;error&quot;;[.D212]=&quot;correct&quot;); &quot;false positive&quot;; IF(AND([.C212]=&quot;correct&quot;;[.D212]=&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laceToTrans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9.atl</text:p>
          </table:table-cell>
          <table:table-cell table:number-columns-repeated="2" office:value-type="string" calcext:value-type="string">
            <text:p>error</text:p>
          </table:table-cell>
          <table:table-cell table:formula="of:=IF(AND([.C213]=&quot;error&quot;;[.D213]=&quot;error&quot;); &quot;true positive&quot;; IF(AND([.C213]=&quot;correct&quot;;[.D213]=&quot;correct&quot;); &quot;true negative&quot;; IF(AND([.C213]=&quot;error&quot;;[.D213]=&quot;correct&quot;); &quot;false positive&quot;; IF(AND([.C213]=&quot;correct&quot;;[.D21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ransToPlace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atl</text:p>
          </table:table-cell>
          <table:table-cell table:number-columns-repeated="2" office:value-type="string" calcext:value-type="string">
            <text:p>error</text:p>
          </table:table-cell>
          <table:table-cell table:formula="of:=IF(AND([.C214]=&quot;error&quot;;[.D214]=&quot;error&quot;); &quot;true positive&quot;; IF(AND([.C214]=&quot;correct&quot;;[.D214]=&quot;correct&quot;); &quot;true negative&quot;; IF(AND([.C214]=&quot;error&quot;;[.D214]=&quot;correct&quot;); &quot;false positive&quot;; IF(AND([.C214]=&quot;correct&quot;;[.D214]=&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rimitiveAttribute.name (STATICALLY_CONFIRMED) ;In ru</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0.atl</text:p>
          </table:table-cell>
          <table:table-cell table:number-columns-repeated="2" office:value-type="string" calcext:value-type="string">
            <text:p>error</text:p>
          </table:table-cell>
          <table:table-cell table:formula="of:=IF(AND([.C215]=&quot;error&quot;;[.D215]=&quot;error&quot;); &quot;true positive&quot;; IF(AND([.C215]=&quot;correct&quot;;[.D215]=&quot;correct&quot;); &quot;true negative&quot;; IF(AND([.C215]=&quot;error&quot;;[.D215]=&quot;correct&quot;); &quot;false positive&quot;; IF(AND([.C215]=&quot;correct&quot;;[.D215]=&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Machine</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31.atl</text:p>
          </table:table-cell>
          <table:table-cell table:number-columns-repeated="2" office:value-type="string" calcext:value-type="string">
            <text:p>error</text:p>
          </table:table-cell>
          <table:table-cell table:formula="of:=IF(AND([.C216]=&quot;error&quot;;[.D216]=&quot;error&quot;); &quot;true positive&quot;; IF(AND([.C216]=&quot;correct&quot;;[.D216]=&quot;correct&quot;); &quot;true negative&quot;; IF(AND([.C216]=&quot;error&quot;;[.D216]=&quot;correct&quot;); &quot;false positive&quot;; IF(AND([.C216]=&quot;correct&quot;;[.D216]=&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2.atl</text:p>
          </table:table-cell>
          <table:table-cell table:number-columns-repeated="2" office:value-type="string" calcext:value-type="string">
            <text:p>error</text:p>
          </table:table-cell>
          <table:table-cell table:formula="of:=IF(AND([.C217]=&quot;error&quot;;[.D217]=&quot;error&quot;); &quot;true positive&quot;; IF(AND([.C217]=&quot;correct&quot;;[.D217]=&quot;correct&quot;); &quot;true negative&quot;; IF(AND([.C217]=&quot;error&quot;;[.D217]=&quot;correct&quot;); &quot;false positive&quot;; IF(AND([.C217]=&quot;correct&quot;;[.D217]=&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yp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3.atl</text:p>
          </table:table-cell>
          <table:table-cell table:number-columns-repeated="2" office:value-type="string" calcext:value-type="string">
            <text:p>error</text:p>
          </table:table-cell>
          <table:table-cell table:formula="of:=IF(AND([.C218]=&quot;error&quot;;[.D218]=&quot;error&quot;); &quot;true positive&quot;; IF(AND([.C218]=&quot;correct&quot;;[.D218]=&quot;correct&quot;); &quot;true negative&quot;; IF(AND([.C218]=&quot;error&quot;;[.D218]=&quot;correct&quot;); &quot;false positive&quot;; IF(AND([.C218]=&quot;correct&quot;;[.D218]=&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rimitiveAttribut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4.atl</text:p>
          </table:table-cell>
          <table:table-cell table:number-columns-repeated="2" office:value-type="string" calcext:value-type="string">
            <text:p>correct</text:p>
          </table:table-cell>
          <table:table-cell table:formula="of:=IF(AND([.C219]=&quot;error&quot;;[.D219]=&quot;error&quot;); &quot;true positive&quot;; IF(AND([.C219]=&quot;correct&quot;;[.D219]=&quot;correct&quot;); &quot;true negative&quot;; IF(AND([.C219]=&quot;error&quot;;[.D219]=&quot;correct&quot;); &quot;false positive&quot;; IF(AND([.C219]=&quot;correct&quot;;[.D21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35.atl</text:p>
          </table:table-cell>
          <table:table-cell table:number-columns-repeated="2" office:value-type="string" calcext:value-type="string">
            <text:p>error</text:p>
          </table:table-cell>
          <table:table-cell table:formula="of:=IF(AND([.C220]=&quot;error&quot;;[.D220]=&quot;error&quot;); &quot;true positive&quot;; IF(AND([.C220]=&quot;correct&quot;;[.D220]=&quot;correct&quot;); &quot;true negative&quot;; IF(AND([.C220]=&quot;error&quot;;[.D220]=&quot;correct&quot;); &quot;false positive&quot;; IF(AND([.C220]=&quot;correct&quot;;[.D22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ype (STATICALLY_CONFIRMED) ;In rule Asse</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6.atl</text:p>
          </table:table-cell>
          <table:table-cell table:number-columns-repeated="2" office:value-type="string" calcext:value-type="string">
            <text:p>error</text:p>
          </table:table-cell>
          <table:table-cell table:formula="of:=IF(AND([.C221]=&quot;error&quot;;[.D221]=&quot;error&quot;); &quot;true positive&quot;; IF(AND([.C221]=&quot;correct&quot;;[.D221]=&quot;correct&quot;); &quot;true negative&quot;; IF(AND([.C221]=&quot;error&quot;;[.D221]=&quot;correct&quot;); &quot;false positive&quot;; IF(AND([.C221]=&quot;correct&quot;;[.D22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7.atl</text:p>
          </table:table-cell>
          <table:table-cell table:number-columns-repeated="2" office:value-type="string" calcext:value-type="string">
            <text:p>error</text:p>
          </table:table-cell>
          <table:table-cell table:formula="of:=IF(AND([.C222]=&quot;error&quot;;[.D222]=&quot;error&quot;); &quot;true positive&quot;; IF(AND([.C222]=&quot;correct&quot;;[.D222]=&quot;correct&quot;); &quot;true negative&quot;; IF(AND([.C222]=&quot;error&quot;;[.D222]=&quot;correct&quot;); &quot;false positive&quot;; IF(AND([.C222]=&quot;correct&quot;;[.D222]=&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14.model</text:p>
          </table:table-cell>
          <table:table-cell table:number-columns-repeated="1017"/>
        </table:table-row>
        <table:table-row table:style-name="ro1">
          <table:table-cell/>
          <table:table-cell office:value-type="string" calcext:value-type="string">
            <text:p>CreationofOutPatternElement_mutant38.atl</text:p>
          </table:table-cell>
          <table:table-cell table:number-columns-repeated="2" office:value-type="string" calcext:value-type="string">
            <text:p>error</text:p>
          </table:table-cell>
          <table:table-cell table:formula="of:=IF(AND([.C223]=&quot;error&quot;;[.D223]=&quot;error&quot;); &quot;true positive&quot;; IF(AND([.C223]=&quot;correct&quot;;[.D223]=&quot;correct&quot;); &quot;true negative&quot;; IF(AND([.C223]=&quot;error&quot;;[.D223]=&quot;correct&quot;); &quot;false positive&quot;; IF(AND([.C223]=&quot;correct&quot;;[.D223]=&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oTransArc.sourc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9.atl</text:p>
          </table:table-cell>
          <table:table-cell table:number-columns-repeated="2" office:value-type="string" calcext:value-type="string">
            <text:p>error</text:p>
          </table:table-cell>
          <table:table-cell table:formula="of:=IF(AND([.C224]=&quot;error&quot;;[.D224]=&quot;error&quot;); &quot;true positive&quot;; IF(AND([.C224]=&quot;correct&quot;;[.D224]=&quot;correct&quot;); &quot;true negative&quot;; IF(AND([.C224]=&quot;error&quot;;[.D224]=&quot;correct&quot;); &quot;false positive&quot;; IF(AND([.C224]=&quot;correct&quot;;[.D224]=&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ransToPlaceArc.target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4.atl</text:p>
          </table:table-cell>
          <table:table-cell table:number-columns-repeated="2" office:value-type="string" calcext:value-type="string">
            <text:p>correct</text:p>
          </table:table-cell>
          <table:table-cell table:formula="of:=IF(AND([.C225]=&quot;error&quot;;[.D225]=&quot;error&quot;); &quot;true positive&quot;; IF(AND([.C225]=&quot;correct&quot;;[.D225]=&quot;correct&quot;); &quot;true negative&quot;; IF(AND([.C225]=&quot;error&quot;;[.D225]=&quot;correct&quot;); &quot;false positive&quot;; IF(AND([.C225]=&quot;correct&quot;;[.D2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0.atl</text:p>
          </table:table-cell>
          <table:table-cell table:number-columns-repeated="2" office:value-type="string" calcext:value-type="string">
            <text:p>error</text:p>
          </table:table-cell>
          <table:table-cell table:formula="of:=IF(AND([.C226]=&quot;error&quot;;[.D226]=&quot;error&quot;); &quot;true positive&quot;; IF(AND([.C226]=&quot;correct&quot;;[.D226]=&quot;correct&quot;); &quot;true negative&quot;; IF(AND([.C226]=&quot;error&quot;;[.D226]=&quot;correct&quot;); &quot;false positive&quot;; IF(AND([.C226]=&quot;correct&quot;;[.D226]=&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Assembl</text:p>
          </table:table-cell>
          <table:table-cell office:value-type="string" calcext:value-type="string">
            <text:p>The class 'IdentifiableElement' is not a valid classifier; witness m1014.model</text:p>
          </table:table-cell>
          <table:table-cell table:number-columns-repeated="1017"/>
        </table:table-row>
        <table:table-row table:style-name="ro1">
          <table:table-cell/>
          <table:table-cell office:value-type="string" calcext:value-type="string">
            <text:p>CreationofOutPatternElement_mutant41.atl</text:p>
          </table:table-cell>
          <table:table-cell table:number-columns-repeated="2" office:value-type="string" calcext:value-type="string">
            <text:p>error</text:p>
          </table:table-cell>
          <table:table-cell table:formula="of:=IF(AND([.C227]=&quot;error&quot;;[.D227]=&quot;error&quot;); &quot;true positive&quot;; IF(AND([.C227]=&quot;correct&quot;;[.D227]=&quot;correct&quot;); &quot;true negative&quot;; IF(AND([.C227]=&quot;error&quot;;[.D227]=&quot;correct&quot;); &quot;false positive&quot;; IF(AND([.C227]=&quot;correct&quot;;[.D22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2.atl</text:p>
          </table:table-cell>
          <table:table-cell table:number-columns-repeated="2" office:value-type="string" calcext:value-type="string">
            <text:p>error</text:p>
          </table:table-cell>
          <table:table-cell table:formula="of:=IF(AND([.C228]=&quot;error&quot;;[.D228]=&quot;error&quot;); &quot;true positive&quot;; IF(AND([.C228]=&quot;correct&quot;;[.D228]=&quot;correct&quot;); &quot;true negative&quot;; IF(AND([.C228]=&quot;error&quot;;[.D228]=&quot;correct&quot;); &quot;false positive&quot;; IF(AND([.C228]=&quot;correct&quot;;[.D228]=&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ype.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3.atl</text:p>
          </table:table-cell>
          <table:table-cell table:number-columns-repeated="2" office:value-type="string" calcext:value-type="string">
            <text:p>error</text:p>
          </table:table-cell>
          <table:table-cell table:formula="of:=IF(AND([.C229]=&quot;error&quot;;[.D229]=&quot;error&quot;); &quot;true positive&quot;; IF(AND([.C229]=&quot;correct&quot;;[.D229]=&quot;correct&quot;); &quot;true negative&quot;; IF(AND([.C229]=&quot;error&quot;;[.D229]=&quot;correct&quot;); &quot;false positive&quot;; IF(AND([.C229]=&quot;correct&quot;;[.D229]=&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rimitiveAttribute.name (STATICALLY_CONFIRMED) ;In</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4.atl</text:p>
          </table:table-cell>
          <table:table-cell table:number-columns-repeated="2" office:value-type="string" calcext:value-type="string">
            <text:p>correct</text:p>
          </table:table-cell>
          <table:table-cell table:formula="of:=IF(AND([.C230]=&quot;error&quot;;[.D230]=&quot;error&quot;); &quot;true positive&quot;; IF(AND([.C230]=&quot;correct&quot;;[.D230]=&quot;correct&quot;); &quot;true negative&quot;; IF(AND([.C230]=&quot;error&quot;;[.D230]=&quot;correct&quot;); &quot;false positive&quot;; IF(AND([.C230]=&quot;correct&quot;;[.D2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5.atl</text:p>
          </table:table-cell>
          <table:table-cell table:number-columns-repeated="2" office:value-type="string" calcext:value-type="string">
            <text:p>error</text:p>
          </table:table-cell>
          <table:table-cell table:formula="of:=IF(AND([.C231]=&quot;error&quot;;[.D231]=&quot;error&quot;); &quot;true positive&quot;; IF(AND([.C231]=&quot;correct&quot;;[.D231]=&quot;correct&quot;); &quot;true negative&quot;; IF(AND([.C231]=&quot;error&quot;;[.D231]=&quot;correct&quot;); &quot;false positive&quot;; IF(AND([.C231]=&quot;correct&quot;;[.D231]=&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I</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6.atl</text:p>
          </table:table-cell>
          <table:table-cell table:number-columns-repeated="2" office:value-type="string" calcext:value-type="string">
            <text:p>error</text:p>
          </table:table-cell>
          <table:table-cell table:formula="of:=IF(AND([.C232]=&quot;error&quot;;[.D232]=&quot;error&quot;); &quot;true positive&quot;; IF(AND([.C232]=&quot;correct&quot;;[.D232]=&quot;correct&quot;); &quot;true negative&quot;; IF(AND([.C232]=&quot;error&quot;;[.D232]=&quot;correct&quot;); &quot;false positive&quot;; IF(AND([.C232]=&quot;correct&quot;;[.D232]=&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9" office:value-type="string" calcext:value-type="string">
            <office:annotation draw:style-name="gr9" draw:text-style-name="P1" svg:width="9.18cm" svg:height="1.536cm" svg:x="9.594cm" svg:y="103.26cm" draw:caption-point-x="-0.61cm" draw:caption-point-y="1.51cm">
              <dc:date>2015-12-04T00:00:00</dc:date>
              <text:p text:style-name="P2"><text:span text:style-name="T1">Check that it is redefined in all sub rules.</text:span></text:p>
            </office:annotation>
            <text:p>CreationofOutPatternElement_mutant4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233]=&quot;error&quot;;[.D233]=&quot;error&quot;); &quot;true positive&quot;; IF(AND([.C233]=&quot;correct&quot;;[.D233]=&quot;correct&quot;); &quot;true negative&quot;; IF(AND([.C233]=&quot;error&quot;;[.D233]=&quot;correct&quot;); &quot;false positive&quot;; IF(AND([.C233]=&quot;correct&quot;;[.D23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class 'Arc' is not a valid classifier; witness m1019.model</text:p>
          </table:table-cell>
          <table:table-cell table:style-name="ce9" table:number-columns-repeated="1017"/>
        </table:table-row>
        <table:table-row table:style-name="ro1">
          <table:table-cell/>
          <table:table-cell office:value-type="string" calcext:value-type="string">
            <text:p>CreationofOutPatternElement_mutant48.atl</text:p>
          </table:table-cell>
          <table:table-cell table:number-columns-repeated="2" office:value-type="string" calcext:value-type="string">
            <text:p>error</text:p>
          </table:table-cell>
          <table:table-cell table:formula="of:=IF(AND([.C234]=&quot;error&quot;;[.D234]=&quot;error&quot;); &quot;true positive&quot;; IF(AND([.C234]=&quot;correct&quot;;[.D234]=&quot;correct&quot;); &quot;true negative&quot;; IF(AND([.C234]=&quot;error&quot;;[.D234]=&quot;correct&quot;); &quot;false positive&quot;; IF(AND([.C234]=&quot;correct&quot;;[.D234]=&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laceToTransArc.target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9.atl</text:p>
          </table:table-cell>
          <table:table-cell table:number-columns-repeated="2" office:value-type="string" calcext:value-type="string">
            <text:p>error</text:p>
          </table:table-cell>
          <table:table-cell table:formula="of:=IF(AND([.C235]=&quot;error&quot;;[.D235]=&quot;error&quot;); &quot;true positive&quot;; IF(AND([.C235]=&quot;correct&quot;;[.D235]=&quot;correct&quot;); &quot;true negative&quot;; IF(AND([.C235]=&quot;error&quot;;[.D235]=&quot;correct&quot;); &quot;false positive&quot;; IF(AND([.C235]=&quot;correct&quot;;[.D235]=&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ransToPlaceArc.source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5.atl</text:p>
          </table:table-cell>
          <table:table-cell table:number-columns-repeated="2" office:value-type="string" calcext:value-type="string">
            <text:p>error</text:p>
          </table:table-cell>
          <table:table-cell table:formula="of:=IF(AND([.C236]=&quot;error&quot;;[.D236]=&quot;error&quot;); &quot;true positive&quot;; IF(AND([.C236]=&quot;correct&quot;;[.D236]=&quot;correct&quot;); &quot;true negative&quot;; IF(AND([.C236]=&quot;error&quot;;[.D236]=&quot;correct&quot;); &quot;false positive&quot;; IF(AND([.C236]=&quot;correct&quot;;[.D236]=&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ype (STATICALLY_CONFIRMED) ;In rule Factory2Ne</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50.atl</text:p>
          </table:table-cell>
          <table:table-cell table:number-columns-repeated="2" office:value-type="string" calcext:value-type="string">
            <text:p>error</text:p>
          </table:table-cell>
          <table:table-cell table:formula="of:=IF(AND([.C237]=&quot;error&quot;;[.D237]=&quot;error&quot;); &quot;true positive&quot;; IF(AND([.C237]=&quot;correct&quot;;[.D237]=&quot;correct&quot;); &quot;true negative&quot;; IF(AND([.C237]=&quot;error&quot;;[.D237]=&quot;correct&quot;); &quot;false positive&quot;; IF(AND([.C237]=&quot;correct&quot;;[.D23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class 'IdentifiableElement' is not a valid classifier; witness m1019.model</text:p>
          </table:table-cell>
          <table:table-cell table:number-columns-repeated="1017"/>
        </table:table-row>
        <table:table-row table:style-name="ro1">
          <table:table-cell/>
          <table:table-cell office:value-type="string" calcext:value-type="string">
            <text:p>CreationofOutPatternElement_mutant6.atl</text:p>
          </table:table-cell>
          <table:table-cell table:number-columns-repeated="2" office:value-type="string" calcext:value-type="string">
            <text:p>error</text:p>
          </table:table-cell>
          <table:table-cell table:formula="of:=IF(AND([.C238]=&quot;error&quot;;[.D238]=&quot;error&quot;); &quot;true positive&quot;; IF(AND([.C238]=&quot;correct&quot;;[.D238]=&quot;correct&quot;); &quot;true negative&quot;; IF(AND([.C238]=&quot;error&quot;;[.D238]=&quot;correct&quot;); &quot;false positive&quot;; IF(AND([.C238]=&quot;correct&quot;;[.D238]=&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7.atl</text:p>
          </table:table-cell>
          <table:table-cell table:number-columns-repeated="2" office:value-type="string" calcext:value-type="string">
            <text:p>error</text:p>
          </table:table-cell>
          <table:table-cell table:formula="of:=IF(AND([.C239]=&quot;error&quot;;[.D239]=&quot;error&quot;); &quot;true positive&quot;; IF(AND([.C239]=&quot;correct&quot;;[.D239]=&quot;correct&quot;); &quot;true negative&quot;; IF(AND([.C239]=&quot;error&quot;;[.D239]=&quot;correct&quot;); &quot;false positive&quot;; IF(AND([.C239]=&quot;correct&quot;;[.D239]=&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8.atl</text:p>
          </table:table-cell>
          <table:table-cell table:number-columns-repeated="2" office:value-type="string" calcext:value-type="string">
            <text:p>error</text:p>
          </table:table-cell>
          <table:table-cell table:formula="of:=IF(AND([.C240]=&quot;error&quot;;[.D240]=&quot;error&quot;); &quot;true positive&quot;; IF(AND([.C240]=&quot;correct&quot;;[.D240]=&quot;correct&quot;); &quot;true negative&quot;; IF(AND([.C240]=&quot;error&quot;;[.D240]=&quot;correct&quot;); &quot;false positive&quot;; IF(AND([.C240]=&quot;correct&quot;;[.D240]=&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oTransArc.source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9.atl</text:p>
          </table:table-cell>
          <table:table-cell table:number-columns-repeated="2" office:value-type="string" calcext:value-type="string">
            <text:p>error</text:p>
          </table:table-cell>
          <table:table-cell table:formula="of:=IF(AND([.C241]=&quot;error&quot;;[.D241]=&quot;error&quot;); &quot;true positive&quot;; IF(AND([.C241]=&quot;correct&quot;;[.D241]=&quot;correct&quot;); &quot;true negative&quot;; IF(AND([.C241]=&quot;error&quot;;[.D241]=&quot;correct&quot;); &quot;false positive&quot;; IF(AND([.C241]=&quot;correct&quot;;[.D241]=&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ransToPlaceArc.target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DeletionofArgument_mutant1.atl</text:p>
          </table:table-cell>
          <table:table-cell table:number-columns-repeated="2" office:value-type="string" calcext:value-type="string">
            <text:p>error</text:p>
          </table:table-cell>
          <table:table-cell table:formula="of:=IF(AND([.C242]=&quot;error&quot;;[.D242]=&quot;error&quot;); &quot;true positive&quot;; IF(AND([.C242]=&quot;correct&quot;;[.D242]=&quot;correct&quot;); &quot;true negative&quot;; IF(AND([.C242]=&quot;error&quot;;[.D242]=&quot;correct&quot;); &quot;false positive&quot;; IF(AND([.C242]=&quot;correct&quot;;[.D24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style-name="ce5"/>
          <table:table-cell table:style-name="ce10" office:value-type="string" calcext:value-type="string">
            <text:p>DeletionofArgument_mutant10.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243]=&quot;error&quot;;[.D243]=&quot;error&quot;); &quot;true positive&quot;; IF(AND([.C243]=&quot;correct&quot;;[.D243]=&quot;correct&quot;); &quot;true negative&quot;; IF(AND([.C243]=&quot;error&quot;;[.D243]=&quot;correct&quot;); &quot;false positive&quot;; IF(AND([.C243]=&quot;correct&quot;;[.D243]=&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The transformation produces ill-typed target models.; witness m0.model</text:p>
          </table:table-cell>
          <table:table-cell table:style-name="ce10" office:value-type="string" calcext:value-type="string">
            <text:p><text:s/>***WARNING*** anATLyser raised the exception java.util.concurrent.ExecutionException: anatlyzer.atl.model.ErrorModel$NoRecoverableError: resolveT</text:p>
          </table:table-cell>
          <table:table-cell table:style-name="ce10" table:number-columns-repeated="1016"/>
        </table:table-row>
        <table:table-row table:style-name="ro1">
          <table:table-cell/>
          <table:table-cell office:value-type="string" calcext:value-type="string">
            <text:p>DeletionofArgument_mutant11.atl</text:p>
          </table:table-cell>
          <table:table-cell table:number-columns-repeated="2" office:value-type="string" calcext:value-type="string">
            <text:p>error</text:p>
          </table:table-cell>
          <table:table-cell table:formula="of:=IF(AND([.C244]=&quot;error&quot;;[.D244]=&quot;error&quot;); &quot;true positive&quot;; IF(AND([.C244]=&quot;correct&quot;;[.D244]=&quot;correct&quot;); &quot;true negative&quot;; IF(AND([.C244]=&quot;error&quot;;[.D244]=&quot;correct&quot;); &quot;false positive&quot;; IF(AND([.C244]=&quot;correct&quot;;[.D24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12.atl</text:p>
          </table:table-cell>
          <table:table-cell office:value-type="string" calcext:value-type="string">
            <text:p>correct</text:p>
          </table:table-cell>
          <table:table-cell office:value-type="string" calcext:value-type="string">
            <text:p>error</text:p>
          </table:table-cell>
          <table:table-cell table:formula="of:=IF(AND([.C245]=&quot;error&quot;;[.D245]=&quot;error&quot;); &quot;true positive&quot;; IF(AND([.C245]=&quot;correct&quot;;[.D245]=&quot;correct&quot;); &quot;true negative&quot;; IF(AND([.C245]=&quot;error&quot;;[.D245]=&quot;correct&quot;); &quot;false positive&quot;; IF(AND([.C245]=&quot;correct&quot;;[.D245]=&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3.atl</text:p>
          </table:table-cell>
          <table:table-cell office:value-type="string" calcext:value-type="string">
            <text:p>correct</text:p>
          </table:table-cell>
          <table:table-cell office:value-type="string" calcext:value-type="string">
            <text:p>error</text:p>
          </table:table-cell>
          <table:table-cell table:formula="of:=IF(AND([.C246]=&quot;error&quot;;[.D246]=&quot;error&quot;); &quot;true positive&quot;; IF(AND([.C246]=&quot;correct&quot;;[.D246]=&quot;correct&quot;); &quot;true negative&quot;; IF(AND([.C246]=&quot;error&quot;;[.D246]=&quot;correct&quot;); &quot;false positive&quot;; IF(AND([.C246]=&quot;correct&quot;;[.D246]=&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4.atl</text:p>
          </table:table-cell>
          <table:table-cell table:number-columns-repeated="2" office:value-type="string" calcext:value-type="string">
            <text:p>error</text:p>
          </table:table-cell>
          <table:table-cell table:formula="of:=IF(AND([.C247]=&quot;error&quot;;[.D247]=&quot;error&quot;); &quot;true positive&quot;; IF(AND([.C247]=&quot;correct&quot;;[.D247]=&quot;correct&quot;); &quot;true negative&quot;; IF(AND([.C247]=&quot;error&quot;;[.D247]=&quot;correct&quot;); &quot;false positive&quot;; IF(AND([.C247]=&quot;correct&quot;;[.D247]=&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4.model</text:p>
          </table:table-cell>
          <table:table-cell table:number-columns-repeated="1017"/>
        </table:table-row>
        <table:table-row table:style-name="ro1">
          <table:table-cell/>
          <table:table-cell office:value-type="string" calcext:value-type="string">
            <text:p>DeletionofArgument_mutant15.atl</text:p>
          </table:table-cell>
          <table:table-cell office:value-type="string" calcext:value-type="string">
            <text:p>correct</text:p>
          </table:table-cell>
          <table:table-cell office:value-type="string" calcext:value-type="string">
            <text:p>error</text:p>
          </table:table-cell>
          <table:table-cell table:formula="of:=IF(AND([.C248]=&quot;error&quot;;[.D248]=&quot;error&quot;); &quot;true positive&quot;; IF(AND([.C248]=&quot;correct&quot;;[.D248]=&quot;correct&quot;); &quot;true negative&quot;; IF(AND([.C248]=&quot;error&quot;;[.D248]=&quot;correct&quot;); &quot;false positive&quot;; IF(AND([.C248]=&quot;correct&quot;;[.D24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6.atl</text:p>
          </table:table-cell>
          <table:table-cell office:value-type="string" calcext:value-type="string">
            <text:p>correct</text:p>
          </table:table-cell>
          <table:table-cell office:value-type="string" calcext:value-type="string">
            <text:p>error</text:p>
          </table:table-cell>
          <table:table-cell table:formula="of:=IF(AND([.C249]=&quot;error&quot;;[.D249]=&quot;error&quot;); &quot;true positive&quot;; IF(AND([.C249]=&quot;correct&quot;;[.D249]=&quot;correct&quot;); &quot;true negative&quot;; IF(AND([.C249]=&quot;error&quot;;[.D249]=&quot;correct&quot;); &quot;false positive&quot;; IF(AND([.C249]=&quot;correct&quot;;[.D249]=&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7.atl</text:p>
          </table:table-cell>
          <table:table-cell office:value-type="string" calcext:value-type="string">
            <text:p>correct</text:p>
          </table:table-cell>
          <table:table-cell office:value-type="string" calcext:value-type="string">
            <text:p>error</text:p>
          </table:table-cell>
          <table:table-cell table:formula="of:=IF(AND([.C250]=&quot;error&quot;;[.D250]=&quot;error&quot;); &quot;true positive&quot;; IF(AND([.C250]=&quot;correct&quot;;[.D250]=&quot;correct&quot;); &quot;true negative&quot;; IF(AND([.C250]=&quot;error&quot;;[.D250]=&quot;correct&quot;); &quot;false positive&quot;; IF(AND([.C250]=&quot;correct&quot;;[.D25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8.atl</text:p>
          </table:table-cell>
          <table:table-cell office:value-type="string" calcext:value-type="string">
            <text:p>correct</text:p>
          </table:table-cell>
          <table:table-cell office:value-type="string" calcext:value-type="string">
            <text:p>error</text:p>
          </table:table-cell>
          <table:table-cell table:formula="of:=IF(AND([.C251]=&quot;error&quot;;[.D251]=&quot;error&quot;); &quot;true positive&quot;; IF(AND([.C251]=&quot;correct&quot;;[.D251]=&quot;correct&quot;); &quot;true negative&quot;; IF(AND([.C251]=&quot;error&quot;;[.D251]=&quot;correct&quot;); &quot;false positive&quot;; IF(AND([.C251]=&quot;correct&quot;;[.D251]=&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9.atl</text:p>
          </table:table-cell>
          <table:table-cell table:number-columns-repeated="2" office:value-type="string" calcext:value-type="string">
            <text:p>error</text:p>
          </table:table-cell>
          <table:table-cell table:formula="of:=IF(AND([.C252]=&quot;error&quot;;[.D252]=&quot;error&quot;); &quot;true positive&quot;; IF(AND([.C252]=&quot;correct&quot;;[.D252]=&quot;correct&quot;); &quot;true negative&quot;; IF(AND([.C252]=&quot;error&quot;;[.D252]=&quot;correct&quot;); &quot;false positive&quot;; IF(AND([.C252]=&quot;correct&quot;;[.D25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text:p>
          </table:table-cell>
          <table:table-cell office:value-type="string" calcext:value-type="string">
            <text:p>Do not know how to handle type: null; witness m100.model</text:p>
          </table:table-cell>
          <table:table-cell table:number-columns-repeated="1017"/>
        </table:table-row>
        <table:table-row table:style-name="ro1">
          <table:table-cell/>
          <table:table-cell office:value-type="string" calcext:value-type="string">
            <text:p>DeletionofArgument_mutant2.atl</text:p>
          </table:table-cell>
          <table:table-cell table:number-columns-repeated="2" office:value-type="string" calcext:value-type="string">
            <text:p>error</text:p>
          </table:table-cell>
          <table:table-cell table:formula="of:=IF(AND([.C253]=&quot;error&quot;;[.D253]=&quot;error&quot;); &quot;true positive&quot;; IF(AND([.C253]=&quot;correct&quot;;[.D253]=&quot;correct&quot;); &quot;true negative&quot;; IF(AND([.C253]=&quot;error&quot;;[.D253]=&quot;correct&quot;); &quot;false positive&quot;; IF(AND([.C253]=&quot;correct&quot;;[.D253]=&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20.atl</text:p>
          </table:table-cell>
          <table:table-cell table:number-columns-repeated="2" office:value-type="string" calcext:value-type="string">
            <text:p>error</text:p>
          </table:table-cell>
          <table:table-cell table:formula="of:=IF(AND([.C254]=&quot;error&quot;;[.D254]=&quot;error&quot;); &quot;true positive&quot;; IF(AND([.C254]=&quot;correct&quot;;[.D254]=&quot;correct&quot;); &quot;true negative&quot;; IF(AND([.C254]=&quot;error&quot;;[.D254]=&quot;correct&quot;); &quot;false positive&quot;; IF(AND([.C254]=&quot;correct&quot;;[.D25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9.model</text:p>
          </table:table-cell>
          <table:table-cell table:number-columns-repeated="1017"/>
        </table:table-row>
        <table:table-row table:style-name="ro1">
          <table:table-cell/>
          <table:table-cell office:value-type="string" calcext:value-type="string">
            <text:p>DeletionofArgument_mutant21.atl</text:p>
          </table:table-cell>
          <table:table-cell table:number-columns-repeated="2" office:value-type="string" calcext:value-type="string">
            <text:p>error</text:p>
          </table:table-cell>
          <table:table-cell table:formula="of:=IF(AND([.C255]=&quot;error&quot;;[.D255]=&quot;error&quot;); &quot;true positive&quot;; IF(AND([.C255]=&quot;correct&quot;;[.D255]=&quot;correct&quot;); &quot;true negative&quot;; IF(AND([.C255]=&quot;error&quot;;[.D255]=&quot;correct&quot;); &quot;false positive&quot;; IF(AND([.C255]=&quot;correct&quot;;[.D255]=&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Arcs (STATICALLY_CONFIRMED) ;</text:p>
          </table:table-cell>
          <table:table-cell office:value-type="string" calcext:value-type="string">
            <text:p>org.eclipse.m2m.atl.engine.emfvm.VMException <text:s text:c="2"/>at addArcs#13(factory2pn.atl[185:15-185:33]) <text:s text:c="2"/>local ; witness m1019.model</text:p>
          </table:table-cell>
          <table:table-cell table:number-columns-repeated="1017"/>
        </table:table-row>
        <table:table-row table:style-name="ro1">
          <table:table-cell/>
          <table:table-cell office:value-type="string" calcext:value-type="string">
            <text:p>DeletionofArgument_mutant22.atl</text:p>
          </table:table-cell>
          <table:table-cell office:value-type="string" calcext:value-type="string">
            <text:p>error</text:p>
          </table:table-cell>
          <table:table-cell office:value-type="string" calcext:value-type="string">
            <text:p>correct</text:p>
          </table:table-cell>
          <table:table-cell table:formula="of:=IF(AND([.C256]=&quot;error&quot;;[.D256]=&quot;error&quot;); &quot;true positive&quot;; IF(AND([.C256]=&quot;correct&quot;;[.D256]=&quot;correct&quot;); &quot;true negative&quot;; IF(AND([.C256]=&quot;error&quot;;[.D256]=&quot;correct&quot;); &quot;false positive&quot;; IF(AND([.C256]=&quot;correct&quot;;[.D256]=&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Transitions (STATICALLY_CONFIRMED) ;</text:p>
          </table:table-cell>
          <table:table-cell table:number-columns-repeated="1018"/>
        </table:table-row>
        <table:table-row table:style-name="ro1">
          <table:table-cell/>
          <table:table-cell office:value-type="string" calcext:value-type="string">
            <text:p>DeletionofArgument_mutant23.atl</text:p>
          </table:table-cell>
          <table:table-cell office:value-type="string" calcext:value-type="string">
            <text:p>error</text:p>
          </table:table-cell>
          <table:table-cell office:value-type="string" calcext:value-type="string">
            <text:p>correct</text:p>
          </table:table-cell>
          <table:table-cell table:formula="of:=IF(AND([.C257]=&quot;error&quot;;[.D257]=&quot;error&quot;); &quot;true positive&quot;; IF(AND([.C257]=&quot;correct&quot;;[.D257]=&quot;correct&quot;); &quot;true negative&quot;; IF(AND([.C257]=&quot;error&quot;;[.D257]=&quot;correct&quot;); &quot;false positive&quot;; IF(AND([.C257]=&quot;correct&quot;;[.D257]=&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Arcs (STATICALLY_CONFIRMED) ;</text:p>
          </table:table-cell>
          <table:table-cell table:number-columns-repeated="1018"/>
        </table:table-row>
        <table:table-row table:style-name="ro1">
          <table:table-cell/>
          <table:table-cell office:value-type="string" calcext:value-type="string">
            <text:p>DeletionofArgument_mutant24.atl</text:p>
          </table:table-cell>
          <table:table-cell office:value-type="string" calcext:value-type="string">
            <text:p>correct</text:p>
          </table:table-cell>
          <table:table-cell office:value-type="string" calcext:value-type="string">
            <text:p>error</text:p>
          </table:table-cell>
          <table:table-cell table:formula="of:=IF(AND([.C258]=&quot;error&quot;;[.D258]=&quot;error&quot;); &quot;true positive&quot;; IF(AND([.C258]=&quot;correct&quot;;[.D258]=&quot;correct&quot;); &quot;true negative&quot;; IF(AND([.C258]=&quot;error&quot;;[.D258]=&quot;correct&quot;); &quot;false positive&quot;; IF(AND([.C258]=&quot;correct&quot;;[.D258]=&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5.atl</text:p>
          </table:table-cell>
          <table:table-cell office:value-type="string" calcext:value-type="string">
            <text:p>correct</text:p>
          </table:table-cell>
          <table:table-cell office:value-type="string" calcext:value-type="string">
            <text:p>error</text:p>
          </table:table-cell>
          <table:table-cell table:formula="of:=IF(AND([.C259]=&quot;error&quot;;[.D259]=&quot;error&quot;); &quot;true positive&quot;; IF(AND([.C259]=&quot;correct&quot;;[.D259]=&quot;correct&quot;); &quot;true negative&quot;; IF(AND([.C259]=&quot;error&quot;;[.D259]=&quot;correct&quot;); &quot;false positive&quot;; IF(AND([.C259]=&quot;correct&quot;;[.D259]=&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6.atl</text:p>
          </table:table-cell>
          <table:table-cell office:value-type="string" calcext:value-type="string">
            <text:p>correct</text:p>
          </table:table-cell>
          <table:table-cell office:value-type="string" calcext:value-type="string">
            <text:p>error</text:p>
          </table:table-cell>
          <table:table-cell table:formula="of:=IF(AND([.C260]=&quot;error&quot;;[.D260]=&quot;error&quot;); &quot;true positive&quot;; IF(AND([.C260]=&quot;correct&quot;;[.D260]=&quot;correct&quot;); &quot;true negative&quot;; IF(AND([.C260]=&quot;error&quot;;[.D260]=&quot;correct&quot;); &quot;false positive&quot;; IF(AND([.C260]=&quot;correct&quot;;[.D260]=&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7.atl</text:p>
          </table:table-cell>
          <table:table-cell office:value-type="string" calcext:value-type="string">
            <text:p>correct</text:p>
          </table:table-cell>
          <table:table-cell office:value-type="string" calcext:value-type="string">
            <text:p>error</text:p>
          </table:table-cell>
          <table:table-cell table:formula="of:=IF(AND([.C261]=&quot;error&quot;;[.D261]=&quot;error&quot;); &quot;true positive&quot;; IF(AND([.C261]=&quot;correct&quot;;[.D261]=&quot;correct&quot;); &quot;true negative&quot;; IF(AND([.C261]=&quot;error&quot;;[.D261]=&quot;correct&quot;); &quot;false positive&quot;; IF(AND([.C261]=&quot;correct&quot;;[.D261]=&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8.atl</text:p>
          </table:table-cell>
          <table:table-cell table:number-columns-repeated="2" office:value-type="string" calcext:value-type="string">
            <text:p>error</text:p>
          </table:table-cell>
          <table:table-cell table:formula="of:=IF(AND([.C262]=&quot;error&quot;;[.D262]=&quot;error&quot;); &quot;true positive&quot;; IF(AND([.C262]=&quot;correct&quot;;[.D262]=&quot;correct&quot;); &quot;true negative&quot;; IF(AND([.C262]=&quot;error&quot;;[.D262]=&quot;correct&quot;); &quot;false positive&quot;; IF(AND([.C262]=&quot;correct&quot;;[.D26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0.model</text:p>
          </table:table-cell>
          <table:table-cell table:number-columns-repeated="1017"/>
        </table:table-row>
        <table:table-row table:style-name="ro1">
          <table:table-cell/>
          <table:table-cell office:value-type="string" calcext:value-type="string">
            <text:p>DeletionofArgument_mutant29.atl</text:p>
          </table:table-cell>
          <table:table-cell table:number-columns-repeated="2" office:value-type="string" calcext:value-type="string">
            <text:p>error</text:p>
          </table:table-cell>
          <table:table-cell table:formula="of:=IF(AND([.C263]=&quot;error&quot;;[.D263]=&quot;error&quot;); &quot;true positive&quot;; IF(AND([.C263]=&quot;correct&quot;;[.D263]=&quot;correct&quot;); &quot;true negative&quot;; IF(AND([.C263]=&quot;error&quot;;[.D263]=&quot;correct&quot;); &quot;false positive&quot;; IF(AND([.C263]=&quot;correct&quot;;[.D263]=&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Invalid p</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3.atl</text:p>
          </table:table-cell>
          <table:table-cell table:number-columns-repeated="2" office:value-type="string" calcext:value-type="string">
            <text:p>error</text:p>
          </table:table-cell>
          <table:table-cell table:formula="of:=IF(AND([.C264]=&quot;error&quot;;[.D264]=&quot;error&quot;); &quot;true positive&quot;; IF(AND([.C264]=&quot;correct&quot;;[.D264]=&quot;correct&quot;); &quot;true negative&quot;; IF(AND([.C264]=&quot;error&quot;;[.D264]=&quot;correct&quot;); &quot;false positive&quot;; IF(AND([.C264]=&quot;correct&quot;;[.D264]=&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4.atl</text:p>
          </table:table-cell>
          <table:table-cell table:number-columns-repeated="2" office:value-type="string" calcext:value-type="string">
            <text:p>error</text:p>
          </table:table-cell>
          <table:table-cell table:formula="of:=IF(AND([.C265]=&quot;error&quot;;[.D265]=&quot;error&quot;); &quot;true positive&quot;; IF(AND([.C265]=&quot;correct&quot;;[.D265]=&quot;correct&quot;); &quot;true negative&quot;; IF(AND([.C265]=&quot;error&quot;;[.D265]=&quot;correct&quot;); &quot;false positive&quot;; IF(AND([.C265]=&quot;correct&quot;;[.D265]=&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5.atl</text:p>
          </table:table-cell>
          <table:table-cell table:number-columns-repeated="2" office:value-type="string" calcext:value-type="string">
            <text:p>error</text:p>
          </table:table-cell>
          <table:table-cell table:formula="of:=IF(AND([.C266]=&quot;error&quot;;[.D266]=&quot;error&quot;); &quot;true positive&quot;; IF(AND([.C266]=&quot;correct&quot;;[.D266]=&quot;correct&quot;); &quot;true negative&quot;; IF(AND([.C266]=&quot;error&quot;;[.D266]=&quot;correct&quot;); &quot;false positive&quot;; IF(AND([.C266]=&quot;correct&quot;;[.D266]=&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6.atl</text:p>
          </table:table-cell>
          <table:table-cell office:value-type="string" calcext:value-type="string">
            <text:p>correct</text:p>
          </table:table-cell>
          <table:table-cell office:value-type="string" calcext:value-type="string">
            <text:p>error</text:p>
          </table:table-cell>
          <table:table-cell table:formula="of:=IF(AND([.C267]=&quot;error&quot;;[.D267]=&quot;error&quot;); &quot;true positive&quot;; IF(AND([.C267]=&quot;correct&quot;;[.D267]=&quot;correct&quot;); &quot;true negative&quot;; IF(AND([.C267]=&quot;error&quot;;[.D267]=&quot;correct&quot;); &quot;false positive&quot;; IF(AND([.C267]=&quot;correct&quot;;[.D267]=&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7.atl</text:p>
          </table:table-cell>
          <table:table-cell office:value-type="string" calcext:value-type="string">
            <text:p>correct</text:p>
          </table:table-cell>
          <table:table-cell office:value-type="string" calcext:value-type="string">
            <text:p>error</text:p>
          </table:table-cell>
          <table:table-cell table:formula="of:=IF(AND([.C268]=&quot;error&quot;;[.D268]=&quot;error&quot;); &quot;true positive&quot;; IF(AND([.C268]=&quot;correct&quot;;[.D268]=&quot;correct&quot;); &quot;true negative&quot;; IF(AND([.C268]=&quot;error&quot;;[.D268]=&quot;correct&quot;); &quot;false positive&quot;; IF(AND([.C268]=&quot;correct&quot;;[.D26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8.atl</text:p>
          </table:table-cell>
          <table:table-cell table:number-columns-repeated="2" office:value-type="string" calcext:value-type="string">
            <text:p>error</text:p>
          </table:table-cell>
          <table:table-cell table:formula="of:=IF(AND([.C269]=&quot;error&quot;;[.D269]=&quot;error&quot;); &quot;true positive&quot;; IF(AND([.C269]=&quot;correct&quot;;[.D269]=&quot;correct&quot;); &quot;true negative&quot;; IF(AND([.C269]=&quot;error&quot;;[.D269]=&quot;correct&quot;); &quot;false positive&quot;; IF(AND([.C269]=&quot;correct&quot;;[.D269]=&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1000.model</text:p>
          </table:table-cell>
          <table:table-cell table:number-columns-repeated="1017"/>
        </table:table-row>
        <table:table-row table:style-name="ro1">
          <table:table-cell/>
          <table:table-cell office:value-type="string" calcext:value-type="string">
            <text:p>DeletionofArgument_mutant9.atl</text:p>
          </table:table-cell>
          <table:table-cell office:value-type="string" calcext:value-type="string">
            <text:p>correct</text:p>
          </table:table-cell>
          <table:table-cell office:value-type="string" calcext:value-type="string">
            <text:p>error</text:p>
          </table:table-cell>
          <table:table-cell table:formula="of:=IF(AND([.C270]=&quot;error&quot;;[.D270]=&quot;error&quot;); &quot;true positive&quot;; IF(AND([.C270]=&quot;correct&quot;;[.D270]=&quot;correct&quot;); &quot;true negative&quot;; IF(AND([.C270]=&quot;error&quot;;[.D270]=&quot;correct&quot;); &quot;false positive&quot;; IF(AND([.C270]=&quot;correct&quot;;[.D27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office:value-type="string" calcext:value-type="string">
            <text:p>Evaluated transformations</text:p>
          </table:table-cell>
          <table:table-cell office:value-type="float" office:value="269" calcext:value-type="float">
            <text:p>269</text:p>
          </table:table-cell>
          <table:table-cell table:number-columns-repeated="1020"/>
        </table:table-row>
        <table:table-row table:style-name="ro1">
          <table:table-cell table:number-columns-repeated="2"/>
          <table:table-cell office:value-type="string" calcext:value-type="string">
            <text:p>True positives</text:p>
          </table:table-cell>
          <table:table-cell table:formula="of:=contar.si([.E2:.E270];&quot;true positive&quot;)" office:value-type="string" office:string-value="" calcext:value-type="error">
            <text:p>#NAME?</text:p>
          </table:table-cell>
          <table:table-cell table:formula="of:=concatenar(redondear([.D274]/[.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True negatives</text:p>
          </table:table-cell>
          <table:table-cell table:formula="of:=contar.si([.E2:.E270];&quot;true negative&quot;)" office:value-type="string" office:string-value="" calcext:value-type="error">
            <text:p>#NAME?</text:p>
          </table:table-cell>
          <table:table-cell table:formula="of:=concatenar(redondear([.D275]/[.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positives</text:p>
          </table:table-cell>
          <table:table-cell table:formula="of:=contar.si([.E2:.E270];&quot;false positive&quot;)" office:value-type="string" office:string-value="" calcext:value-type="error">
            <text:p>#NAME?</text:p>
          </table:table-cell>
          <table:table-cell table:formula="of:=concatenar(redondear([.D276]/[.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negatives</text:p>
          </table:table-cell>
          <table:table-cell table:formula="of:=contar.si([.E2:.E270];&quot;false negative&quot;)" office:value-type="string" office:string-value="" calcext:value-type="error">
            <text:p>#NAME?</text:p>
          </table:table-cell>
          <table:table-cell table:formula="of:=concatenar(redondear([.D277]/[.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Precision</text:p>
          </table:table-cell>
          <table:table-cell table:formula="of:=redondear([.D274]/([.D274]+[.D276]);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Recall</text:p>
          </table:table-cell>
          <table:table-cell table:formula="of:=redondear([.D274]/([.D274]+[.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ccuracy</text:p>
          </table:table-cell>
          <table:table-cell table:formula="of:=redondear(([.D274]+[.D275])/([.D274]+[.D275]+[.D276]+[.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F-score</text:p>
          </table:table-cell>
          <table:table-cell table:formula="of:=redondear((2*[.D278]*[.D279])/([.D278]+[.D279]);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natlyser exceptions</text:p>
          </table:table-cell>
          <table:table-cell table:formula="of:=[.D273]-contar.blanco([.H2:.H270])" office:value-type="string" office:string-value="" calcext:value-type="error">
            <text:p>#NAME?</text:p>
          </table:table-cell>
          <table:table-cell table:number-columns-repeated="1020"/>
        </table:table-row>
        <table:table-row table:style-name="ro1" table:number-rows-repeated="10482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8">00/00/0000</text:date>, <text:time style:data-style-name="N2" text:time-value="06:32:38.4829449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5-12-08T07:27:56.655752078</dc:date>
    <dc:creator>jesus </dc:creator>
    <meta:editing-duration>PT7H21M21S</meta:editing-duration>
    <meta:editing-cycles>28</meta:editing-cycles>
    <meta:document-statistic meta:table-count="1" meta:cell-count="1509" meta:object-count="0"/>
  </office:meta>
</office:document-meta>
</file>